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calcext="urn:org:documentfoundation:names:experimental:calc:xmlns:calcext:1.0" xmlns:formx="urn:openoffice:names:experimental:ooxml-odf-interop:xmlns:form:1.0" xmlns:css3t="http://www.w3.org/TR/css3-text/" office:version="1.2">
  <office:scripts/>
  <office:font-face-decls>
    <style:font-face style:name="NimbusRomNo9L-Regu" svg:font-family="NimbusRomNo9L-Regu"/>
    <style:font-face style:name="F" svg:font-family="" style:font-family-generic="roman"/>
    <style:font-face style:name="TimesNewRoman" svg:font-family="TimesNew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20" style:family="table-column">
      <style:table-column-properties fo:break-before="auto" style:column-width="2.258cm"/>
    </style:style>
    <style:style style:name="co21" style:family="table-column">
      <style:table-column-properties fo:break-before="auto" style:column-width="1.843cm"/>
    </style:style>
    <style:style style:name="co22" style:family="table-column">
      <style:table-column-properties fo:break-before="auto" style:column-width="3.787cm"/>
    </style:style>
    <style:style style:name="co23" style:family="table-column">
      <style:table-column-properties fo:break-before="auto" style:column-width="2.267cm"/>
    </style:style>
    <style:style style:name="co5" style:family="table-column">
      <style:table-column-properties fo:break-before="auto" style:column-width="0.607cm"/>
    </style:style>
    <style:style style:name="co6" style:family="table-column">
      <style:table-column-properties fo:break-before="auto" style:column-width="6.668cm"/>
    </style:style>
    <style:style style:name="co7" style:family="table-column">
      <style:table-column-properties fo:break-before="auto" style:column-width="1.796cm"/>
    </style:style>
    <style:style style:name="co8" style:family="table-column">
      <style:table-column-properties fo:break-before="auto" style:column-width="14.822cm"/>
    </style:style>
    <style:style style:name="co9" style:family="table-column">
      <style:table-column-properties fo:break-before="auto" style:column-width="1.609cm"/>
    </style:style>
    <style:style style:name="co10" style:family="table-column">
      <style:table-column-properties fo:break-before="auto" style:column-width="2.951cm"/>
    </style:style>
    <style:style style:name="co11" style:family="table-column">
      <style:table-column-properties fo:break-before="auto" style:column-width="6.017cm"/>
    </style:style>
    <style:style style:name="co12" style:family="table-column">
      <style:table-column-properties fo:break-before="auto" style:column-width="5.258cm"/>
    </style:style>
    <style:style style:name="co13" style:family="table-column">
      <style:table-column-properties fo:break-before="auto" style:column-width="10.825cm"/>
    </style:style>
    <style:style style:name="co14" style:family="table-column">
      <style:table-column-properties fo:break-before="auto" style:column-width="4.556cm"/>
    </style:style>
    <style:style style:name="co15" style:family="table-column">
      <style:table-column-properties fo:break-before="auto" style:column-width="4.228cm"/>
    </style:style>
    <style:style style:name="co16" style:family="table-column">
      <style:table-column-properties fo:break-before="auto" style:column-width="7.631cm"/>
    </style:style>
    <style:style style:name="co17" style:family="table-column">
      <style:table-column-properties fo:break-before="auto" style:column-width="8.685cm"/>
    </style:style>
    <style:style style:name="co18" style:family="table-column">
      <style:table-column-properties fo:break-before="auto" style:column-width="4.156cm"/>
    </style:style>
    <style:style style:name="co19" style:family="table-column">
      <style:table-column-properties fo:break-before="auto" style:column-width="3.886cm"/>
    </style:style>
    <style:style style:name="co24" style:family="table-column">
      <style:table-column-properties fo:break-before="auto" style:column-width="4.517cm"/>
    </style:style>
    <style:style style:name="co25" style:family="table-column">
      <style:table-column-properties fo:break-before="auto" style:column-width="3.842cm"/>
    </style:style>
    <style:style style:name="co26" style:family="table-column">
      <style:table-column-properties fo:break-before="auto" style:column-width="3.798cm"/>
    </style:style>
    <style:style style:name="co27" style:family="table-column">
      <style:table-column-properties fo:break-before="auto" style:column-width="5.412cm"/>
    </style:style>
    <style:style style:name="ro18" style:family="table-row">
      <style:table-row-properties style:row-height="0.496cm" fo:break-before="auto" style:use-optimal-row-height="true"/>
    </style:style>
    <style:style style:name="ro2" style:family="table-row">
      <style:table-row-properties style:row-height="1cm" fo:break-before="auto" style:use-optimal-row-height="true"/>
    </style:style>
    <style:style style:name="ro3" style:family="table-row">
      <style:table-row-properties style:row-height="1.005cm" fo:break-before="auto" style:use-optimal-row-height="false"/>
    </style:style>
    <style:style style:name="ro4" style:family="table-row">
      <style:table-row-properties style:row-height="1.395cm" fo:break-before="auto" style:use-optimal-row-height="true"/>
    </style:style>
    <style:style style:name="ro5" style:family="table-row">
      <style:table-row-properties style:row-height="0.947cm" fo:break-before="auto" style:use-optimal-row-height="true"/>
    </style:style>
    <style:style style:name="ro6" style:family="table-row">
      <style:table-row-properties style:row-height="1.842cm" fo:break-before="auto" style:use-optimal-row-height="true"/>
    </style:style>
    <style:style style:name="ro7" style:family="table-row">
      <style:table-row-properties style:row-height="0.99cm" fo:break-before="auto" style:use-optimal-row-height="false"/>
    </style:style>
    <style:style style:name="ro8" style:family="table-row">
      <style:table-row-properties style:row-height="2.29cm" fo:break-before="auto" style:use-optimal-row-height="true"/>
    </style:style>
    <style:style style:name="ro9" style:family="table-row">
      <style:table-row-properties style:row-height="2.738cm" fo:break-before="auto" style:use-optimal-row-height="true"/>
    </style:style>
    <style:style style:name="ro10" style:family="table-row">
      <style:table-row-properties style:row-height="3.184cm" fo:break-before="auto" style:use-optimal-row-height="true"/>
    </style:style>
    <style:style style:name="ro11" style:family="table-row">
      <style:table-row-properties style:row-height="3.027cm" fo:break-before="auto" style:use-optimal-row-height="true"/>
    </style:style>
    <style:style style:name="ro12" style:family="table-row">
      <style:table-row-properties style:row-height="2.039cm" fo:break-before="auto" style:use-optimal-row-height="true"/>
    </style:style>
    <style:style style:name="ro13" style:family="table-row">
      <style:table-row-properties style:row-height="2.533cm" fo:break-before="auto" style:use-optimal-row-height="true"/>
    </style:style>
    <style:style style:name="ro14" style:family="table-row">
      <style:table-row-properties style:row-height="1.545cm" fo:break-before="auto" style:use-optimal-row-height="true"/>
    </style:style>
    <style:style style:name="ro15" style:family="table-row">
      <style:table-row-properties style:row-height="4.015cm" fo:break-before="auto" style:use-optimal-row-height="true"/>
    </style:style>
    <style:style style:name="ro16" style:family="table-row">
      <style:table-row-properties style:row-height="3.521cm" fo:break-before="auto" style:use-optimal-row-height="true"/>
    </style:style>
    <style:style style:name="ro17" style:family="table-row">
      <style:table-row-properties style:row-height="1.466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5000" number:language="en" number:country="US">
      <number:number number:min-integer-digits="1"/>
    </number:number-style>
    <number:text-style style:name="N5100" number:language="en" number:country="US">
      <number:text-content/>
    </number:text-style>
    <style:style style:name="ce2" style:family="table-cell" style:parent-style-name="Default" style:data-style-name="N5100">
      <style:table-cell-properties style:text-align-source="fix" style:repeat-content="false" fo:wrap-option="wrap" style:vertical-align="top"/>
      <style:paragraph-properties fo:text-align="start" fo:margin-left="0cm"/>
      <style:text-properties fo:language="en" fo:country="US"/>
    </style:style>
    <style:style style:name="ce26" style:family="table-cell" style:parent-style-name="Default">
      <style:text-properties fo:font-weight="bold" style:font-weight-asian="bold" style:font-weight-complex="bold"/>
    </style:style>
    <style:style style:name="ce3" style:family="table-cell" style:parent-style-name="Default" style:data-style-name="N5100">
      <style:table-cell-properties style:text-align-source="fix" style:repeat-content="false" fo:wrap-option="wrap" style:vertical-align="top"/>
      <style:paragraph-properties fo:text-align="start"/>
      <style:text-properties fo:language="en" fo:country="US"/>
    </style:style>
    <style:style style:name="ce5" style:family="table-cell" style:parent-style-name="Default" style:data-style-name="N5100">
      <style:table-cell-properties fo:border-bottom="0.002cm solid #000000" fo:background-color="#e6e6e6" style:text-align-source="fix" style:repeat-content="false" fo:wrap-option="wrap" fo:border-left="none" fo:border-right="none" fo:border-top="0.002cm solid #000000" style:vertical-align="bottom"/>
      <style:paragraph-properties fo:text-align="start"/>
      <style:text-properties fo:language="en" fo:country="US" fo:font-weight="bold" style:font-weight-asian="bold" style:font-weight-complex="bold"/>
    </style:style>
    <style:style style:name="ce6" style:family="table-cell" style:parent-style-name="Default" style:data-style-name="N5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7" style:family="table-cell" style:parent-style-name="Default" style:data-style-name="N5100">
      <style:table-cell-properties fo:background-color="#3deb3d" style:text-align-source="fix" style:repeat-content="false" fo:wrap-option="wrap" style:vertical-align="top"/>
      <style:paragraph-properties fo:text-align="start" fo:margin-left="0cm"/>
      <style:text-properties fo:language="en" fo:country="US"/>
    </style:style>
    <style:style style:name="ce8" style:family="table-cell" style:parent-style-name="Default" style:data-style-name="N5100">
      <style:table-cell-properties style:text-align-source="fix" style:repeat-content="false" fo:background-color="transparent" fo:wrap-option="wrap" style:vertical-align="top"/>
      <style:paragraph-properties fo:text-align="start"/>
      <style:text-properties fo:language="en" fo:country="US"/>
    </style:style>
    <style:style style:name="ce9" style:family="table-cell" style:parent-style-name="Default" style:data-style-name="N5100">
      <style:table-cell-properties fo:background-color="#94bd5e" style:text-align-source="fix" style:repeat-content="false" fo:wrap-option="wrap" style:vertical-align="top"/>
      <style:paragraph-properties fo:text-align="start" fo:margin-left="0cm"/>
      <style:text-properties fo:language="en" fo:country="US"/>
    </style:style>
    <style:style style:name="ce10" style:family="table-cell" style:parent-style-name="Default" style:data-style-name="N5100">
      <style:table-cell-properties fo:background-color="#3deb3d" style:text-align-source="fix" style:repeat-content="false" fo:wrap-option="wrap" style:vertical-align="top"/>
      <style:paragraph-properties fo:text-align="start"/>
      <style:text-properties fo:language="en" fo:country="US"/>
    </style:style>
    <style:style style:name="ce11" style:family="table-cell" style:parent-style-name="Default" style:data-style-name="N5100">
      <style:table-cell-properties fo:background-color="#94bd5e" style:text-align-source="fix" style:repeat-content="false" fo:wrap-option="wrap" style:vertical-align="top"/>
      <style:paragraph-properties fo:text-align="start"/>
      <style:text-properties fo:language="en" fo:country="US"/>
    </style:style>
    <style:style style:name="ce12"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0.002cm solid #000000" style:direction="ltr" fo:border-right="none"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3" style:family="table-cell" style:parent-style-name="Default" style:data-style-name="N100">
      <style:table-cell-properties style:glyph-orientation-vertical="0" fo:border-bottom="none" style:diagonal-bl-tr="none" style:diagonal-tl-br="none" style:text-align-source="fix" style:repeat-content="false" fo:wrap-option="wrap" fo:border-left="0.002cm solid #000000" style:direction="ltr" fo:border-right="none" style:rotation-angle="0" style:rotation-align="none" style:shrink-to-fit="false" fo:border-top="none" style:vertical-align="top"/>
      <style:paragraph-properties fo:text-align="start" fo:margin-left="0cm" style:writing-mode="page"/>
    </style:style>
    <style:style style:name="ce14"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0.002cm solid #000000" style:direction="ltr" fo:border-right="none" style:rotation-angle="0" style:rotation-align="none" style:shrink-to-fit="false" fo:border-top="none" style:vertical-align="top"/>
      <style:paragraph-properties fo:text-align="start" fo:margin-left="0cm" style:writing-mode="page"/>
    </style:style>
    <style:style style:name="ce15"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002cm solid #000000" style:direction="ltr" fo:border-right="none" style:rotation-angle="0" style:rotation-align="none" style:shrink-to-fit="false" fo:border-top="none" style:vertical-align="top"/>
      <style:paragraph-properties fo:text-align="start" fo:margin-left="0cm" style:writing-mode="page"/>
    </style:style>
    <style:style style:name="ce16"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0.002cm solid #000000" style:direction="ltr" fo:border-right="none" style:rotation-angle="0" style:rotation-align="none" style:shrink-to-fit="false" fo:border-top="none" style:vertical-align="top"/>
      <style:paragraph-properties fo:text-align="start" fo:margin-left="0cm" style:writing-mode="page"/>
    </style:style>
    <style:style style:name="ce17"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none" style:direction="ltr" fo:border-right="0.002cm solid #000000"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8"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19"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none" style:direction="ltr" fo:border-right="0.002cm solid #000000"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map style:condition="cell-content()=&quot;X&quot;" style:apply-style-name="Untitled1" style:base-cell-address="Sheet1.H32"/>
    </style:style>
    <style:style style:name="ce20"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map style:condition="cell-content()=&quot;X&quot;" style:apply-style-name="Untitled1" style:base-cell-address="Sheet1.H32"/>
    </style:style>
    <style:style style:name="ce21"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map style:condition="cell-content()=&quot;X&quot;" style:apply-style-name="Untitled1" style:base-cell-address="Sheet1.H32"/>
    </style:style>
    <style:style style:name="ce22"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map style:condition="cell-content()=&quot;X&quot;" style:apply-style-name="Untitled1" style:base-cell-address="Sheet1.H32"/>
    </style:style>
    <style:style style:name="ce23"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24" style:family="table-cell" style:parent-style-name="Default" style:data-style-name="N5100">
      <style:table-cell-properties style:text-align-source="fix" style:repeat-content="false" fo:wrap-option="wrap" style:vertical-align="top"/>
      <style:paragraph-properties fo:text-align="start"/>
      <style:text-properties fo:language="en" fo:country="US"/>
      <style:map style:condition="cell-content()=&quot;X&quot;" style:apply-style-name="Untitled1" style:base-cell-address="Sheet1.H32"/>
    </style:style>
    <style:style style:name="ce25" style:family="table-cell" style:parent-style-name="Default" style:data-style-name="N5000">
      <style:table-cell-properties style:text-align-source="fix" style:repeat-content="false" fo:wrap-option="wrap" style:vertical-align="top"/>
      <style:paragraph-properties fo:text-align="start"/>
      <style:text-properties fo:language="en" fo:country="US"/>
    </style:style>
    <style:style style:name="ce27" style:family="table-cell" style:parent-style-name="Default" style:data-style-name="N5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28" style:family="table-cell" style:parent-style-name="Default" style:data-style-name="N5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T1" style:family="text">
      <style:text-properties fo:language="en" fo:country="US"/>
    </style:style>
    <style:style style:name="T2" style:family="text">
      <style:text-properties style:font-name="NimbusRomNo9L-Regu" fo:font-size="10pt" style:font-name-asian="NimbusRomNo9L-Regu" style:font-size-asian="10pt" style:font-name-complex="NimbusRomNo9L-Regu"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24"/>
        <table:table-column table:style-name="co13" table:default-cell-style-name="ce3"/>
        <table:table-column table:style-name="co10"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4" table:default-cell-style-name="ce3"/>
        <table:table-column table:style-name="co25" table:default-cell-style-name="ce3"/>
        <table:table-column table:style-name="co26" table:default-cell-style-name="ce3"/>
        <table:table-column table:style-name="co27" table:default-cell-style-name="ce3"/>
        <table:table-column table:style-name="co20" table:number-columns-repeated="1000" table:default-cell-style-name="ce3"/>
        <table:table-row table:style-name="ro2">
          <table:table-cell table:style-name="ce5"/>
          <table:table-cell table:style-name="ce5" office:value-type="string">
            <text:p>Author</text:p>
          </table:table-cell>
          <table:table-cell table:style-name="ce5" office:value-type="string">
            <text:p>Year</text:p>
          </table:table-cell>
          <table:table-cell table:style-name="ce5" office:value-type="string">
            <text:p>Title</text:p>
          </table:table-cell>
          <table:table-cell table:style-name="ce5" office:value-type="string">
            <text:p>Include</text:p>
          </table:table-cell>
          <table:table-cell table:style-name="ce12" office:value-type="string">
            <text:p>Include (Maria)</text:p>
          </table:table-cell>
          <table:table-cell table:style-name="ce17" office:value-type="string">
            <text:p>Suggestion</text:p>
          </table:table-cell>
          <table:table-cell table:style-name="ce19" office:value-type="string">
            <text:p>Resolution</text:p>
          </table:table-cell>
          <table:table-cell table:style-name="ce17" office:value-type="string">
            <text:p>Reason (Maria)</text:p>
          </table:table-cell>
          <table:table-cell table:style-name="ce5" office:value-type="string">
            <text:p>Reason</text:p>
          </table:table-cell>
          <table:table-cell table:style-name="ce5" office:value-type="string">
            <text:p>Agile sw dev</text:p>
          </table:table-cell>
          <table:table-cell table:style-name="ce5" office:value-type="string">
            <text:p>Study type</text:p>
          </table:table-cell>
          <table:table-cell table:style-name="ce5" office:value-type="string">
            <text:p>Transformation</text:p>
          </table:table-cell>
          <table:table-cell table:style-name="ce5" office:value-type="string">
            <text:p>Large scale</text:p>
          </table:table-cell>
          <table:table-cell table:style-name="ce5" office:value-type="string">
            <text:p>Time of transformation</text:p>
          </table:table-cell>
          <table:table-cell table:style-name="ce5" office:value-type="string">
            <text:p>Company</text:p>
          </table:table-cell>
          <table:table-cell table:style-name="ce5" office:value-type="string">
            <text:p>Business area</text:p>
          </table:table-cell>
          <table:table-cell table:style-name="ce5" office:value-type="string">
            <text:p>Initial state</text:p>
          </table:table-cell>
          <table:table-cell table:style-name="ce5" office:value-type="string">
            <text:p>Agile methods</text:p>
          </table:table-cell>
          <table:table-cell table:style-name="ce5" office:value-type="string">
            <text:p>Notes</text:p>
          </table:table-cell>
          <table:table-cell table:style-name="ce5" table:number-columns-repeated="1000"/>
        </table:table-row>
        <table:table-row table:style-name="ro3">
          <table:table-cell table:style-name="ce2"/>
          <table:table-cell office:value-type="string">
            <text:p>Abdelnour-Nocera, J.a &amp; Sharp, H.b</text:p>
          </table:table-cell>
          <table:table-cell table:style-name="ce6" office:value-type="float" office:value="2012">
            <text:p>2012</text:p>
          </table:table-cell>
          <table:table-cell office:value-type="string">
            <text:p>Understanding conflicts in agile adoption through technological frames</text:p>
          </table:table-cell>
          <table:table-cell table:style-name="ce2" office:value-type="string">
            <text:p>Missing</text:p>
          </table:table-cell>
          <table:table-cell table:style-name="ce13"/>
          <table:table-cell table:style-name="ce18"/>
          <table:table-cell table:style-name="ce20"/>
          <table:table-cell table:style-name="ce18"/>
          <table:table-cell table:style-name="ce2" table:number-columns-repeated="1011"/>
        </table:table-row>
        <table:table-row table:style-name="ro4">
          <table:table-cell table:style-name="ce2" office:value-type="string">
            <text:p>X</text:p>
          </table:table-cell>
          <table:table-cell table:style-name="ce2" office:value-type="string">
            <text:p>Abdelnour-Nocera, Jose &amp; Sharp, Helen</text:p>
          </table:table-cell>
          <table:table-cell table:style-name="ce2" office:value-type="float" office:value="2008">
            <text:p>2008</text:p>
          </table:table-cell>
          <table:table-cell table:style-name="ce2" office:value-type="string">
            <text:p>Adopting agile in a large organisation</text:p>
          </table:table-cell>
          <table:table-cell table:style-name="ce7" office:value-type="string">
            <text:p>X</text:p>
          </table:table-cell>
          <table:table-cell table:style-name="ce14" office:value-type="string">
            <text:p>X</text:p>
          </table:table-cell>
          <table:table-cell table:style-name="ce18"/>
          <table:table-cell table:style-name="ce20"/>
          <table:table-cell table:style-name="ce18"/>
          <table:table-cell table:style-name="ce2"/>
          <table:table-cell table:style-name="ce2" office:value-type="string">
            <text:p>IT service company</text:p>
          </table:table-cell>
          <table:table-cell table:style-name="ce2" office:value-type="string">
            <text:p>Case study. Process documented.</text:p>
          </table:table-cell>
          <table:table-cell table:style-name="ce2" office:value-type="string">
            <text:p>The transformation process is not mentioned. Viewpoints of the agile implementation are mentioned</text:p>
          </table:table-cell>
          <table:table-cell table:style-name="ce2" office:value-type="string">
            <text:p>7500 developers. Agile adoption studied in one project. It seems that there are many teams involved.</text:p>
          </table:table-cell>
          <table:table-cell table:style-name="ce2" table:number-columns-repeated="1006"/>
        </table:table-row>
        <table:table-row table:style-name="ro5">
          <table:table-cell table:style-name="ce2" office:value-type="string">
            <text:p>X</text:p>
          </table:table-cell>
          <table:table-cell table:style-name="ce2" office:value-type="string">
            <text:p>Atlas, A.</text:p>
          </table:table-cell>
          <table:table-cell table:style-name="ce2" office:value-type="float" office:value="2009">
            <text:p>2009</text:p>
          </table:table-cell>
          <table:table-cell table:style-name="ce2" office:value-type="string">
            <text:p>Accidental Adoption: The Story of Scrum at Amazon.com</text:p>
          </table:table-cell>
          <table:table-cell table:style-name="ce7" office:value-type="string">
            <text:p>X</text:p>
          </table:table-cell>
          <table:table-cell table:style-name="ce14" office:value-type="string">
            <text:p>X</text:p>
          </table:table-cell>
          <table:table-cell table:style-name="ce18"/>
          <table:table-cell table:style-name="ce20"/>
          <table:table-cell table:style-name="ce18"/>
          <table:table-cell table:style-name="ce2"/>
          <table:table-cell table:style-name="ce2" office:value-type="string">
            <text:p>Amazon.com</text:p>
          </table:table-cell>
          <table:table-cell table:style-name="ce2" office:value-type="string">
            <text:p>Personal experience report</text:p>
          </table:table-cell>
          <table:table-cell table:style-name="ce2" office:value-type="string">
            <text:p>The transformation process and its stages are discussed.</text:p>
          </table:table-cell>
          <table:table-cell table:style-name="ce2" office:value-type="string">
            <text:p>Several teams mentioned, and 200 scrum masters. Precise figures are not presented.</text:p>
          </table:table-cell>
          <table:table-cell table:style-name="ce2"/>
          <table:table-cell table:style-name="ce2" office:value-type="string">
            <text:p>Amazon.com</text:p>
          </table:table-cell>
          <table:table-cell table:style-name="ce2" table:number-columns-repeated="1004"/>
        </table:table-row>
        <table:table-row table:style-name="ro6">
          <table:table-cell table:style-name="ce2" office:value-type="string">
            <text:p>X</text:p>
          </table:table-cell>
          <table:table-cell table:style-name="ce2" office:value-type="string">
            <text:p>Babuscio, J.</text:p>
          </table:table-cell>
          <table:table-cell table:style-name="ce2" office:value-type="float" office:value="2009">
            <text:p>2009</text:p>
          </table:table-cell>
          <table:table-cell table:style-name="ce2" office:value-type="string">
            <text:p>How the FBI Learned to Catch Bad Guys One Iteration at a Time</text:p>
          </table:table-cell>
          <table:table-cell table:style-name="ce8" office:value-type="string">
            <text:p>?</text:p>
          </table:table-cell>
          <table:table-cell table:style-name="ce15" office:value-type="string">
            <text:p>?</text:p>
          </table:table-cell>
          <table:table-cell table:style-name="ce18"/>
          <table:table-cell table:style-name="ce20" office:value-type="string">
            <text:p>Exclude. 5 developers at start, talk of ”one team”. Would have required a 10 fold increase for inclusion.</text:p>
          </table:table-cell>
          <table:table-cell table:style-name="ce18"/>
          <table:table-cell table:style-name="ce2" office:value-type="string">
            <text:p>Size unclear</text:p>
          </table:table-cell>
          <table:table-cell table:style-name="ce2" office:value-type="string">
            <text:p>A sw company contracting for FBI</text:p>
          </table:table-cell>
          <table:table-cell table:style-name="ce2" office:value-type="string">
            <text:p>Personal experience report</text:p>
          </table:table-cell>
          <table:table-cell table:style-name="ce2" office:value-type="string">
            <text:p>The transformation process and its stages are discussed.</text:p>
          </table:table-cell>
          <table:table-cell table:style-name="ce2" office:value-type="string">
            <text:p>Mid-sized technology services company. One ”team” focused. It remains unclear how large scale shows.</text:p>
          </table:table-cell>
          <table:table-cell table:style-name="ce2" table:number-columns-repeated="1006"/>
        </table:table-row>
        <table:table-row table:style-name="ro4">
          <table:table-cell table:style-name="ce2" office:value-type="string">
            <text:p>X</text:p>
          </table:table-cell>
          <table:table-cell table:style-name="ce2" office:value-type="string">
            <text:p>Bahli, B. &amp; Zeid, E.S.A.</text:p>
          </table:table-cell>
          <table:table-cell table:style-name="ce2" office:value-type="float" office:value="2005">
            <text:p>2005</text:p>
          </table:table-cell>
          <table:table-cell table:style-name="ce2" office:value-type="string">
            <text:p>The role of knowledge creation in adopting extreme programming model: an empirical study</text:p>
          </table:table-cell>
          <table:table-cell office:value-type="string">
            <text:p>-</text:p>
          </table:table-cell>
          <table:table-cell table:style-name="ce13" office:value-type="string">
            <text:p>Hyl.</text:p>
          </table:table-cell>
          <table:table-cell table:style-name="ce18"/>
          <table:table-cell table:style-name="ce20"/>
          <table:table-cell table:style-name="ce18"/>
          <table:table-cell table:style-name="ce2" office:value-type="string">
            <text:p><text:span text:style-name="T1">Seems</text:span> like one team</text:p>
          </table:table-cell>
          <table:table-cell table:style-name="ce2" office:value-type="string">
            <text:p>A sw development company. Focus on knowledge creation.</text:p>
          </table:table-cell>
          <table:table-cell table:style-name="ce2" office:value-type="string">
            <text:p>Case study. Process documented.</text:p>
          </table:table-cell>
          <table:table-cell table:style-name="ce2" office:value-type="string">
            <text:p>Brief discussion on the transformation process.</text:p>
          </table:table-cell>
          <table:table-cell table:style-name="ce2" office:value-type="string">
            <text:p>Evidence on many teams: there are several managers. Talk about one ”team”. ”One site” was studied.</text:p>
          </table:table-cell>
          <table:table-cell table:style-name="ce2"/>
          <table:table-cell table:style-name="ce2" office:value-type="string">
            <text:p>Anonymous</text:p>
          </table:table-cell>
          <table:table-cell table:style-name="ce2" table:number-columns-repeated="1004"/>
        </table:table-row>
        <table:table-row table:style-name="ro4">
          <table:table-cell table:style-name="ce2" office:value-type="string">
            <text:p>X</text:p>
          </table:table-cell>
          <table:table-cell table:style-name="ce2" office:value-type="string">
            <text:p>Bang, T.J.</text:p>
          </table:table-cell>
          <table:table-cell table:style-name="ce2" office:value-type="float" office:value="2007">
            <text:p>2007</text:p>
          </table:table-cell>
          <table:table-cell table:style-name="ce2" office:value-type="string">
            <text:p>Introducing agile methods into a project organisation</text:p>
          </table:table-cell>
          <table:table-cell table:style-name="ce9" office:value-type="string">
            <text:p>?</text:p>
          </table:table-cell>
          <table:table-cell table:style-name="ce16" office:value-type="string">
            <text:p>?</text:p>
          </table:table-cell>
          <table:table-cell table:style-name="ce18"/>
          <table:table-cell table:style-name="ce21" office:value-type="string">
            <text:p>Include, there are transf. viewpoints discussed</text:p>
          </table:table-cell>
          <table:table-cell table:style-name="ce18"/>
          <table:table-cell table:style-name="ce2" office:value-type="string">
            <text:p>Lacks transformation</text:p>
          </table:table-cell>
          <table:table-cell table:style-name="ce2" office:value-type="string">
            <text:p>IT and management consulting. Unified Process as method</text:p>
          </table:table-cell>
          <table:table-cell table:style-name="ce2" office:value-type="string">
            <text:p>Personal experience report. Presented as bullet points.</text:p>
          </table:table-cell>
          <table:table-cell table:style-name="ce2" office:value-type="string">
            <text:p>Some reasons for change presented. Lessons learned.</text:p>
          </table:table-cell>
          <table:table-cell table:style-name="ce2" office:value-type="string">
            <text:p>160 employees</text:p>
          </table:table-cell>
          <table:table-cell table:style-name="ce2" office:value-type="string">
            <text:p>2003-</text:p>
          </table:table-cell>
          <table:table-cell table:style-name="ce2" office:value-type="string">
            <text:p>BEKK consulting</text:p>
          </table:table-cell>
          <table:table-cell table:style-name="ce2" table:number-columns-repeated="1004"/>
        </table:table-row>
        <table:table-row table:style-name="ro4">
          <table:table-cell table:style-name="ce2" office:value-type="string">
            <text:p>X</text:p>
          </table:table-cell>
          <table:table-cell table:style-name="ce2" office:value-type="string">
            <text:p>Beavers, P.A.</text:p>
          </table:table-cell>
          <table:table-cell table:style-name="ce2" office:value-type="float" office:value="2007">
            <text:p>2007</text:p>
          </table:table-cell>
          <table:table-cell table:style-name="ce2" office:value-type="string">
            <text:p>Managing a Large ``Agile'' Software Engineering Organization</text:p>
          </table:table-cell>
          <table:table-cell table:style-name="ce7" office:value-type="string">
            <text:p>X</text:p>
          </table:table-cell>
          <table:table-cell table:style-name="ce14" office:value-type="string">
            <text:p>X</text:p>
          </table:table-cell>
          <table:table-cell table:style-name="ce18"/>
          <table:table-cell table:style-name="ce20"/>
          <table:table-cell table:style-name="ce18"/>
          <table:table-cell table:style-name="ce2"/>
          <table:table-cell table:style-name="ce2" office:value-type="string">
            <text:p>SW company</text:p>
          </table:table-cell>
          <table:table-cell table:style-name="ce2" office:value-type="string">
            <text:p>Personal experience report</text:p>
          </table:table-cell>
          <table:table-cell table:style-name="ce2" office:value-type="string">
            <text:p>Narrative description of the transformation process. Quite detailed depicting of the process.</text:p>
          </table:table-cell>
          <table:table-cell table:style-name="ce2" office:value-type="string">
            <text:p>200 engineers, 4 locations. 10 individual Scrum teams on a project.</text:p>
          </table:table-cell>
          <table:table-cell table:style-name="ce2" office:value-type="string">
            <text:p>9/2004-</text:p>
          </table:table-cell>
          <table:table-cell table:style-name="ce2" office:value-type="string">
            <text:p>BMC Software</text:p>
          </table:table-cell>
          <table:table-cell table:style-name="ce2" office:value-type="string">
            <text:p>Distributed Systems Management business unit</text:p>
          </table:table-cell>
          <table:table-cell table:style-name="ce2"/>
          <table:table-cell table:style-name="ce2" office:value-type="string">
            <text:p>Scrum</text:p>
          </table:table-cell>
          <table:table-cell table:style-name="ce2" table:number-columns-repeated="1001"/>
        </table:table-row>
        <table:table-row table:style-name="ro5">
          <table:table-cell table:style-name="ce2" office:value-type="string">
            <text:p>X</text:p>
          </table:table-cell>
          <table:table-cell table:style-name="ce2" office:value-type="string">
            <text:p>Benefield, G.</text:p>
          </table:table-cell>
          <table:table-cell table:style-name="ce2" office:value-type="float" office:value="2008">
            <text:p>2008</text:p>
          </table:table-cell>
          <table:table-cell table:style-name="ce2" office:value-type="string">
            <text:p>Rolling Out Agile in a Large Enterprise</text:p>
          </table:table-cell>
          <table:table-cell table:style-name="ce7" office:value-type="string">
            <text:p>X</text:p>
          </table:table-cell>
          <table:table-cell table:style-name="ce14" office:value-type="string">
            <text:p>X</text:p>
          </table:table-cell>
          <table:table-cell table:style-name="ce18"/>
          <table:table-cell table:style-name="ce20"/>
          <table:table-cell table:style-name="ce18"/>
          <table:table-cell table:style-name="ce2"/>
          <table:table-cell table:style-name="ce2" office:value-type="string">
            <text:p>SW company</text:p>
          </table:table-cell>
          <table:table-cell table:style-name="ce2" office:value-type="string">
            <text:p>Personal experience report</text:p>
          </table:table-cell>
          <table:table-cell table:style-name="ce2" office:value-type="string">
            <text:p>Description of the transformation process. Lessons learned.</text:p>
          </table:table-cell>
          <table:table-cell table:style-name="ce2" office:value-type="string">
            <text:p>25 scrum teams at the end of 2005. 150 agile teams at the end of the report.</text:p>
          </table:table-cell>
          <table:table-cell table:style-name="ce2" office:value-type="string">
            <text:p>11/2004-</text:p>
            <text:p>Pilot 2/2005</text:p>
          </table:table-cell>
          <table:table-cell table:style-name="ce2" office:value-type="string">
            <text:p>Yahoo!</text:p>
          </table:table-cell>
          <table:table-cell table:style-name="ce2" office:value-type="string">
            <text:p>Online services</text:p>
          </table:table-cell>
          <table:table-cell table:style-name="ce2"/>
          <table:table-cell table:style-name="ce2" office:value-type="string">
            <text:p>Scrum, Lean</text:p>
          </table:table-cell>
          <table:table-cell table:style-name="ce2" table:number-columns-repeated="1001"/>
        </table:table-row>
        <table:table-row table:style-name="ro4">
          <table:table-cell table:style-name="ce2" office:value-type="string">
            <text:p>X</text:p>
          </table:table-cell>
          <table:table-cell table:style-name="ce2" office:value-type="string">
            <text:p>Berczuk, Steve &amp; Lv, Yi</text:p>
          </table:table-cell>
          <table:table-cell table:style-name="ce2" office:value-type="float" office:value="2010">
            <text:p>2010</text:p>
          </table:table-cell>
          <table:table-cell table:style-name="ce2" office:value-type="string">
            <text:p>We're All in This Together</text:p>
          </table:table-cell>
          <table:table-cell table:style-name="ce7" office:value-type="string">
            <text:p>X</text:p>
          </table:table-cell>
          <table:table-cell table:style-name="ce14" office:value-type="string">
            <text:p>X</text:p>
          </table:table-cell>
          <table:table-cell table:style-name="ce18"/>
          <table:table-cell table:style-name="ce20"/>
          <table:table-cell table:style-name="ce18"/>
          <table:table-cell table:style-name="ce2"/>
          <table:table-cell table:style-name="ce2" office:value-type="string">
            <text:p>SW company</text:p>
          </table:table-cell>
          <table:table-cell table:style-name="ce2" office:value-type="string">
            <text:p>Interview</text:p>
          </table:table-cell>
          <table:table-cell table:style-name="ce2" office:value-type="string">
            <text:p>Description of reasons, some of the transformation process, and lessons learned.</text:p>
          </table:table-cell>
          <table:table-cell table:style-name="ce2" office:value-type="string">
            <text:p>500+ person product organization. Interviewee head of 100 person department. Many Scrum masters.</text:p>
          </table:table-cell>
          <table:table-cell table:style-name="ce2" office:value-type="string">
            <text:p>2005 Scrum pilots</text:p>
            <text:p>2007 entire organization</text:p>
          </table:table-cell>
          <table:table-cell table:style-name="ce2" office:value-type="string">
            <text:p>Nokia Networks</text:p>
          </table:table-cell>
          <table:table-cell table:style-name="ce2" table:number-columns-repeated="2"/>
          <table:table-cell table:style-name="ce2" office:value-type="string">
            <text:p>Rapid Application Development</text:p>
          </table:table-cell>
          <table:table-cell table:style-name="ce2" table:number-columns-repeated="1001"/>
        </table:table-row>
        <table:table-row table:style-name="ro6">
          <table:table-cell table:style-name="ce2" office:value-type="string">
            <text:p>X</text:p>
          </table:table-cell>
          <table:table-cell table:style-name="ce2" office:value-type="string">
            <text:p>Berger, H.a &amp; Beynon-Davies, P.b</text:p>
          </table:table-cell>
          <table:table-cell table:style-name="ce2" office:value-type="float" office:value="2009">
            <text:p>2009</text:p>
          </table:table-cell>
          <table:table-cell table:style-name="ce2" office:value-type="string">
            <text:p>The utility of rapid application development in large-scale, complex projects</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There is no organizational transformation, the size: £10 million, a projected time frame of 2–3 years and a core project team of more than 50</text:p>
          </table:table-cell>
          <table:table-cell table:style-name="ce2" office:value-type="string">
            <text:p>There is no organizational transformation</text:p>
          </table:table-cell>
          <table:table-cell table:style-name="ce2" office:value-type="string">
            <text:p>IT department in a government agency</text:p>
          </table:table-cell>
          <table:table-cell table:style-name="ce2" office:value-type="string">
            <text:p>Theory and studies in four different cases. Very ”scientific” process.</text:p>
          </table:table-cell>
          <table:table-cell table:style-name="ce2" office:value-type="string">
            <text:p>Project based viewpoint. ”Agility” implemented as a new twist in the project plan, as opposed to a change in organizational culture.</text:p>
          </table:table-cell>
          <table:table-cell table:style-name="ce2" office:value-type="string">
            <text:p>Core project team of more than 50 persons</text:p>
          </table:table-cell>
          <table:table-cell table:style-name="ce2" office:value-type="string">
            <text:p>-</text:p>
          </table:table-cell>
          <table:table-cell table:style-name="ce2" office:value-type="string">
            <text:p>CAP Management Division</text:p>
          </table:table-cell>
          <table:table-cell table:style-name="ce2" office:value-type="string">
            <text:p>Government</text:p>
          </table:table-cell>
          <table:table-cell table:style-name="ce2"/>
          <table:table-cell table:style-name="ce2" office:value-type="string">
            <text:p>Rapid Application Development</text:p>
          </table:table-cell>
          <table:table-cell table:style-name="ce2" table:number-columns-repeated="1001"/>
        </table:table-row>
        <table:table-row table:style-name="ro4">
          <table:table-cell table:style-name="ce2" office:value-type="string">
            <text:p>X</text:p>
          </table:table-cell>
          <table:table-cell table:style-name="ce2" office:value-type="string">
            <text:p>Block, M.</text:p>
          </table:table-cell>
          <table:table-cell table:style-name="ce2" office:value-type="float" office:value="2011">
            <text:p>2011</text:p>
          </table:table-cell>
          <table:table-cell table:style-name="ce2" office:value-type="string">
            <text:p>Evolving to Agile: A Story of Agile Adoption at a Small SaaS Company</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The organization is not large: The company has grown to nearly 50 employees</text:p>
          </table:table-cell>
          <table:table-cell table:style-name="ce2" office:value-type="string">
            <text:p>The organization is not large</text:p>
          </table:table-cell>
          <table:table-cell table:style-name="ce2" office:value-type="string">
            <text:p>SW company</text:p>
          </table:table-cell>
          <table:table-cell table:style-name="ce2" office:value-type="string">
            <text:p>Personal experience report</text:p>
          </table:table-cell>
          <table:table-cell table:style-name="ce2" office:value-type="string">
            <text:p>Viewpoints on different issues encountered.</text:p>
          </table:table-cell>
          <table:table-cell table:style-name="ce2" office:value-type="string">
            <text:p>50 employees</text:p>
          </table:table-cell>
          <table:table-cell table:style-name="ce2" office:value-type="string">
            <text:p>2008-</text:p>
          </table:table-cell>
          <table:table-cell table:style-name="ce2" office:value-type="string">
            <text:p>IASTA</text:p>
          </table:table-cell>
          <table:table-cell table:style-name="ce2" office:value-type="string">
            <text:p>-</text:p>
          </table:table-cell>
          <table:table-cell table:style-name="ce2" office:value-type="string">
            <text:p>Ad hoc process</text:p>
          </table:table-cell>
          <table:table-cell table:style-name="ce2" office:value-type="string">
            <text:p>Scrum</text:p>
          </table:table-cell>
          <table:table-cell table:style-name="ce2" table:number-columns-repeated="1001"/>
        </table:table-row>
        <table:table-row table:style-name="ro4">
          <table:table-cell office:value-type="string">
            <text:p>X</text:p>
          </table:table-cell>
          <table:table-cell office:value-type="string">
            <text:p>Boelsterli, B.</text:p>
          </table:table-cell>
          <table:table-cell table:style-name="ce6" office:value-type="float" office:value="2003">
            <text:p>2003</text:p>
          </table:table-cell>
          <table:table-cell office:value-type="string">
            <text:p>Iteration advocate/iteration transition meeting: small sampling of new agile techniques used at a major telecommunications firm</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Koko jää epäselväksi, luultavasti riittävä, transitio jää epämääräiseksi, mistä lähdetään, lopputila: kerätty eri Agile käytäntöjä. Ei kerrota oikein transitiosta, vaan käytännöistä.</text:p>
          </table:table-cell>
          <table:table-cell office:value-type="string">
            <text:p>Transformation not discussed</text:p>
          </table:table-cell>
          <table:table-cell office:value-type="string">
            <text:p>SW company. Using “agile with value-adds” in a non-agile environment</text:p>
          </table:table-cell>
          <table:table-cell office:value-type="string">
            <text:p>Personal experience report</text:p>
          </table:table-cell>
          <table:table-cell office:value-type="string">
            <text:p>Transformation not discussed. More focus on how iteration coordination is handled.</text:p>
          </table:table-cell>
          <table:table-cell office:value-type="string">
            <text:p>275 immediate contributors, over 3,000</text:p>
            <text:p>supportive contributors</text:p>
          </table:table-cell>
          <table:table-cell office:value-type="string">
            <text:p>11/2001 – 7/2002 -</text:p>
            <text:p>2/2002 pilots</text:p>
            <text:p>4/2002 majority</text:p>
          </table:table-cell>
          <table:table-cell office:value-type="string">
            <text:p>Anonymous</text:p>
          </table:table-cell>
          <table:table-cell office:value-type="string">
            <text:p>Telecommunications</text:p>
          </table:table-cell>
          <table:table-cell office:value-type="string">
            <text:p>Waterfall</text:p>
          </table:table-cell>
          <table:table-cell office:value-type="string">
            <text:p>Multiple mixed:</text:p>
            <text:p>Scrum, FDD, TDD, XP</text:p>
          </table:table-cell>
          <table:table-cell table:number-columns-repeated="1001"/>
        </table:table-row>
        <table:table-row table:style-name="ro4">
          <table:table-cell office:value-type="string">
            <text:p>X</text:p>
          </table:table-cell>
          <table:table-cell office:value-type="string">
            <text:p>Bosch, J. &amp; Bosch-Sijtsema, P.M.</text:p>
          </table:table-cell>
          <table:table-cell table:style-name="ce6" office:value-type="float" office:value="2011">
            <text:p>2011</text:p>
          </table:table-cell>
          <table:table-cell office:value-type="string">
            <text:p>Introducing agile customer-centered development in a legacy software product line</text:p>
          </table:table-cell>
          <table:table-cell office:value-type="string">
            <text:p>?</text:p>
          </table:table-cell>
          <table:table-cell table:style-name="ce13" office:value-type="string">
            <text:p>Hyl</text:p>
          </table:table-cell>
          <table:table-cell table:style-name="ce18"/>
          <table:table-cell table:style-name="ce20" office:value-type="string">
            <text:p>Exceluded, no insights for transform process</text:p>
          </table:table-cell>
          <table:table-cell table:style-name="ce18" office:value-type="string">
            <text:p>Ei kerro transformaatiosta, <text:s/>(on iso)</text:p>
          </table:table-cell>
          <table:table-cell office:value-type="string">
            <text:p>Transformation not discussed</text:p>
          </table:table-cell>
          <table:table-cell office:value-type="string">
            <text:p>SW company</text:p>
          </table:table-cell>
          <table:table-cell office:value-type="string">
            <text:p>Case study. Process documented.</text:p>
          </table:table-cell>
          <table:table-cell office:value-type="string">
            <text:p>Reasons to change, benefits, and the new model are presented. Transformation process is not discussed.</text:p>
          </table:table-cell>
          <table:table-cell office:value-type="string">
            <text:p>Fortune 1000, 10 business units. 100 people in multiple locations</text:p>
          </table:table-cell>
          <table:table-cell office:value-type="string">
            <text:p>2009-</text:p>
            <text:p>Interviews in 2010</text:p>
          </table:table-cell>
          <table:table-cell office:value-type="string">
            <text:p>Inuit</text:p>
          </table:table-cell>
          <table:table-cell office:value-type="string">
            <text:p>Finance-</text:p>
            <text:p>and accounting-related solutions</text:p>
          </table:table-cell>
          <table:table-cell office:value-type="string">
            <text:p>Coordination overhead, slowness, bad quality</text:p>
          </table:table-cell>
          <table:table-cell office:value-type="string">
            <text:p>Customized</text:p>
          </table:table-cell>
          <table:table-cell office:value-type="string">
            <text:p>See some references [5], [15], [16]. Discussion on agile problems</text:p>
          </table:table-cell>
          <table:table-cell table:number-columns-repeated="1000"/>
        </table:table-row>
        <table:table-row table:style-name="ro7">
          <table:table-cell office:value-type="string">
            <text:p>X</text:p>
          </table:table-cell>
          <table:table-cell office:value-type="string">
            <text:p>Brechner, E.</text:p>
          </table:table-cell>
          <table:table-cell table:style-name="ce6" office:value-type="float" office:value="2005">
            <text:p>2005</text:p>
          </table:table-cell>
          <table:table-cell office:value-type="string">
            <text:p>Journey of enlightenment: the evolution of development at Microsoft</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Ei kerro transformaatiosta</text:p>
          </table:table-cell>
          <table:table-cell office:value-type="string">
            <text:p>Transformation not discussed</text:p>
          </table:table-cell>
          <table:table-cell office:value-type="string">
            <text:p>SW company</text:p>
          </table:table-cell>
          <table:table-cell office:value-type="string">
            <text:p>Company presentation</text:p>
          </table:table-cell>
          <table:table-cell office:value-type="string">
            <text:p>Transformation and agile is not discussed, but rather the company itself.</text:p>
          </table:table-cell>
          <table:table-cell table:number-columns-repeated="2"/>
          <table:table-cell office:value-type="string">
            <text:p>Microsoft</text:p>
          </table:table-cell>
          <table:table-cell office:value-type="string">
            <text:p>Operating systems</text:p>
          </table:table-cell>
          <table:table-cell office:value-type="string">
            <text:p>Not that much waterfall</text:p>
          </table:table-cell>
          <table:table-cell office:value-type="string">
            <text:p>-</text:p>
          </table:table-cell>
          <table:table-cell table:number-columns-repeated="1001"/>
        </table:table-row>
        <table:table-row table:style-name="ro4">
          <table:table-cell office:value-type="string">
            <text:p>X</text:p>
          </table:table-cell>
          <table:table-cell office:value-type="string">
            <text:p>Brown, A.W.</text:p>
          </table:table-cell>
          <table:table-cell table:style-name="ce6" office:value-type="float" office:value="2011">
            <text:p>2011</text:p>
          </table:table-cell>
          <table:table-cell office:value-type="string">
            <text:p>A case study in agile-at-scale delivery</text:p>
          </table:table-cell>
          <table:table-cell table:style-name="ce10" office:value-type="string">
            <text:p>X</text:p>
          </table:table-cell>
          <table:table-cell table:style-name="ce14" office:value-type="string">
            <text:p>X</text:p>
          </table:table-cell>
          <table:table-cell table:style-name="ce18"/>
          <table:table-cell table:style-name="ce20"/>
          <table:table-cell table:style-name="ce18" office:value-type="string">
            <text:p>Hyvä.</text:p>
          </table:table-cell>
          <table:table-cell/>
          <table:table-cell office:value-type="string">
            <text:p>SW development organization</text:p>
          </table:table-cell>
          <table:table-cell office:value-type="string">
            <text:p>Experience report, company presentation</text:p>
          </table:table-cell>
          <table:table-cell office:value-type="string">
            <text:p>Reasons for change and delivery process presented. Transformation is discussed.</text:p>
          </table:table-cell>
          <table:table-cell office:value-type="string">
            <text:p>$350M annual for new solution development. Currently 300 people. Next year 500 people and 60 teams.</text:p>
          </table:table-cell>
          <table:table-cell office:value-type="string">
            <text:p>-</text:p>
          </table:table-cell>
          <table:table-cell office:value-type="string">
            <text:p>ABC Bank</text:p>
          </table:table-cell>
          <table:table-cell office:value-type="string">
            <text:p>Banking</text:p>
          </table:table-cell>
          <table:table-cell/>
          <table:table-cell office:value-type="string">
            <text:p>Scrum, UP, XP.</text:p>
            <text:p>Own delivery method</text:p>
          </table:table-cell>
          <table:table-cell table:number-columns-repeated="1001"/>
        </table:table-row>
        <table:table-row table:style-name="ro7">
          <table:table-cell office:value-type="string">
            <text:p>X</text:p>
          </table:table-cell>
          <table:table-cell office:value-type="string">
            <text:p>Burkhardt, R.a &amp; Gruhn, V.b</text:p>
          </table:table-cell>
          <table:table-cell table:style-name="ce6" office:value-type="float" office:value="2004">
            <text:p>2004</text:p>
          </table:table-cell>
          <table:table-cell office:value-type="string">
            <text:p>Agile Software Engineering: A New System for an Expanding Business Model at SCHUFA</text:p>
          </table:table-cell>
          <table:table-cell office:value-type="string">
            <text:p>-</text:p>
          </table:table-cell>
          <table:table-cell table:style-name="ce13" office:value-type="string">
            <text:p>Hyl?</text:p>
          </table:table-cell>
          <table:table-cell table:style-name="ce18"/>
          <table:table-cell table:style-name="ce20" office:value-type="string">
            <text:p>Exclude. Only presenting the current model.</text:p>
          </table:table-cell>
          <table:table-cell table:style-name="ce18" office:value-type="string">
            <text:p>Koko jää epäselväksi, luultavasti liian pieni</text:p>
          </table:table-cell>
          <table:table-cell office:value-type="string">
            <text:p>No transform or agile</text:p>
          </table:table-cell>
          <table:table-cell office:value-type="string">
            <text:p>SW division. Agile unclear.</text:p>
          </table:table-cell>
          <table:table-cell office:value-type="string">
            <text:p>Experience report</text:p>
          </table:table-cell>
          <table:table-cell office:value-type="string">
            <text:p>Transformation not mentioned. Only the current process is explained.</text:p>
          </table:table-cell>
          <table:table-cell table:number-columns-repeated="2" office:value-type="string">
            <text:p>-</text:p>
          </table:table-cell>
          <table:table-cell office:value-type="string">
            <text:p>SCHUFA (IT division)</text:p>
          </table:table-cell>
          <table:table-cell office:value-type="string">
            <text:p>-</text:p>
          </table:table-cell>
          <table:table-cell office:value-type="string">
            <text:p>Heavy weight processes</text:p>
          </table:table-cell>
          <table:table-cell office:value-type="string">
            <text:p>-</text:p>
          </table:table-cell>
          <table:table-cell table:number-columns-repeated="1001"/>
        </table:table-row>
        <table:table-row table:style-name="ro4">
          <table:table-cell office:value-type="string">
            <text:p>X</text:p>
          </table:table-cell>
          <table:table-cell office:value-type="string">
            <text:p>Börjesson, A.a c d e f; Martinsson, F.b &amp; Timmer̊s, M.b</text:p>
          </table:table-cell>
          <table:table-cell table:style-name="ce6" office:value-type="float" office:value="2006">
            <text:p>2006</text:p>
          </table:table-cell>
          <table:table-cell office:value-type="string">
            <text:p>Agile improvement practices in software organizations</text:p>
          </table:table-cell>
          <table:table-cell office:value-type="string">
            <text:p>?</text:p>
          </table:table-cell>
          <table:table-cell table:style-name="ce13" office:value-type="string">
            <text:p>Hyl?</text:p>
          </table:table-cell>
          <table:table-cell table:style-name="ce18"/>
          <table:table-cell table:style-name="ce20" office:value-type="string">
            <text:p>Exclude. Focus on tool use in CR rather than transform of organization</text:p>
          </table:table-cell>
          <table:table-cell table:style-name="ce18" office:value-type="string">
            <text:p>Keskittyy pelkkään change-request handling</text:p>
          </table:table-cell>
          <table:table-cell office:value-type="string">
            <text:p>Personal view on transform. Agile unclear.</text:p>
          </table:table-cell>
          <table:table-cell office:value-type="string">
            <text:p>SW unit. Agile unclear.</text:p>
          </table:table-cell>
          <table:table-cell office:value-type="string">
            <text:p>Action research</text:p>
          </table:table-cell>
          <table:table-cell office:value-type="string">
            <text:p>Focus on change agents / champions. Transformation as the business of change agents.</text:p>
          </table:table-cell>
          <table:table-cell office:value-type="string">
            <text:p>500 employees. 6 software improvement team members.</text:p>
          </table:table-cell>
          <table:table-cell office:value-type="string">
            <text:p>2003-</text:p>
          </table:table-cell>
          <table:table-cell office:value-type="string">
            <text:p>Ericsson AB Gothenburg</text:p>
          </table:table-cell>
          <table:table-cell office:value-type="string">
            <text:p>3G mobile networks</text:p>
          </table:table-cell>
          <table:table-cell/>
          <table:table-cell office:value-type="string">
            <text:p>Agile manifesto</text:p>
          </table:table-cell>
          <table:table-cell table:number-columns-repeated="1001"/>
        </table:table-row>
        <table:table-row table:style-name="ro6">
          <table:table-cell office:value-type="string">
            <text:p>X</text:p>
          </table:table-cell>
          <table:table-cell office:value-type="string">
            <text:p>Chung, Mun-Wai &amp; Drummond, B.</text:p>
          </table:table-cell>
          <table:table-cell table:style-name="ce6" office:value-type="float" office:value="2009">
            <text:p>2009</text:p>
          </table:table-cell>
          <table:table-cell office:value-type="string">
            <text:p>Agile at Yahoo! From the Trenches</text:p>
          </table:table-cell>
          <table:table-cell table:style-name="ce10" office:value-type="string">
            <text:p>X</text:p>
          </table:table-cell>
          <table:table-cell table:style-name="ce14" office:value-type="string">
            <text:p>X</text:p>
          </table:table-cell>
          <table:table-cell table:style-name="ce18"/>
          <table:table-cell table:style-name="ce20"/>
          <table:table-cell table:style-name="ce18"/>
          <table:table-cell/>
          <table:table-cell office:value-type="string">
            <text:p>SW company</text:p>
          </table:table-cell>
          <table:table-cell office:value-type="string">
            <text:p>Experience report</text:p>
          </table:table-cell>
          <table:table-cell office:value-type="string">
            <text:p>Thorough discussion of the transformation stages.</text:p>
          </table:table-cell>
          <table:table-cell office:value-type="string">
            <text:p>150 development teams using Scrum in 2007</text:p>
          </table:table-cell>
          <table:table-cell office:value-type="string">
            <text:p>2004: process problems. 2005: management in. 2006-07: high rate of agile </text:p>
          </table:table-cell>
          <table:table-cell office:value-type="string">
            <text:p>Yahoo!</text:p>
          </table:table-cell>
          <table:table-cell office:value-type="string">
            <text:p>Online services</text:p>
          </table:table-cell>
          <table:table-cell office:value-type="string">
            <text:p>Waterfall, with gates. Also “city-states”.</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Chung, Mun-Wai; Nugroho, S. &amp; Unson, J.F.</text:p>
          </table:table-cell>
          <table:table-cell table:style-name="ce6" office:value-type="float" office:value="2008">
            <text:p>2008</text:p>
          </table:table-cell>
          <table:table-cell office:value-type="string">
            <text:p>Tidal Wave: The Games Transformation</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Kertoo vain yhdestä tiimistä, joka kylläkin Yahoo:lla</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process is discussed.</text:p>
          </table:table-cell>
          <table:table-cell office:value-type="string">
            <text:p>Talk about “one team”.</text:p>
          </table:table-cell>
          <table:table-cell office:value-type="string">
            <text:p>End of 2005 – 2007 -</text:p>
          </table:table-cell>
          <table:table-cell office:value-type="string">
            <text:p>Yahoo!</text:p>
          </table:table-cell>
          <table:table-cell/>
          <table:table-cell office:value-type="string">
            <text:p>Waterfall, mixing ad-hoc.</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Cloke, G.</text:p>
          </table:table-cell>
          <table:table-cell table:style-name="ce6" office:value-type="float" office:value="2007">
            <text:p>2007</text:p>
          </table:table-cell>
          <table:table-cell office:value-type="string">
            <text:p>GET YOUR AGILE FREAK ON! Agile Adoption at Yahoo! Music</text:p>
          </table:table-cell>
          <table:table-cell table:style-name="ce8" office:value-type="string">
            <text:p>?</text:p>
          </table:table-cell>
          <table:table-cell table:style-name="ce15" office:value-type="string">
            <text:p>X?</text:p>
          </table:table-cell>
          <table:table-cell table:style-name="ce18"/>
          <table:table-cell table:style-name="ce22" office:value-type="string">
            <text:p>Initially exclude. There is an image with only 3 Scrum teams, and 1 support team.</text:p>
          </table:table-cell>
          <table:table-cell table:style-name="ce18" office:value-type="string">
            <text:p>Koosta ei täyttä varmuutta</text:p>
          </table:table-cell>
          <table:table-cell office:value-type="string">
            <text:p>Unclear whether large</text:p>
          </table:table-cell>
          <table:table-cell office:value-type="string">
            <text:p>SW company</text:p>
          </table:table-cell>
          <table:table-cell office:value-type="string">
            <text:p>Experience report</text:p>
          </table:table-cell>
          <table:table-cell office:value-type="string">
            <text:p>Transformations are discussed.</text:p>
          </table:table-cell>
          <table:table-cell office:value-type="string">
            <text:p>Talk about “the Music team”. There still is “Music Program Management Office”. Diagram with 3 virtual teams, but connections to many “groups”.</text:p>
          </table:table-cell>
          <table:table-cell/>
          <table:table-cell office:value-type="string">
            <text:p>Yahoo! Music</text:p>
          </table:table-cell>
          <table:table-cell/>
          <table:table-cell office:value-type="string">
            <text:p>Enforced top-down, heavy-weight, BDUF, 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Clutterbuck, Peter</text:p>
          </table:table-cell>
          <table:table-cell table:style-name="ce6" office:value-type="float" office:value="2009">
            <text:p>2009</text:p>
          </table:table-cell>
          <table:table-cell office:value-type="string">
            <text:p>A Risk Management Investigation of SME Adoption of Agile Method Information System Development</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Liian pieni</text:p>
          </table:table-cell>
          <table:table-cell office:value-type="string">
            <text:p>Not large</text:p>
          </table:table-cell>
          <table:table-cell/>
          <table:table-cell office:value-type="string">
            <text:p>Case study. Process documented.</text:p>
          </table:table-cell>
          <table:table-cell office:value-type="string">
            <text:p>Not described</text:p>
          </table:table-cell>
          <table:table-cell office:value-type="string">
            <text:p>8 person team</text:p>
          </table:table-cell>
          <table:table-cell table:number-columns-repeated="4"/>
          <table:table-cell office:value-type="string">
            <text:p>Scrum and XP combined</text:p>
          </table:table-cell>
          <table:table-cell office:value-type="string">
            <text:p>see (Fitzgerald 2006), (Borjesson et al 2006) </text:p>
          </table:table-cell>
          <table:table-cell table:number-columns-repeated="1000"/>
        </table:table-row>
        <table:table-row table:style-name="ro7">
          <table:table-cell office:value-type="string">
            <text:p>X</text:p>
          </table:table-cell>
          <table:table-cell office:value-type="string">
            <text:p>Cohan, S.</text:p>
          </table:table-cell>
          <table:table-cell table:style-name="ce6" office:value-type="float" office:value="2007">
            <text:p>2007</text:p>
          </table:table-cell>
          <table:table-cell office:value-type="string">
            <text:p>Successful Integration of Agile Development Techniques within DISA</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liian pieni</text:p>
          </table:table-cell>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process is described</text:p>
          </table:table-cell>
          <table:table-cell office:value-type="string">
            <text:p>Talk about “the team”. 20 developers</text:p>
          </table:table-cell>
          <table:table-cell office:value-type="string">
            <text:p>Early 2004</text:p>
          </table:table-cell>
          <table:table-cell office:value-type="string">
            <text:p>Pragmatics</text:p>
          </table:table-cell>
          <table:table-cell office:value-type="string">
            <text:p>Government / DoD DISA</text:p>
          </table:table-cell>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Cohn, M. &amp; Ford, D.</text:p>
          </table:table-cell>
          <table:table-cell table:style-name="ce6" office:value-type="float" office:value="2003">
            <text:p>2003</text:p>
          </table:table-cell>
          <table:table-cell office:value-type="string">
            <text:p>Introducing an agile process to an organization</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ei empirical case study, vaan yleistä kokemusta</text:p>
          </table:table-cell>
          <table:table-cell office:value-type="string">
            <text:p>Not a case study</text:p>
          </table:table-cell>
          <table:table-cell/>
          <table:table-cell office:value-type="string">
            <text:p>Summarizing of experiences</text:p>
          </table:table-cell>
          <table:table-cell table:number-columns-repeated="7"/>
          <table:table-cell office:value-type="string">
            <text:p>Included in background</text:p>
          </table:table-cell>
          <table:table-cell table:number-columns-repeated="1000"/>
        </table:table-row>
        <table:table-row table:style-name="ro4">
          <table:table-cell office:value-type="string">
            <text:p>X</text:p>
          </table:table-cell>
          <table:table-cell office:value-type="string">
            <text:p>Cowan, C.L.</text:p>
          </table:table-cell>
          <table:table-cell table:style-name="ce6" office:value-type="float" office:value="2011">
            <text:p>2011</text:p>
          </table:table-cell>
          <table:table-cell office:value-type="string">
            <text:p>When the VP is a Scrum Master, You Hit the Ground Running</text:p>
          </table:table-cell>
          <table:table-cell table:style-name="ce11" office:value-type="string">
            <text:p>?+</text:p>
          </table:table-cell>
          <table:table-cell table:style-name="ce16" office:value-type="string">
            <text:p>X</text:p>
          </table:table-cell>
          <table:table-cell table:style-name="ce18" office:value-type="string">
            <text:p>Tämä mukaan, sillä on transformaatio</text:p>
          </table:table-cell>
          <table:table-cell table:style-name="ce21" office:value-type="string">
            <text:p>Include. Seems large, 200 sprints per year equals 8 teams with 25 sprints.</text:p>
          </table:table-cell>
          <table:table-cell table:style-name="ce18" office:value-type="string">
            <text:p>Unisys Iso ja hajautettu organisaatio, vaikka kokoa ei suoraan kerrota</text:p>
          </table:table-cell>
          <table:table-cell office:value-type="string">
            <text:p>Looks good, size unspecific</text:p>
          </table:table-cell>
          <table:table-cell office:value-type="string">
            <text:p>SW company</text:p>
          </table:table-cell>
          <table:table-cell office:value-type="string">
            <text:p>Personal experience report</text:p>
          </table:table-cell>
          <table:table-cell office:value-type="string">
            <text:p>Transformation process is described</text:p>
          </table:table-cell>
          <table:table-cell office:value-type="string">
            <text:p>4 geographies. Several teams. Many scrum masters with many teams.</text:p>
          </table:table-cell>
          <table:table-cell office:value-type="string">
            <text:p>Early 2010-2011</text:p>
          </table:table-cell>
          <table:table-cell office:value-type="string">
            <text:p>Unisys Cloud Engineering</text:p>
          </table:table-cell>
          <table:table-cell office:value-type="string">
            <text:p>-</text:p>
          </table:table-cell>
          <table:table-cell office:value-type="string">
            <text:p>Waterfall</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Dubinsky, Y.a; Hazzan, O.b &amp; Keren, A.c</text:p>
          </table:table-cell>
          <table:table-cell table:style-name="ce6" office:value-type="float" office:value="2005">
            <text:p>2005</text:p>
          </table:table-cell>
          <table:table-cell office:value-type="string">
            <text:p>Introducing extreme programming into a software project at the Israeli Air Force</text:p>
          </table:table-cell>
          <table:table-cell table:style-name="ce11" office:value-type="string">
            <text:p>-</text:p>
          </table:table-cell>
          <table:table-cell table:style-name="ce16" office:value-type="string">
            <text:p>X?</text:p>
          </table:table-cell>
          <table:table-cell table:style-name="ce18"/>
          <table:table-cell table:style-name="ce21" office:value-type="string">
            <text:p>Include. Provides some insighe when combined with Dubinsky 2006</text:p>
          </table:table-cell>
          <table:table-cell table:style-name="ce18" office:value-type="string">
            <text:p>Israeli Air Force, 60 hengen projektiin XP, mutta artikkeli kertoo vain 10 hengelle pidetystä workshopista</text:p>
          </table:table-cell>
          <table:table-cell office:value-type="string">
            <text:p>No transformation</text:p>
          </table:table-cell>
          <table:table-cell office:value-type="string">
            <text:p>SW development organization</text:p>
          </table:table-cell>
          <table:table-cell office:value-type="string">
            <text:p>Experience report</text:p>
          </table:table-cell>
          <table:table-cell office:value-type="string">
            <text:p>Transformation in one project. Results present developers' viewpoints after an introductory workshop.</text:p>
          </table:table-cell>
          <table:table-cell office:value-type="string">
            <text:p>60 developers and testers</text:p>
          </table:table-cell>
          <table:table-cell/>
          <table:table-cell office:value-type="string">
            <text:p>Israeli Air Force</text:p>
          </table:table-cell>
          <table:table-cell office:value-type="string">
            <text:p>Military</text:p>
          </table:table-cell>
          <table:table-cell/>
          <table:table-cell office:value-type="string">
            <text:p>XP</text:p>
          </table:table-cell>
          <table:table-cell table:number-columns-repeated="1001"/>
        </table:table-row>
        <table:table-row table:style-name="ro4">
          <table:table-cell office:value-type="string">
            <text:p>X</text:p>
          </table:table-cell>
          <table:table-cell office:value-type="string">
            <text:p>Dubinsky, Yael; Hazzan, Orit; Talby, David &amp; Keren, Arie</text:p>
          </table:table-cell>
          <table:table-cell table:style-name="ce6" office:value-type="float" office:value="2006">
            <text:p>2006</text:p>
          </table:table-cell>
          <table:table-cell office:value-type="string">
            <text:p>System analysis and design in a large-scale software project: The case of transition to agile development</text:p>
          </table:table-cell>
          <table:table-cell table:style-name="ce11" office:value-type="string">
            <text:p>?</text:p>
          </table:table-cell>
          <table:table-cell table:style-name="ce16" office:value-type="string">
            <text:p>X</text:p>
          </table:table-cell>
          <table:table-cell table:style-name="ce18" office:value-type="string">
            <text:p>Onko transformaatiota?</text:p>
          </table:table-cell>
          <table:table-cell table:style-name="ce21" office:value-type="string">
            <text:p>Include. There are some before/after insights.</text:p>
          </table:table-cell>
          <table:table-cell table:style-name="ce18" office:value-type="string">
            <text:p>Israeli Air Force, 80 hengen projekti, mutta keskittyy vain system analysis and design</text:p>
          </table:table-cell>
          <table:table-cell office:value-type="string">
            <text:p>Results are somewhat unrelated </text:p>
          </table:table-cell>
          <table:table-cell office:value-type="string">
            <text:p>SW development organization</text:p>
          </table:table-cell>
          <table:table-cell office:value-type="string">
            <text:p>Case study.</text:p>
          </table:table-cell>
          <table:table-cell office:value-type="string">
            <text:p>The transformation process described briefly. Results include comparison between initial state and agile.</text:p>
          </table:table-cell>
          <table:table-cell office:value-type="string">
            <text:p>About 80 system engineers, system analysts,</text:p>
            <text:p>developers and testers</text:p>
          </table:table-cell>
          <table:table-cell/>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1001"/>
        </table:table-row>
        <table:table-row table:style-name="ro4">
          <table:table-cell office:value-type="string">
            <text:p>X</text:p>
          </table:table-cell>
          <table:table-cell office:value-type="string">
            <text:p>Dubinsky, Yael; Hazzan, Orit; Talby, David &amp; Keren, Arie</text:p>
          </table:table-cell>
          <table:table-cell table:style-name="ce6" office:value-type="float" office:value="2008">
            <text:p>2008</text:p>
          </table:table-cell>
          <table:table-cell office:value-type="string">
            <text:p>Agile system analysis and design</text:p>
          </table:table-cell>
          <table:table-cell table:style-name="ce8" office:value-type="string">
            <text:p>-</text:p>
          </table:table-cell>
          <table:table-cell table:style-name="ce15" office:value-type="string">
            <text:p>Hyl.</text:p>
          </table:table-cell>
          <table:table-cell table:style-name="ce18"/>
          <table:table-cell table:style-name="ce20"/>
          <table:table-cell table:style-name="ce18" office:value-type="string">
            <text:p>Israeli Air Force, isompi projekti (sama kuin Dubinsky 2006), mutta vain 15 hengen tiimi jossa agile ja keskittyy taas vain <text:s/>analysis &amp; system design </text:p>
          </table:table-cell>
          <table:table-cell office:value-type="string">
            <text:p>Same as Dubinsky 2006</text:p>
          </table:table-cell>
          <table:table-cell/>
          <table:table-cell office:value-type="string">
            <text:p>Direct duplication of Dubinxly et al. 2006</text:p>
          </table:table-cell>
          <table:table-cell table:number-columns-repeated="3"/>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1001"/>
        </table:table-row>
        <table:table-row table:style-name="ro4">
          <table:table-cell office:value-type="string">
            <text:p>X</text:p>
          </table:table-cell>
          <table:table-cell office:value-type="string">
            <text:p>Duka, D.</text:p>
          </table:table-cell>
          <table:table-cell table:style-name="ce6" office:value-type="float" office:value="2012">
            <text:p>2012</text:p>
          </table:table-cell>
          <table:table-cell office:value-type="string">
            <text:p>Agile experiences in software development</text:p>
          </table:table-cell>
          <table:table-cell table:style-name="ce8" office:value-type="string">
            <text:p>-</text:p>
          </table:table-cell>
          <table:table-cell table:style-name="ce15" office:value-type="string">
            <text:p>X?</text:p>
          </table:table-cell>
          <table:table-cell table:style-name="ce18"/>
          <table:table-cell table:style-name="ce20" office:value-type="string">
            <text:p>Exclude. No transform discussed, minimal case specific insights. (size?)</text:p>
          </table:table-cell>
          <table:table-cell table:style-name="ce18" office:value-type="string">
            <text:p>Ericsson, transformation in one unit, useita tiimejä, mutta ei kerrota tiimien lukumäärää</text:p>
          </table:table-cell>
          <table:table-cell office:value-type="string">
            <text:p>Transformation not discussed</text:p>
          </table:table-cell>
          <table:table-cell/>
          <table:table-cell office:value-type="string">
            <text:p>Discussion on agility, no research, very little case specific</text:p>
          </table:table-cell>
          <table:table-cell office:value-type="string">
            <text:p>Transformation not discussed</text:p>
          </table:table-cell>
          <table:table-cell table:number-columns-repeated="2"/>
          <table:table-cell office:value-type="string">
            <text:p>Ericsson Nikola Tesla, Split</text:p>
          </table:table-cell>
          <table:table-cell table:number-columns-repeated="3"/>
          <table:table-cell office:value-type="string">
            <text:p>See: [5] “Agile Adoption Rate Survey Results”, [4] The Agile Journal, “Agile Survey”</text:p>
          </table:table-cell>
          <table:table-cell table:number-columns-repeated="1000"/>
        </table:table-row>
        <table:table-row table:style-name="ro8">
          <table:table-cell office:value-type="string">
            <text:p>X</text:p>
          </table:table-cell>
          <table:table-cell office:value-type="string">
            <text:p>Elshamy, A.a &amp; Elssamadisy, A.b</text:p>
          </table:table-cell>
          <table:table-cell table:style-name="ce6" office:value-type="float" office:value="2006">
            <text:p>2006</text:p>
          </table:table-cell>
          <table:table-cell office:value-type="string">
            <text:p>Divide after you conquer: An agile software development practice for large projects</text:p>
          </table:table-cell>
          <table:table-cell office:value-type="string">
            <text:p>-</text:p>
          </table:table-cell>
          <table:table-cell table:style-name="ce13" office:value-type="string">
            <text:p>Hyl. (taustaan)</text:p>
          </table:table-cell>
          <table:table-cell table:style-name="ce18"/>
          <table:table-cell table:style-name="ce20"/>
          <table:table-cell table:style-name="ce18" office: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text:p>Transformation not discussed</text:p>
          </table:table-cell>
          <table:table-cell/>
          <table:table-cell office:value-type="string">
            <text:p>Discussion, no research or case specific viewpoints</text:p>
          </table:table-cell>
          <table:table-cell office:value-type="string">
            <text:p>Transformation not discussed. Presenting a method for initiating a large XP project.</text:p>
          </table:table-cell>
          <table:table-cell office:value-type="string">
            <text:p>Large scale is generally claimed to be 50-100 persons</text:p>
          </table:table-cell>
          <table:table-cell table:number-columns-repeated="5"/>
          <table:table-cell office:value-type="string">
            <text:p>See: [2] Large scale.</text:p>
            <text:p><text:span text:style-name="T3">See introduction on </text:span><text:span text:style-name="T3">large scale.</text:span></text:p>
          </table:table-cell>
          <table:table-cell table:number-columns-repeated="1000"/>
        </table:table-row>
        <table:table-row table:style-name="ro7">
          <table:table-cell office:value-type="string">
            <text:p>X</text:p>
          </table:table-cell>
          <table:table-cell office:value-type="string">
            <text:p>Elshamy, A.a &amp; Elssamadisy, A.b</text:p>
          </table:table-cell>
          <table:table-cell table:style-name="ce6" office:value-type="float" office:value="2007">
            <text:p>2007</text:p>
          </table:table-cell>
          <table:table-cell office:value-type="string">
            <text:p>Applying agile to large projects: New agile software development practices for large projects</text:p>
          </table:table-cell>
          <table:table-cell office:value-type="string">
            <text:p>-</text:p>
          </table:table-cell>
          <table:table-cell table:style-name="ce13" office:value-type="string">
            <text:p>Hyl. (taustaan)</text:p>
          </table:table-cell>
          <table:table-cell table:style-name="ce18"/>
          <table:table-cell table:style-name="ce20"/>
          <table:table-cell table:style-name="ce18" office: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text:p>Transformation not discussed</text:p>
          </table:table-cell>
          <table:table-cell/>
          <table:table-cell office:value-type="string">
            <text:p>Duplication of Elshamy 2006, elaborated</text:p>
          </table:table-cell>
          <table:table-cell office:value-type="string">
            <text:p>Transformation not discussed</text:p>
          </table:table-cell>
          <table:table-cell table:number-columns-repeated="1007"/>
        </table:table-row>
        <table:table-row table:style-name="ro7">
          <table:table-cell office:value-type="string">
            <text:p>X</text:p>
          </table:table-cell>
          <table:table-cell office:value-type="string">
            <text:p>Esfahani, H.C.; Yu, E. &amp; Annosi, M.C.</text:p>
          </table:table-cell>
          <table:table-cell table:style-name="ce6" office:value-type="float" office:value="2010">
            <text:p>2010</text:p>
          </table:table-cell>
          <table:table-cell office:value-type="string">
            <text:p>Capitalizing on Empirical Evidence during Agile Adoption</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Ericsson, Italy.Mutta <text:s/>kertoo lähinnä kirjallisuustutkimuksesta SLR, ei casesta.</text:p>
          </table:table-cell>
          <table:table-cell office:value-type="string">
            <text:p>Transformation not discussed</text:p>
          </table:table-cell>
          <table:table-cell/>
          <table:table-cell office:value-type="string">
            <text:p>Presenting Agile Fragment Repository</text:p>
          </table:table-cell>
          <table:table-cell office:value-type="string">
            <text:p>Transformation not discussed</text:p>
          </table:table-cell>
          <table:table-cell table:number-columns-repeated="2"/>
          <table:table-cell office:value-type="string">
            <text:p>Ericsson Italy</text:p>
          </table:table-cell>
          <table:table-cell table:number-columns-repeated="2"/>
          <table:table-cell office:value-type="string">
            <text:p>Scrum</text:p>
          </table:table-cell>
          <table:table-cell table:number-columns-repeated="1001"/>
        </table:table-row>
        <table:table-row table:style-name="ro7">
          <table:table-cell office:value-type="string">
            <text:p>X</text:p>
          </table:table-cell>
          <table:table-cell office:value-type="string">
            <text:p>Evans, M.</text:p>
          </table:table-cell>
          <table:table-cell table:style-name="ce6" office:value-type="float" office:value="2008">
            <text:p>2008</text:p>
          </table:table-cell>
          <table:table-cell office:value-type="string">
            <text:p>The FrAgile organisation</text:p>
          </table:table-cell>
          <table:table-cell table:style-name="ce10" office:value-type="string">
            <text:p>X</text:p>
          </table:table-cell>
          <table:table-cell table:style-name="ce14" office:value-type="string">
            <text:p>X</text:p>
          </table:table-cell>
          <table:table-cell table:style-name="ce18"/>
          <table:table-cell table:style-name="ce20"/>
          <table:table-cell table:style-name="ce18" office:value-type="string">
            <text:p>BBC.Ei selkeitä lukuja, mutta mm. Yhdessä projektissa 10 tiimiä. Eli suuri ja transformaatio.</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Scrum teams (on iPlayer product) mentioned</text:p>
          </table:table-cell>
          <table:table-cell office:value-type="string">
            <text:p>-</text:p>
          </table:table-cell>
          <table:table-cell office:value-type="string">
            <text:p>BBC</text:p>
          </table:table-cell>
          <table:table-cell office:value-type="string">
            <text:p>Media</text:p>
          </table:table-cell>
          <table:table-cell office:value-type="string">
            <text:p>Heavy and plan driven, waterfall</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Faegri, Tor Erlend &amp; Hanssen, Geir Kjetil</text:p>
          </table:table-cell>
          <table:table-cell table:style-name="ce6" office:value-type="float" office:value="2007">
            <text:p>2007</text:p>
          </table:table-cell>
          <table:table-cell office:value-type="string">
            <text:p>Collaboration, Process Control, and Fragility in Evolutionary Product Development</text:p>
          </table:table-cell>
          <table:table-cell office:value-type="string">
            <text:p>?</text:p>
          </table:table-cell>
          <table:table-cell table:style-name="ce13" office:value-type="string">
            <text:p>Hyl.</text:p>
          </table:table-cell>
          <table:table-cell table:style-name="ce18"/>
          <table:table-cell table:style-name="ce20" office:value-type="string">
            <text:p>Exclude. Small size: 2 to 5 teams with 2 to 5 developers.</text:p>
          </table:table-cell>
          <table:table-cell table:style-name="ce18" office: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text:p>Size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80 employees, 4 sites</text:p>
          </table:table-cell>
          <table:table-cell office:value-type="string">
            <text:p>2004-2005</text:p>
          </table:table-cell>
          <table:table-cell office:value-type="string">
            <text:p>Anonymous</text:p>
          </table:table-cell>
          <table:table-cell/>
          <table:table-cell office:value-type="string">
            <text:p>Plan-based waterfall</text:p>
          </table:table-cell>
          <table:table-cell office:value-type="string">
            <text:p>Evo (by Tom Gilb)</text:p>
          </table:table-cell>
          <table:table-cell table:number-columns-repeated="1001"/>
        </table:table-row>
        <table:table-row table:style-name="ro6">
          <table:table-cell office:value-type="string">
            <text:p>X</text:p>
          </table:table-cell>
          <table:table-cell office:value-type="string">
            <text:p>Farrow, A. &amp; Greene, S.</text:p>
          </table:table-cell>
          <table:table-cell table:style-name="ce6" office:value-type="float" office:value="2008">
            <text:p>2008</text:p>
          </table:table-cell>
          <table:table-cell office:value-type="string">
            <text:p>Fast \&amp; predictable - A lightweight release framework promotes agility through rhythm and flow</text:p>
          </table:table-cell>
          <table:table-cell table:style-name="ce8" office:value-type="string">
            <text:p>?</text:p>
          </table:table-cell>
          <table:table-cell table:style-name="ce15" office:value-type="string">
            <text:p>X</text:p>
          </table:table-cell>
          <table:table-cell table:style-name="ce18"/>
          <table:table-cell table:style-name="ce22" office:value-type="string">
            <text:p>Exclude. Almost exclusively presenting the current model, only marginal discussion on any evolution of the model</text:p>
          </table:table-cell>
          <table:table-cell table:style-name="ce18" office:value-type="string">
            <text:p>salesforce.com 30+ tiimiä, Adaptive Development Methodology, based upon scrum, ei puhu paljoa transformaatiosta, vaan lopputuloksesta etenkin Release Frameworkistä</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ransformation is not discussed directly. The way how 30 teams are synchronized is discussed.</text:p>
          </table:table-cell>
          <table:table-cell office:value-type="string">
            <text:p>30+ teams</text:p>
          </table:table-cell>
          <table:table-cell office:value-type="string">
            <text:p>10/2006</text:p>
          </table:table-cell>
          <table:table-cell office:value-type="string">
            <text:p>Salesforce.com</text:p>
          </table:table-cell>
          <table:table-cell office:value-type="string">
            <text:p>Online services</text:p>
          </table:table-cell>
          <table:table-cell/>
          <table:table-cell office:value-type="string">
            <text:p>Scrum</text:p>
          </table:table-cell>
          <table:table-cell table:number-columns-repeated="1001"/>
        </table:table-row>
        <table:table-row table:style-name="ro9">
          <table:table-cell office:value-type="string">
            <text:p>X</text:p>
          </table:table-cell>
          <table:table-cell office:value-type="string">
            <text:p>Fecarotta, J.</text:p>
          </table:table-cell>
          <table:table-cell table:style-name="ce6" office:value-type="float" office:value="2008">
            <text:p>2008</text:p>
          </table:table-cell>
          <table:table-cell office:value-type="string">
            <text:p>MyBoeingFleet and Agile Software Development</text:p>
          </table:table-cell>
          <table:table-cell table:style-name="ce8" office:value-type="string">
            <text:p>?</text:p>
          </table:table-cell>
          <table:table-cell table:style-name="ce15" office:value-type="string">
            <text:p>X?</text:p>
          </table:table-cell>
          <table:table-cell table:style-name="ce18"/>
          <table:table-cell table:style-name="ce22" office:value-type="string">
            <text:p>Initially exclude. No further evidence of size than mentioning ”a small team”. OTOH description has some insight, and the company is large.</text:p>
          </table:table-cell>
          <table:table-cell table:style-name="ce18" office:value-type="string">
            <text:p>MyBoeingFleet.com, ei tietoa koosta (company 150,000 people), ainoa maininta koosta on" a pilot of about seven projects across Boeing", eli saattaisi olla tarpeeksi iso.</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Size not discussed, talk about “a smaller team that does web application programming”.</text:p>
          </table:table-cell>
          <table:table-cell office:value-type="string">
            <text:p>2007 (?) -</text:p>
          </table:table-cell>
          <table:table-cell office:value-type="string">
            <text:p>MyBoeingFleet.com</text:p>
          </table:table-cell>
          <table:table-cell office:value-type="string">
            <text:p>Extranet website</text:p>
          </table:table-cell>
          <table:table-cell office:value-type="string">
            <text:p>CMMI, P+, Macroscope, gate-based</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Federoff, M. &amp; Courage, C.</text:p>
          </table:table-cell>
          <table:table-cell table:style-name="ce6" office:value-type="float" office:value="2009">
            <text:p>2009</text:p>
          </table:table-cell>
          <table:table-cell office:value-type="string">
            <text:p>Successful user experience in an agile enterprise environment</text:p>
          </table:table-cell>
          <table:table-cell table:style-name="ce8" office:value-type="string">
            <text:p>?</text:p>
          </table:table-cell>
          <table:table-cell table:style-name="ce15" office:value-type="string">
            <text:p>X</text:p>
          </table:table-cell>
          <table:table-cell table:style-name="ce18"/>
          <table:table-cell table:style-name="ce22" office:value-type="string">
            <text:p>Initially exclude. Only one seemingly small team's viewpoint. Focus on small improvements after actual transformation.</text:p>
          </table:table-cell>
          <table:table-cell table:style-name="ce18" office:value-type="string">
            <text:p>salesforce.com 30+ tiimiä, transformaatio aiemmin (ed. Paperi), nyt keskittyy UX tiimiin ja miten heidän olojaan parannettiin kun eivät olleet tyytyväisiä transformaatioon</text:p>
          </table:table-cell>
          <table:table-cell office:value-type="string">
            <text:p>Transformation focus limited, UX team focus</text:p>
          </table:table-cell>
          <table:table-cell office:value-type="string">
            <text:p>SW company</text:p>
          </table:table-cell>
          <table:table-cell office:value-type="string">
            <text:p>Experience report</text:p>
          </table:table-cell>
          <table:table-cell office:value-type="string">
            <text:p>Transformation related topics discussed. Problems in UX agile design, and how they were fixed. UX team focus.</text:p>
          </table:table-cell>
          <table:table-cell office:value-type="string">
            <text:p>30 product teams</text:p>
            <text:p>Talk about “the UX team”</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Fewell, J.</text:p>
          </table:table-cell>
          <table:table-cell table:style-name="ce6" office:value-type="float" office:value="2009">
            <text:p>2009</text:p>
          </table:table-cell>
          <table:table-cell office:value-type="string">
            <text:p>Marriott's Agile Turnaround</text:p>
          </table:table-cell>
          <table:table-cell office:value-type="string">
            <text:p>?</text:p>
          </table:table-cell>
          <table:table-cell table:style-name="ce13" office:value-type="string">
            <text:p>Hyl.</text:p>
          </table:table-cell>
          <table:table-cell table:style-name="ce18"/>
          <table:table-cell table:style-name="ce20" office:value-type="string">
            <text:p>Exclude. It seems like one or a couple of teams involved.</text:p>
          </table:table-cell>
          <table:table-cell table:style-name="ce18" office:value-type="string">
            <text:p>Marriott, kokoa ei mainita selkeästi, puhuu välillä tiimistä, luultavasti liian pieni</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Which steps to take in persuading a fixed funding environment to use an agile method</text:p>
          </table:table-cell>
          <table:table-cell office:value-type="string">
            <text:p>Mentioning of “teams involved”.</text:p>
          </table:table-cell>
          <table:table-cell office:value-type="string">
            <text:p>2008-</text:p>
          </table:table-cell>
          <table:table-cell office:value-type="string">
            <text:p>Marriot</text:p>
          </table:table-cell>
          <table:table-cell office:value-type="string">
            <text:p>Intranet system</text:p>
          </table:table-cell>
          <table:table-cell/>
          <table:table-cell office:value-type="string">
            <text:p>Scrumban</text:p>
          </table:table-cell>
          <table:table-cell table:number-columns-repeated="1001"/>
        </table:table-row>
        <table:table-row table:style-name="ro10">
          <table:table-cell office:value-type="string">
            <text:p>X</text:p>
          </table:table-cell>
          <table:table-cell office:value-type="string">
            <text:p>Fisher, K.G. &amp; Bankston, A.</text:p>
          </table:table-cell>
          <table:table-cell table:style-name="ce6" office:value-type="float" office:value="2009">
            <text:p>2009</text:p>
          </table:table-cell>
          <table:table-cell office:value-type="string">
            <text:p>From Cradle to Sprint: Creating a Full-Lifecycle Request Pipeline at Nationwide Insurance</text:p>
          </table:table-cell>
          <table:table-cell table:style-name="ce8" office:value-type="string">
            <text:p>-</text:p>
          </table:table-cell>
          <table:table-cell table:style-name="ce15" office:value-type="string">
            <text:p>X</text:p>
          </table:table-cell>
          <table:table-cell table:style-name="ce18"/>
          <table:table-cell table:style-name="ce22" office:value-type="string">
            <text:p>Exclude. It becomes clear that it is only one team (they went into a small conference room). The SoS and multiple POs are not presented as coordinated from an enterprise viewpoint.</text:p>
          </table:table-cell>
          <table:table-cell table:style-name="ce18" office:value-type="string">
            <text:p>Nationwide Insurance, kokoa ei sanota tarkkaan, 17</text:p>
            <text:p>dependent projects, useita PO:ta, SoS, eli luultavasti tarpeeksi iso</text:p>
          </table:table-cell>
          <table:table-cell office:value-type="string">
            <text:p>Seems to be a single team</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The team” mentioned. 18 teams mentioned, but it is unclear whether they are just interfacing the agile team, or are all teams agile.</text:p>
          </table:table-cell>
          <table:table-cell office:value-type="string">
            <text:p>2007: problems</text:p>
            <text:p>2008: agile transition</text:p>
          </table:table-cell>
          <table:table-cell office:value-type="string">
            <text:p>Nationwide Insurance (Corporate Internet Solutions group)</text:p>
          </table:table-cell>
          <table:table-cell office:value-type="string">
            <text:p>Insurance and financial services</text:p>
          </table:table-cell>
          <table:table-cell office:value-type="string">
            <text:p>Waterfall</text:p>
          </table:table-cell>
          <table:table-cell office:value-type="string">
            <text:p>Scrum, XP</text:p>
          </table:table-cell>
          <table:table-cell table:number-columns-repeated="1001"/>
        </table:table-row>
        <table:table-row table:style-name="ro8">
          <table:table-cell office:value-type="string">
            <text:p>X</text:p>
          </table:table-cell>
          <table:table-cell office:value-type="string">
            <text:p>Fitzgerald, B &amp; Hartnett, G</text:p>
          </table:table-cell>
          <table:table-cell table:style-name="ce6" office:value-type="float" office:value="2005">
            <text:p>2005</text:p>
          </table:table-cell>
          <table:table-cell office:value-type="string">
            <text:p>A study of the use of agile methods within Intel</text:p>
          </table:table-cell>
          <table:table-cell office:value-type="string">
            <text:p>-</text:p>
          </table:table-cell>
          <table:table-cell table:style-name="ce13" office:value-type="string">
            <text:p>Hyl??</text:p>
          </table:table-cell>
          <table:table-cell table:style-name="ce18"/>
          <table:table-cell table:style-name="ce20" office:value-type="string">
            <text:p>Exclude. No transformation. Agile practices are presented one by one, just explaining how they are currently used.</text:p>
          </table:table-cell>
          <table:table-cell table:style-name="ce18" office: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text:p>No transformation, size unclear</text:p>
          </table:table-cell>
          <table:table-cell office:value-type="string">
            <text:p>SW development organization</text:p>
          </table:table-cell>
          <table:table-cell office:value-type="string">
            <text:p>Case study. Process documented.</text:p>
          </table:table-cell>
          <table:table-cell office:value-type="string">
            <text:p>Experiences of agile use. Transformation not described.</text:p>
          </table:table-cell>
          <table:table-cell office:value-type="string">
            <text:p>70 people involved in engineering, software development, and silicon design. IXP4XX project with 5 teams and over 30 engineers.</text:p>
          </table:table-cell>
          <table:table-cell office:value-type="string">
            <text:p>XP use 2000-</text:p>
            <text:p>Scrum use 2002-</text:p>
          </table:table-cell>
          <table:table-cell office:value-type="string">
            <text:p>Intel Shannon,</text:p>
            <text:p>Intel Network Processor Division</text:p>
          </table:table-cell>
          <table:table-cell office:value-type="string">
            <text:p>Network processors</text:p>
          </table:table-cell>
          <table:table-cell/>
          <table:table-cell office:value-type="string">
            <text:p>Scrum, XP</text:p>
          </table:table-cell>
          <table:table-cell table:number-columns-repeated="1001"/>
        </table:table-row>
        <table:table-row table:style-name="ro4">
          <table:table-cell office:value-type="string">
            <text:p>X</text:p>
          </table:table-cell>
          <table:table-cell office:value-type="string">
            <text:p>Frank, A. &amp; Hartel, C.</text:p>
          </table:table-cell>
          <table:table-cell table:style-name="ce6" office:value-type="float" office:value="2009">
            <text:p>2009</text:p>
          </table:table-cell>
          <table:table-cell office:value-type="string">
            <text:p>Feature Teams Collaboratively Building Products from READY to DONE</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Liquidnet, large-scale, multi-year project with a dedicated 30+ person Project Team, (currently 2-3 Feature Teams), liian pieni</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Some transformation viewpoints discussed.</text:p>
          </table:table-cell>
          <table:table-cell office:value-type="string">
            <text:p>30+ person Project Team. The company now has started a program to adopt Agile</text:p>
            <text:p>enterprise-wide</text:p>
          </table:table-cell>
          <table:table-cell table:number-columns-repeated="2"/>
          <table:table-cell office:value-type="string">
            <text:p>Liquidnet</text:p>
          </table:table-cell>
          <table:table-cell office:value-type="string">
            <text:p>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Fruhling, A.; McDonald, P. &amp; Dunbar, C.</text:p>
          </table:table-cell>
          <table:table-cell table:style-name="ce6" office:value-type="float" office:value="2008">
            <text:p>2008</text:p>
          </table:table-cell>
          <table:table-cell office:value-type="string">
            <text:p>A Case Study: Introducing eXtreme Programming in a US Government System Development Project</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US Military, yksi XP tiimi, liian pieni.</text:p>
          </table:table-cell>
          <table:table-cell office:value-type="string">
            <text:p>Not large</text:p>
          </table:table-cell>
          <table:table-cell table:number-columns-repeated="2"/>
          <table:table-cell office:value-type="string">
            <text:p>Project based viewpoint.</text:p>
          </table:table-cell>
          <table:table-cell office:value-type="string">
            <text:p>“The project team” mentioned. Apparently one team.</text:p>
          </table:table-cell>
          <table:table-cell table:number-columns-repeated="2"/>
          <table:table-cell office:value-type="string">
            <text:p>Military, government</text:p>
          </table:table-cell>
          <table:table-cell office:value-type="string">
            <text:p>Plan-driven, waterfall</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Fry, C. &amp; Greene, S.</text:p>
          </table:table-cell>
          <table:table-cell table:style-name="ce6" office:value-type="float" office:value="2007">
            <text:p>2007</text:p>
          </table:table-cell>
          <table:table-cell office:value-type="string">
            <text:p>Large Scale Agile Transformation in an On-Demand World</text:p>
          </table:table-cell>
          <table:table-cell table:style-name="ce10" office:value-type="string">
            <text:p>X</text:p>
          </table:table-cell>
          <table:table-cell table:style-name="ce14" office:value-type="string">
            <text:p>X</text:p>
          </table:table-cell>
          <table:table-cell table:style-name="ce18"/>
          <table:table-cell table:style-name="ce20"/>
          <table:table-cell table:style-name="ce18" office:value-type="string">
            <text:p>Salesforce.com,an agile transformation of a two hundred person team within a three month window. Hyvä paperi!</text:p>
          </table:table-cell>
          <table:table-cell office:value-type="string">
            <text:p>Note: size not mentioned</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teams mentioned. Authors consider the transformation “large scale”.</text:p>
          </table:table-cell>
          <table:table-cell/>
          <table:table-cell office:value-type="string">
            <text:p>Salesforce.com</text:p>
          </table:table-cell>
          <table:table-cell office:value-type="string">
            <text:p>Online services</text:p>
          </table:table-cell>
          <table:table-cell office:value-type="string">
            <text:p>Loose waterfall-based process</text:p>
          </table:table-cell>
          <table:table-cell office:value-type="string">
            <text:p>Scrum, XP, Lean</text:p>
          </table:table-cell>
          <table:table-cell table:number-columns-repeated="1001"/>
        </table:table-row>
        <table:table-row table:style-name="ro6">
          <table:table-cell office:value-type="string">
            <text:p>X</text:p>
          </table:table-cell>
          <table:table-cell office:value-type="string">
            <text:p>Fulgham, C.; Johnson, J.; Crandall, M.; Jackson, L. &amp; Burrows, N.</text:p>
          </table:table-cell>
          <table:table-cell table:style-name="ce6" office:value-type="float" office:value="2011">
            <text:p>2011</text:p>
          </table:table-cell>
          <table:table-cell office:value-type="string">
            <text:p>The FBI gets agile</text:p>
          </table:table-cell>
          <table:table-cell office:value-type="string">
            <text:p>-</text:p>
          </table:table-cell>
          <table:table-cell table:style-name="ce13" office:value-type="string">
            <text:p>X? (jos littyy muihin)</text:p>
          </table:table-cell>
          <table:table-cell table:style-name="ce18"/>
          <table:table-cell table:style-name="ce20" office:value-type="string">
            <text:p>Exclude. A single small development team.</text:p>
          </table:table-cell>
          <table:table-cell table:style-name="ce18" office:value-type="string">
            <text:p>FBI (Sentinel), a large software development and management team of almost 300 people, josta valittiin "a development team of approximately 15 members and a business team of approximately 30 members." </text:p>
          </table:table-cell>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Seems like one team</text:p>
          </table:table-cell>
          <table:table-cell/>
          <table:table-cell office:value-type="string">
            <text:p>FBI internal group</text:p>
          </table:table-cell>
          <table:table-cell office:value-type="string">
            <text:p>Government</text:p>
          </table:table-cell>
          <table:table-cell table:number-columns-repeated="1003"/>
        </table:table-row>
        <table:table-row table:style-name="ro4">
          <table:table-cell office:value-type="string">
            <text:p>X</text:p>
          </table:table-cell>
          <table:table-cell office:value-type="string">
            <text:p>Furugaki, K.a b; Takagi, T.c d; Sakata, A.c d &amp; Okayama, D.c e</text:p>
          </table:table-cell>
          <table:table-cell table:style-name="ce6" office:value-type="float" office:value="2007">
            <text:p>2007</text:p>
          </table:table-cell>
          <table:table-cell office:value-type="string">
            <text:p>Innovation in software development process by introducing toyota production system</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Fujitsu, Toyota Production System, prototype system, one team, liian pieni</text:p>
          </table:table-cell>
          <table:table-cell office:value-type="string">
            <text:p>Not transform, only general talk</text:p>
          </table:table-cell>
          <table:table-cell table:number-columns-repeated="2"/>
          <table:table-cell office:value-type="string">
            <text:p>Mostly comparing Lean and Agile. Transformation mentioned little.</text:p>
          </table:table-cell>
          <table:table-cell office:value-type="string">
            <text:p>An example involving only one team.</text:p>
          </table:table-cell>
          <table:table-cell/>
          <table:table-cell office:value-type="string">
            <text:p>Fujitsu Prime Software Technologies</text:p>
          </table:table-cell>
          <table:table-cell table:number-columns-repeated="2"/>
          <table:table-cell office:value-type="string">
            <text:p>TPS, Lean</text:p>
          </table:table-cell>
          <table:table-cell table:number-columns-repeated="1001"/>
        </table:table-row>
        <table:table-row table:style-name="ro7">
          <table:table-cell office:value-type="string">
            <text:p>X</text:p>
          </table:table-cell>
          <table:table-cell office:value-type="string">
            <text:p>Ganesh, N.a &amp; Thangasamy, S.b</text:p>
          </table:table-cell>
          <table:table-cell table:style-name="ce6" office:value-type="float" office:value="2012">
            <text:p>2012</text:p>
          </table:table-cell>
          <table:table-cell office:value-type="string">
            <text:p>Lessons learned in transforming from traditional to agile development</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10-member team,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member team</text:p>
          </table:table-cell>
          <table:table-cell/>
          <table:table-cell office:value-type="string">
            <text:p>Anonymous</text:p>
          </table:table-cell>
          <table:table-cell office:value-type="string">
            <text:p>Banking</text:p>
          </table:table-cell>
          <table:table-cell office:value-type="string">
            <text:p>Waterfall</text:p>
          </table:table-cell>
          <table:table-cell table:number-columns-repeated="1002"/>
        </table:table-row>
        <table:table-row table:style-name="ro7">
          <table:table-cell office:value-type="string">
            <text:p>X</text:p>
          </table:table-cell>
          <table:table-cell office:value-type="string">
            <text:p>Ganis, M.; Leip, D.; Grossman, F. &amp; Bergin, J.</text:p>
          </table:table-cell>
          <table:table-cell table:style-name="ce6" office:value-type="float" office:value="2005">
            <text:p>2005</text:p>
          </table:table-cell>
          <table:table-cell office:value-type="string">
            <text:p>Introducing agile development (XP) into a corporate Webmaster environment - an experience report</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IBM, The XP team consisted of 6 (of our 8) developers,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Webmaster team of 20 people.</text:p>
          </table:table-cell>
          <table:table-cell/>
          <table:table-cell office:value-type="string">
            <text:p>IBM</text:p>
          </table:table-cell>
          <table:table-cell office:value-type="string">
            <text:p>Corporate web portal</text:p>
          </table:table-cell>
          <table:table-cell office:value-type="string">
            <text:p>Waterfall</text:p>
          </table:table-cell>
          <table:table-cell office:value-type="string">
            <text:p>XP</text:p>
          </table:table-cell>
          <table:table-cell table:number-columns-repeated="1001"/>
        </table:table-row>
        <table:table-row table:style-name="ro7">
          <table:table-cell/>
          <table:table-cell office:value-type="string">
            <text:p>Ganis, M.; Maximilien, E. M. &amp; Rivera, T.</text:p>
          </table:table-cell>
          <table:table-cell table:style-name="ce6" office:value-type="float" office:value="2010">
            <text:p>2010</text:p>
          </table:table-cell>
          <table:table-cell office:value-type="string">
            <text:p>A brief report on working smarter with Agile software development</text:p>
          </table:table-cell>
          <table:table-cell office:value-type="string">
            <text:p>Missing</text:p>
          </table:table-cell>
          <table:table-cell table:style-name="ce13"/>
          <table:table-cell table:style-name="ce18"/>
          <table:table-cell table:style-name="ce20"/>
          <table:table-cell table:style-name="ce18"/>
          <table:table-cell table:number-columns-repeated="1011"/>
        </table:table-row>
        <table:table-row table:style-name="ro7">
          <table:table-cell/>
          <table:table-cell office:value-type="string">
            <text:p>Gelbwaks, M.a &amp; Odenwelder Jr., J.D.b c</text:p>
          </table:table-cell>
          <table:table-cell table:style-name="ce6" office:value-type="float" office:value="2006">
            <text:p>2006</text:p>
          </table:table-cell>
          <table:table-cell office:value-type="string">
            <text:p>Feature this: Transforming Borland's development process with scrum</text:p>
          </table:table-cell>
          <table:table-cell office:value-type="string">
            <text:p>Missing</text:p>
          </table:table-cell>
          <table:table-cell table:style-name="ce13"/>
          <table:table-cell table:style-name="ce18"/>
          <table:table-cell table:style-name="ce20"/>
          <table:table-cell table:style-name="ce18"/>
          <table:table-cell table:number-columns-repeated="1011"/>
        </table:table-row>
        <table:table-row table:style-name="ro8">
          <table:table-cell office:value-type="string">
            <text:p>X</text:p>
          </table:table-cell>
          <table:table-cell office:value-type="string">
            <text:p>Giblin, Mary; Brennan, Padraig &amp; Exton, Chris</text:p>
          </table:table-cell>
          <table:table-cell table:style-name="ce6" office:value-type="float" office:value="2010">
            <text:p>2010</text:p>
          </table:table-cell>
          <table:table-cell office:value-type="string">
            <text:p>Introducing Agile Methods in a Large Software Development Team: The Developers Changing Perspective</text:p>
          </table:table-cell>
          <table:table-cell office:value-type="string">
            <text:p>?</text:p>
          </table:table-cell>
          <table:table-cell table:style-name="ce13" office:value-type="string">
            <text:p>Hyl.</text:p>
          </table:table-cell>
          <table:table-cell table:style-name="ce18"/>
          <table:table-cell table:style-name="ce20" office:value-type="string">
            <text:p>Exclude. Focus on developer's anticipations rather than the result of an actual transformation.</text:p>
          </table:table-cell>
          <table:table-cell table:style-name="ce18" office: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text:p>Transformation is not described</text:p>
          </table:table-cell>
          <table:table-cell office:value-type="string">
            <text:p>SW development organization</text:p>
          </table:table-cell>
          <table:table-cell office:value-type="string">
            <text:p>Case study. Process documented.</text:p>
          </table:table-cell>
          <table:table-cell office:value-type="string">
            <text:p>Transformation is not discussed. The results present positive and negative aspects of using agile.</text:p>
          </table:table-cell>
          <table:table-cell office:value-type="string">
            <text:p>250 software developers, testers and systems engineers</text:p>
          </table:table-cell>
          <table:table-cell/>
          <table:table-cell office:value-type="string">
            <text:p>Anonymous</text:p>
          </table:table-cell>
          <table:table-cell office:value-type="string">
            <text:p>Large-scale network centric software solutions</text:p>
          </table:table-cell>
          <table:table-cell office:value-type="string">
            <text:p>-</text:p>
          </table:table-cell>
          <table:table-cell office:value-type="string">
            <text:p>XP, Scrum</text:p>
          </table:table-cell>
          <table:table-cell table:number-columns-repeated="1001"/>
        </table:table-row>
        <table:table-row table:style-name="ro9">
          <table:table-cell office:value-type="string">
            <text:p>X</text:p>
          </table:table-cell>
          <table:table-cell office:value-type="string">
            <text:p>Goodman, D. &amp; Elbaz, M.</text:p>
          </table:table-cell>
          <table:table-cell table:style-name="ce6" office:value-type="float" office:value="2008">
            <text:p>2008</text:p>
          </table:table-cell>
          <table:table-cell office:value-type="string">
            <text:p>``It's Not the Pants, it's the People in the Pants'' Learnings from the Gap Agile Transformation What Worked, How We Did it, and What Still Puzzles Us</text:p>
          </table:table-cell>
          <table:table-cell table:style-name="ce8" office:value-type="string">
            <text:p>?</text:p>
          </table:table-cell>
          <table:table-cell table:style-name="ce15" office:value-type="string">
            <text:p>X?</text:p>
          </table:table-cell>
          <table:table-cell table:style-name="ce18"/>
          <table:table-cell table:style-name="ce20" office:value-type="string">
            <text:p>Exclude. Size unclear. Seems like a project with fewer teams. Also, it is mentioned that adoption is later (not covered here) continued to Headquarters</text:p>
          </table:table-cell>
          <table:table-cell table:style-name="ce18" office:value-type="string">
            <text:p>Gap Inc. Useita tiimejä, mutta tarkka koko ei selviä, luultavasti tarpeeksi iso. </text:p>
          </table:table-cell>
          <table:table-cell office:value-type="string">
            <text:p>Size is unclear</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Seems large, but no direct indications</text:p>
          </table:table-cell>
          <table:table-cell office:value-type="string">
            <text:p>After 2005</text:p>
          </table:table-cell>
          <table:table-cell office:value-type="string">
            <text:p>Gap Inc., IT delivery</text:p>
          </table:table-cell>
          <table:table-cell office:value-type="string">
            <text:p>Supporting online brands</text:p>
          </table:table-cell>
          <table:table-cell office:value-type="string">
            <text:p>Waterfall</text:p>
          </table:table-cell>
          <table:table-cell office:value-type="string">
            <text:p>Scrum (?)</text:p>
          </table:table-cell>
          <table:table-cell table:number-columns-repeated="1001"/>
        </table:table-row>
        <table:table-row table:style-name="ro7">
          <table:table-cell office:value-type="string">
            <text:p>X</text:p>
          </table:table-cell>
          <table:table-cell office:value-type="string">
            <text:p>Goos, J. &amp; Melisse, A.</text:p>
          </table:table-cell>
          <table:table-cell table:style-name="ce6" office:value-type="float" office:value="2008">
            <text:p>2008</text:p>
          </table:table-cell>
          <table:table-cell office:value-type="string">
            <text:p>An Ericsson Example of Enterprise Class Agility</text:p>
          </table:table-cell>
          <table:table-cell table:style-name="ce10" office:value-type="string">
            <text:p>X</text:p>
          </table:table-cell>
          <table:table-cell table:style-name="ce14" office:value-type="string">
            <text:p>X</text:p>
          </table:table-cell>
          <table:table-cell table:style-name="ce18"/>
          <table:table-cell table:style-name="ce20"/>
          <table:table-cell table:style-name="ce18" office:value-type="string">
            <text:p>Ericsson R&amp;D in The Netherlands, transition towards Agile in a product development unit (PDU) of about 300 people, selkeästi tarpeeksi iso, HYVÄ.</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PDU of about 300 people</text:p>
          </table:table-cell>
          <table:table-cell office:value-type="string">
            <text:p>Early 2007</text:p>
          </table:table-cell>
          <table:table-cell office:value-type="string">
            <text:p>Ericsson Netherlands</text:p>
          </table:table-cell>
          <table:table-cell office:value-type="string">
            <text:p>Telecommunications (?)</text:p>
          </table:table-cell>
          <table:table-cell/>
          <table:table-cell office:value-type="string">
            <text:p>Scrum, XP, Lean</text:p>
          </table:table-cell>
          <table:table-cell table:number-columns-repeated="1001"/>
        </table:table-row>
        <table:table-row table:style-name="ro6">
          <table:table-cell office:value-type="string">
            <text:p>X</text:p>
          </table:table-cell>
          <table:table-cell office:value-type="string">
            <text:p>Green, P.</text:p>
          </table:table-cell>
          <table:table-cell table:style-name="ce6" office:value-type="float" office:value="2012">
            <text:p>2012</text:p>
          </table:table-cell>
          <table:table-cell office:value-type="string">
            <text:p>Adobe Premiere Pro Scrum Adoption: How an Agile Approach Enabled Success in a Hyper-competitive Landscape</text:p>
          </table:table-cell>
          <table:table-cell table:style-name="ce8" office:value-type="string">
            <text:p>?</text:p>
          </table:table-cell>
          <table:table-cell table:style-name="ce15" office:value-type="string">
            <text:p>X??</text:p>
          </table:table-cell>
          <table:table-cell table:style-name="ce18"/>
          <table:table-cell table:style-name="ce20" office:value-type="string">
            <text:p>Exclude. The talk is all the way of a project with only 3 Scrum teams.</text:p>
          </table:table-cell>
          <table:table-cell table:style-name="ce18" office:value-type="string">
            <text:p>Adobe Premiere Pro, alkuun 3 tiimiä, myöhemmin lisää, ehkä tarpeeksi iso? Other teams at Adobe have chosen to adopt Scrum after seeing Premiere Pro succeed.</text:p>
          </table:table-cell>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different locations. Dozens of teams involved in Creative Suite (Product line of Premiere Pro). Talk about “the team”, which is in the beginning comprised of three Scrum teams.</text:p>
          </table:table-cell>
          <table:table-cell office:value-type="string">
            <text:p>2008-</text:p>
          </table:table-cell>
          <table:table-cell office:value-type="string">
            <text:p>Adobe (Premiere Pro)</text:p>
          </table:table-cell>
          <table:table-cell office:value-type="string">
            <text:p>Video editor product</text:p>
          </table:table-cell>
          <table:table-cell office:value-type="string">
            <text:p>Traditional, phased development approach</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Greening, D.R.</text:p>
          </table:table-cell>
          <table:table-cell table:style-name="ce6" office:value-type="float" office:value="2010">
            <text:p>2010</text:p>
          </table:table-cell>
          <table:table-cell office:value-type="string">
            <text:p>Enterprise Scrum: Scaling Scrum to the Executive Level</text:p>
          </table:table-cell>
          <table:table-cell office:value-type="string">
            <text:p>?</text:p>
          </table:table-cell>
          <table:table-cell table:style-name="ce13" office:value-type="string">
            <text:p>Hyl?</text:p>
          </table:table-cell>
          <table:table-cell table:style-name="ce18"/>
          <table:table-cell table:style-name="ce20" office:value-type="string">
            <text:p>Exclude. Does not talk about transformation, only current use of practices.</text:p>
          </table:table-cell>
          <table:table-cell table:style-name="ce18" office:value-type="string">
            <text:p>Citrix, 25 software engineering teams across 6 products, kertoo enemmänkin Scrumin skaalaamisesta, "enterprice Scrum" kuin transformaatiosta. KIINNOSTAVA</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he description starts when Scrum is already in use. The challenge of scaling up Scrum is described.</text:p>
          </table:table-cell>
          <table:table-cell office:value-type="string">
            <text:p>25 software engineering teams using a single top-down Enterprise Scrum. 200 member engineering department.</text:p>
          </table:table-cell>
          <table:table-cell office:value-type="string">
            <text:p>-</text:p>
          </table:table-cell>
          <table:table-cell office:value-type="string">
            <text:p>Citrix Online</text:p>
          </table:table-cell>
          <table:table-cell/>
          <table:table-cell office:value-type="string">
            <text:p>-</text:p>
          </table:table-cell>
          <table:table-cell office:value-type="string">
            <text:p>Scrum, Kanban</text:p>
          </table:table-cell>
          <table:table-cell table:number-columns-repeated="1001"/>
        </table:table-row>
        <table:table-row table:style-name="ro7">
          <table:table-cell office:value-type="string">
            <text:p>X</text:p>
          </table:table-cell>
          <table:table-cell office:value-type="string">
            <text:p>Grossman, F.; Bergin, J.; Leip, D.; Merritt, S. &amp; Gotel, O.</text:p>
          </table:table-cell>
          <table:table-cell table:style-name="ce6" office:value-type="float" office:value="2004">
            <text:p>2004</text:p>
          </table:table-cell>
          <table:table-cell office:value-type="string">
            <text:p>One XP experience: introducing agile (XP) software development into a culture that is willing but not ready</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IBM, initial XP project, 24 people,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bit</text:p>
          </table:table-cell>
          <table:table-cell office:value-type="string">
            <text:p>“The team” mentioned. 24 people webmaster team.</text:p>
          </table:table-cell>
          <table:table-cell/>
          <table:table-cell office:value-type="string">
            <text:p>IBM.com web development team</text:p>
          </table:table-cell>
          <table:table-cell office:value-type="string">
            <text:p>Web development</text:p>
          </table:table-cell>
          <table:table-cell office:value-type="string">
            <text:p>Waterfall</text:p>
          </table:table-cell>
          <table:table-cell office:value-type="string">
            <text:p>XP</text:p>
          </table:table-cell>
          <table:table-cell table:number-columns-repeated="1001"/>
        </table:table-row>
        <table:table-row table:style-name="ro6">
          <table:table-cell office:value-type="string">
            <text:p>X</text:p>
          </table:table-cell>
          <table:table-cell office:value-type="string">
            <text:p>Hajjdiab, H. &amp; Taleb, A.S.</text:p>
          </table:table-cell>
          <table:table-cell table:style-name="ce6" office:value-type="float" office:value="2011">
            <text:p>2011</text:p>
          </table:table-cell>
          <table:table-cell office:value-type="string">
            <text:p>Agile adoption experience: A case study in the U.A.E</text:p>
          </table:table-cell>
          <table:table-cell table:style-name="ce11" office:value-type="string">
            <text:p>X</text:p>
          </table:table-cell>
          <table:table-cell table:style-name="ce16" office:value-type="string">
            <text:p>Hyl?</text:p>
          </table:table-cell>
          <table:table-cell table:style-name="ce18"/>
          <table:table-cell table:style-name="ce20" office:value-type="string">
            <text:p>Include. Borderline case, see next for criteria</text:p>
          </table:table-cell>
          <table:table-cell table:style-name="ce18" office:value-type="string">
            <text:p>UAE.IT department that includes around 200 employees. Entity S consists of a System development Section that has over 50 employees, Saattaa olla liian pieni. Koko ei käy täysin ilmi.</text:p>
          </table:table-cell>
          <table:table-cell/>
          <table:table-cell office:value-type="string">
            <text:p>SW development organization</text:p>
          </table:table-cell>
          <table:table-cell office:value-type="string">
            <text:p>Experience report</text:p>
          </table:table-cell>
          <table:table-cell office:value-type="string">
            <text:p>Descriptions on problems encountered while introducing agile.</text:p>
          </table:table-cell>
          <table:table-cell office:value-type="string">
            <text:p>IT department that includes around 200 employees, <text:span text:style-name="T2">System </text:span><text:span text:style-name="T2">development Section with </text:span><text:span text:style-name="T2">over 50 employees.</text:span></text:p>
          </table:table-cell>
          <table:table-cell office:value-type="string">
            <text:p>2009: problem analysis, 2010: decision to adopt</text:p>
          </table:table-cell>
          <table:table-cell office:value-type="string">
            <text:p>Anonymous</text:p>
          </table:table-cell>
          <table:table-cell office:value-type="string">
            <text:p>Government</text:p>
          </table:table-cell>
          <table:table-cell office:value-type="string">
            <text:p>Waterfall</text:p>
          </table:table-cell>
          <table:table-cell office:value-type="string">
            <text:p>Scrum</text:p>
          </table:table-cell>
          <table:table-cell office:value-type="string">
            <text:p>See references [10-14] for large scale experience reports</text:p>
          </table:table-cell>
          <table:table-cell table:number-columns-repeated="1000"/>
        </table:table-row>
        <table:table-row table:style-name="ro8">
          <table:table-cell office:value-type="string">
            <text:p>X</text:p>
          </table:table-cell>
          <table:table-cell office:value-type="string">
            <text:p>Hajjdiab, H.; Taleb, A.S. &amp; Ali, J.</text:p>
          </table:table-cell>
          <table:table-cell table:style-name="ce6" office:value-type="float" office:value="2012">
            <text:p>2012</text:p>
          </table:table-cell>
          <table:table-cell office:value-type="string">
            <text:p>An industrial case study for Scrum adoption</text:p>
          </table:table-cell>
          <table:table-cell table:style-name="ce11" office:value-type="string">
            <text:p>?</text:p>
          </table:table-cell>
          <table:table-cell table:style-name="ce16" office:value-type="string">
            <text:p>X?</text:p>
          </table:table-cell>
          <table:table-cell table:style-name="ce18"/>
          <table:table-cell table:style-name="ce20" office:value-type="string">
            <text:p>Include. Borderline case. 50 employees, 6 teams (40 developers)</text:p>
          </table:table-cell>
          <table:table-cell table:style-name="ce18" office: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text:p>Combine with Hajjdiab 2006</text:p>
          </table:table-cell>
          <table:table-cell office:value-type="string">
            <text:p>-</text:p>
          </table:table-cell>
          <table:table-cell office:value-type="string">
            <text:p>Experience report, continuing on Hajjdiab 2011</text:p>
          </table:table-cell>
          <table:table-cell table:number-columns-repeated="3" office:value-type="string">
            <text:p>-</text:p>
          </table:table-cell>
          <table:table-cell table:style-name="ce25" office:value-type="string">
            <text:p>-</text:p>
          </table:table-cell>
          <table:table-cell table:number-columns-repeated="3" office:value-type="string">
            <text:p>-</text:p>
          </table:table-cell>
          <table:table-cell table:number-columns-repeated="1001"/>
        </table:table-row>
        <table:table-row table:style-name="ro7">
          <table:table-cell office:value-type="string">
            <text:p>X</text:p>
          </table:table-cell>
          <table:table-cell office:value-type="string">
            <text:p>Hallikainen, M.</text:p>
          </table:table-cell>
          <table:table-cell table:style-name="ce6" office:value-type="float" office:value="2011">
            <text:p>2011</text:p>
          </table:table-cell>
          <table:table-cell office:value-type="string">
            <text:p>Experiences on Agile Seating, Facilities and Solutions: Multisite Environment</text:p>
          </table:table-cell>
          <table:table-cell table:style-name="ce10" office:value-type="string">
            <text:p>X</text:p>
          </table:table-cell>
          <table:table-cell table:style-name="ce14" office:value-type="string">
            <text:p>X</text:p>
          </table:table-cell>
          <table:table-cell table:style-name="ce18"/>
          <table:table-cell table:style-name="ce20"/>
          <table:table-cell table:style-name="ce18" office:value-type="string">
            <text:p>Ericsson, Suomi. Tarkkaa kokoa ei artikkelissa sanota, esim. Tiimimääriä (vaikka tiedämme että on tarpeeksi iso).</text:p>
          </table:table-cell>
          <table:table-cell/>
          <table:table-cell office:value-type="string">
            <text:p>SW development organization</text:p>
          </table:table-cell>
          <table:table-cell office:value-type="string">
            <text:p>Experience report</text:p>
          </table:table-cell>
          <table:table-cell office:value-type="string">
            <text:p>Transformation is discussed, viewpoint is somewhat inclined to physical spaces.</text:p>
          </table:table-cell>
          <table:table-cell office:value-type="string">
            <text:p>Several teams mentioned. Precise figures are not presented.</text:p>
          </table:table-cell>
          <table:table-cell office:value-type="string">
            <text:p>Around 2009-2010</text:p>
          </table:table-cell>
          <table:table-cell office:value-type="string">
            <text:p>Ericsson Jorvas</text:p>
          </table:table-cell>
          <table:table-cell office:value-type="string">
            <text:p>Telecommunications</text:p>
          </table:table-cell>
          <table:table-cell office:value-type="string">
            <text:p>-</text:p>
          </table:table-cell>
          <table:table-cell office:value-type="string">
            <text:p>Scrum, Kanban, Lean</text:p>
          </table:table-cell>
          <table:table-cell table:number-columns-repeated="1001"/>
        </table:table-row>
        <table:table-row table:style-name="ro4">
          <table:table-cell office:value-type="string">
            <text:p>X</text:p>
          </table:table-cell>
          <table:table-cell office:value-type="string">
            <text:p>Hanly, S.; Wai, L.; Meadows, L. &amp; Leaton, R.</text:p>
          </table:table-cell>
          <table:table-cell table:style-name="ce6" office:value-type="float" office:value="2006">
            <text:p>2006</text:p>
          </table:table-cell>
          <table:table-cell office:value-type="string">
            <text:p>Agile coaching in British Telecom: making strawberry jam</text:p>
          </table:table-cell>
          <table:table-cell table:style-name="ce10" office:value-type="string">
            <text:p>X</text:p>
          </table:table-cell>
          <table:table-cell table:style-name="ce14" office:value-type="string">
            <text:p>X</text:p>
          </table:table-cell>
          <table:table-cell table:style-name="ce18"/>
          <table:table-cell table:style-name="ce20"/>
          <table:table-cell table:style-name="ce18" office:value-type="string">
            <text:p>British Telecom, 14,000 people, coaching perspective, </text:p>
          </table:table-cell>
          <table:table-cell/>
          <table:table-cell office:value-type="string">
            <text:p>SW development organization</text:p>
          </table:table-cell>
          <table:table-cell office:value-type="string">
            <text:p>Experience report</text:p>
          </table:table-cell>
          <table:table-cell office:value-type="string">
            <text:p>Interesting description on huge-scale transformation.</text:p>
          </table:table-cell>
          <table:table-cell office:value-type="string">
            <text:p>14,000 IT employees to become an Agile organisation.</text:p>
          </table:table-cell>
          <table:table-cell office:value-type="string">
            <text:p>5/2004-</text:p>
          </table:table-cell>
          <table:table-cell office:value-type="string">
            <text:p>British Telecom</text:p>
          </table:table-cell>
          <table:table-cell office:value-type="string">
            <text:p>Telecommunications</text:p>
          </table:table-cell>
          <table:table-cell office:value-type="string">
            <text:p>Old fashioned process-driven</text:p>
            <text:p>Waterfall</text:p>
          </table:table-cell>
          <table:table-cell office:value-type="string">
            <text:p>Mentioning of Scrum, XP</text:p>
          </table:table-cell>
          <table:table-cell table:number-columns-repeated="1001"/>
        </table:table-row>
        <table:table-row table:style-name="ro8">
          <table:table-cell office:value-type="string">
            <text:p>X</text:p>
          </table:table-cell>
          <table:table-cell office:value-type="string">
            <text:p>Hansen, M.T. &amp; Baggesen, H.</text:p>
          </table:table-cell>
          <table:table-cell table:style-name="ce6" office:value-type="float" office:value="2009">
            <text:p>2009</text:p>
          </table:table-cell>
          <table:table-cell office:value-type="string">
            <text:p>From CMMI and Isolation to Scrum, Agile, Lean and Collaboration</text:p>
          </table:table-cell>
          <table:table-cell table:style-name="ce8" office:value-type="string">
            <text:p>?</text:p>
          </table:table-cell>
          <table:table-cell table:style-name="ce15" office:value-type="string">
            <text:p>Hyl.?</text:p>
          </table:table-cell>
          <table:table-cell table:style-name="ce18"/>
          <table:table-cell table:style-name="ce22" office:value-type="string">
            <text:p>Exclude. The graphics present 4 teams. No hints on size whatsoever, so maybe it is small.</text:p>
          </table:table-cell>
          <table:table-cell table:style-name="ce18" office: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text:p>Large scale not explicit</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Two sites. Many teams. Seems large.</text:p>
          </table:table-cell>
          <table:table-cell office:value-type="string">
            <text:p>6/2006-</text:p>
          </table:table-cell>
          <table:table-cell office:value-type="string">
            <text:p>SoftwarePeople</text:p>
          </table:table-cell>
          <table:table-cell/>
          <table:table-cell office:value-type="string">
            <text:p>CMMI level 3</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Hanssen, G.K.a b</text:p>
          </table:table-cell>
          <table:table-cell table:style-name="ce6" office:value-type="float" office:value="2011">
            <text:p>2011</text:p>
          </table:table-cell>
          <table:table-cell office:value-type="string">
            <text:p>Agile software product line engineering: Enabling factors</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Ei keskity tranformaatioon. Software product line organization that has adopted agile software development, transformation 5 years ago, 260 people, including over 60 developers, </text:p>
          </table:table-cell>
          <table:table-cell office:value-type="string">
            <text:p>Transformation is not described</text:p>
          </table:table-cell>
          <table:table-cell office:value-type="string">
            <text:p>SW company</text:p>
          </table:table-cell>
          <table:table-cell office:value-type="string">
            <text:p>Case study. Process documented.</text:p>
          </table:table-cell>
          <table:table-cell office:value-type="string">
            <text:p>The new model is described, but the transformation process is not described</text:p>
          </table:table-cell>
          <table:table-cell office:value-type="string">
            <text:p>260 people, including over 60 developers, many sites</text:p>
          </table:table-cell>
          <table:table-cell office:value-type="string">
            <text:p>2006</text:p>
          </table:table-cell>
          <table:table-cell office:value-type="string">
            <text:p>Anonymous</text:p>
          </table:table-cell>
          <table:table-cell office:value-type="string">
            <text:p>Product line</text:p>
          </table:table-cell>
          <table:table-cell office:value-type="string">
            <text:p>Well-defined waterfall-inspired process</text:p>
          </table:table-cell>
          <table:table-cell office:value-type="string">
            <text:p>Evo (comparable with Scrum)</text:p>
          </table:table-cell>
          <table:table-cell table:number-columns-repeated="1001"/>
        </table:table-row>
        <table:table-row table:style-name="ro7">
          <table:table-cell office:value-type="string">
            <text:p>X</text:p>
          </table:table-cell>
          <table:table-cell office:value-type="string">
            <text:p>Hazzan, O.a &amp; Dubinsky, Y.b</text:p>
          </table:table-cell>
          <table:table-cell table:style-name="ce6" office:value-type="float" office:value="2006">
            <text:p>2006</text:p>
          </table:table-cell>
          <table:table-cell office:value-type="string">
            <text:p>The concept of change in technology transfer</text:p>
          </table:table-cell>
          <table:table-cell office:value-type="string">
            <text:p>-</text:p>
          </table:table-cell>
          <table:table-cell table:style-name="ce13" office:value-type="string">
            <text:p>Hyl.</text:p>
          </table:table-cell>
          <table:table-cell table:style-name="ce18"/>
          <table:table-cell table:style-name="ce20"/>
          <table:table-cell table:style-name="ce18" office: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text:p>No transform, size unclear</text:p>
          </table:table-cell>
          <table:table-cell office:value-type="string">
            <text:p>SW development organization</text:p>
          </table:table-cell>
          <table:table-cell office:value-type="string">
            <text:p>Case study.</text:p>
          </table:table-cell>
          <table:table-cell office:value-type="string">
            <text:p>Transformation is discussed very little.</text:p>
          </table:table-cell>
          <table:table-cell office:value-type="string">
            <text:p>Size not discussed.</text:p>
          </table:table-cell>
          <table:table-cell table:number-columns-repeated="2"/>
          <table:table-cell office:value-type="string">
            <text:p>Military</text:p>
          </table:table-cell>
          <table:table-cell/>
          <table:table-cell office:value-type="string">
            <text:p>XP</text:p>
          </table:table-cell>
          <table:table-cell table:number-columns-repeated="1001"/>
        </table:table-row>
        <table:table-row table:style-name="ro8">
          <table:table-cell office:value-type="string">
            <text:p>X</text:p>
          </table:table-cell>
          <table:table-cell office:value-type="string">
            <text:p>Heidenberg, Jeanette; Matinlassi, Mari; Pikkarainen, Minna; Hirkman, Piia &amp; Partaneni, Jari</text:p>
          </table:table-cell>
          <table:table-cell table:style-name="ce6" office:value-type="float" office:value="2010">
            <text:p>2010</text:p>
          </table:table-cell>
          <table:table-cell office:value-type="string">
            <text:p>Systematic Piloting of Agile Methods in the Large: Two Cases in Embedded Systems Development</text:p>
          </table:table-cell>
          <table:table-cell office:value-type="string">
            <text:p>-</text:p>
          </table:table-cell>
          <table:table-cell table:style-name="ce13" office:value-type="string">
            <text:p>Hyl?</text:p>
          </table:table-cell>
          <table:table-cell table:style-name="ce18" office:value-type="string">
            <text:p>Check</text:p>
          </table:table-cell>
          <table:table-cell table:style-name="ce20" office:value-type="string">
            <text:p>Exclude. Only 20 of 60 people in pilot. The pilot did not lead to company wide transform.</text:p>
          </table:table-cell>
          <table:table-cell table:style-name="ce18" office: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text:p>Not large</text:p>
          </table:table-cell>
          <table:table-cell office:value-type="string">
            <text:p>SW company</text:p>
          </table:table-cell>
          <table:table-cell office:value-type="string">
            <text:p>Multiple case study.</text:p>
          </table:table-cell>
          <table:table-cell office:value-type="string">
            <text:p>Transformation is discussed from the viewpoint of piloting.</text:p>
          </table:table-cell>
          <table:table-cell office:value-type="string">
            <text:p>Team 1: 60 people in the project, of which 20 in pilot team. Team 2: 15 development people</text:p>
          </table:table-cell>
          <table:table-cell/>
          <table:table-cell office:value-type="string">
            <text:p>Elektrobit Corp.</text:p>
          </table:table-cell>
          <table:table-cell office:value-type="string">
            <text:p>Embedded, wireless and automotive</text:p>
          </table:table-cell>
          <table:table-cell table:number-columns-repeated="1003"/>
        </table:table-row>
        <table:table-row table:style-name="ro6">
          <table:table-cell office:value-type="string">
            <text:p>X</text:p>
          </table:table-cell>
          <table:table-cell office:value-type="string">
            <text:p>Henderson-Sellers, B.a b c &amp; Serour, M.K.a d</text:p>
          </table:table-cell>
          <table:table-cell table:style-name="ce6" office:value-type="float" office:value="2005">
            <text:p>2005</text:p>
          </table:table-cell>
          <table:table-cell office:value-type="string">
            <text:p>Creating a dual-agility method: The value of method engineering</text:p>
          </table:table-cell>
          <table:table-cell office:value-type="string">
            <text:p>?</text:p>
          </table:table-cell>
          <table:table-cell table:style-name="ce13"/>
          <table:table-cell table:style-name="ce18" office:value-type="string">
            <text:p>See pages 15-18. Seems like include.</text:p>
          </table:table-cell>
          <table:table-cell table:style-name="ce20" office:value-type="string">
            <text:p>Exclude. Transformation discussed mostly on pages 16-18. Too little insight in relation to RQs.</text:p>
          </table:table-cell>
          <table:table-cell table:style-name="ce18"/>
          <table:table-cell office:value-type="string">
            <text:p>Focus on method engineering, agile unclear</text:p>
          </table:table-cell>
          <table:table-cell office:value-type="string">
            <text:p>Case 2: IT organization. It is unclear whether this is agile as focus is on “engineering an SDM”</text:p>
          </table:table-cell>
          <table:table-cell office:value-type="string">
            <text:p>Researching a method, with case study</text:p>
          </table:table-cell>
          <table:table-cell office:value-type="string">
            <text:p>Mostly describing engineering a SDM. In case 2 transformation is described with some detail.</text:p>
          </table:table-cell>
          <table:table-cell table:style-name="ce25" office:value-type="string">
            <text:p>Case 1: “A team” mentioned</text:p>
            <text:p>Case 2: 120 person IT section</text:p>
          </table:table-cell>
          <table:table-cell table:number-columns-repeated="2"/>
          <table:table-cell office:value-type="string">
            <text:p>Case 2: Government, internal IT services</text:p>
          </table:table-cell>
          <table:table-cell/>
          <table:table-cell office:value-type="string">
            <text:p>Method engineered SDM</text:p>
          </table:table-cell>
          <table:table-cell table:style-name="ce27" office:value-type="string">
            <text:p>Large scale def.: [Fowler, 2002]</text:p>
          </table:table-cell>
          <table:table-cell table:number-columns-repeated="1000"/>
        </table:table-row>
        <table:table-row table:style-name="ro7">
          <table:table-cell office:value-type="string">
            <text:p>X</text:p>
          </table:table-cell>
          <table:table-cell office:value-type="string">
            <text:p>Hirsch, M.</text:p>
          </table:table-cell>
          <table:table-cell table:style-name="ce6" office:value-type="float" office:value="2005">
            <text:p>2005</text:p>
          </table:table-cell>
          <table:table-cell office:value-type="string">
            <text:p>Moving from a plan driven culture to agile development</text:p>
          </table:table-cell>
          <table:table-cell office:value-type="string">
            <text:p>-</text:p>
          </table:table-cell>
          <table:table-cell table:style-name="ce13"/>
          <table:table-cell table:style-name="ce18" office:value-type="string">
            <text:p>Exclude: One page introduction</text:p>
          </table:table-cell>
          <table:table-cell table:style-name="ce20"/>
          <table:table-cell table:style-name="ce18"/>
          <table:table-cell office:value-type="string">
            <text:p>Seems to be a conference talk</text:p>
          </table:table-cell>
          <table:table-cell/>
          <table:table-cell office:value-type="string">
            <text:p>Seems to be a conference talk</text:p>
          </table:table-cell>
          <table:table-cell table:number-columns-repeated="1008"/>
        </table:table-row>
        <table:table-row table:style-name="ro7">
          <table:table-cell office:value-type="string">
            <text:p>X</text:p>
          </table:table-cell>
          <table:table-cell office:value-type="string">
            <text:p>Hodgetts, P.</text:p>
          </table:table-cell>
          <table:table-cell table:style-name="ce6" office:value-type="float" office:value="2004">
            <text:p>2004</text:p>
          </table:table-cell>
          <table:table-cell office:value-type="string">
            <text:p>Refactoring the development process: experiences with the incremental adoption of agile practices</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large</text:p>
          </table:table-cell>
          <table:table-cell office:value-type="string">
            <text:p>Agile SW teams</text:p>
          </table:table-cell>
          <table:table-cell office:value-type="string">
            <text:p>Experience report</text:p>
          </table:table-cell>
          <table:table-cell office:value-type="string">
            <text:p>Focus on transformation</text:p>
          </table:table-cell>
          <table:table-cell office:value-type="string">
            <text:p>Less than 20 members. Talk about “the team”.</text:p>
          </table:table-cell>
          <table:table-cell/>
          <table:table-cell office:value-type="string">
            <text:p>Multiple companies</text:p>
          </table:table-cell>
          <table:table-cell table:number-columns-repeated="1004"/>
        </table:table-row>
        <table:table-row table:style-name="ro9">
          <table:table-cell office:value-type="string">
            <text:p>X</text:p>
          </table:table-cell>
          <table:table-cell office:value-type="string">
            <text:p>Hodgkins, P. &amp; Hohmann, L.</text:p>
          </table:table-cell>
          <table:table-cell table:style-name="ce6" office:value-type="float" office:value="2007">
            <text:p>2007</text:p>
          </table:table-cell>
          <table:table-cell office:value-type="string">
            <text:p>Agile Program Management: Lessons Learned from the VeriSign Managed Security Services Team</text:p>
          </table:table-cell>
          <table:table-cell office:value-type="string">
            <text:p>-</text:p>
          </table:table-cell>
          <table:table-cell table:style-name="ce13"/>
          <table:table-cell table:style-name="ce18" office:value-type="string">
            <text:p>Transformation is very briefly mentioned in section 3. So little transformation → Exclude.</text:p>
          </table:table-cell>
          <table:table-cell table:style-name="ce20" office:value-type="string">
            <text:p>Exclude. Organiztional transform only mentionen in one paragraph (section 3). Focus on agile in program management, which is not agile SE.</text:p>
          </table:table-cell>
          <table:table-cell table:style-name="ce18"/>
          <table:table-cell office:value-type="string">
            <text:p>No transform</text:p>
          </table:table-cell>
          <table:table-cell office:value-type="string">
            <text:p>SW company</text:p>
          </table:table-cell>
          <table:table-cell office:value-type="string">
            <text:p>Experience report</text:p>
          </table:table-cell>
          <table:table-cell office:value-type="string">
            <text:p>Focus on roadmap and backlog handling, with lessons learned</text:p>
          </table:table-cell>
          <table:table-cell office:value-type="string">
            <text:p>500 people, 3 locations. Example on “the team” being 500 people.</text:p>
          </table:table-cell>
          <table:table-cell office:value-type="string">
            <text:p>2006-</text:p>
          </table:table-cell>
          <table:table-cell office:value-type="string">
            <text:p>VeriSign</text:p>
          </table:table-cell>
          <table:table-cell office:value-type="string">
            <text:p>Information security</text:p>
          </table:table-cell>
          <table:table-cell/>
          <table:table-cell office:value-type="string">
            <text:p>Scrum</text:p>
          </table:table-cell>
          <table:table-cell office:value-type="string">
            <text:p>Example on “the team” being 500 people.</text:p>
          </table:table-cell>
          <table:table-cell table:number-columns-repeated="1000"/>
        </table:table-row>
        <table:table-row table:style-name="ro7">
          <table:table-cell office:value-type="string">
            <text:p>X</text:p>
          </table:table-cell>
          <table:table-cell office:value-type="string">
            <text:p>Howard, D.</text:p>
          </table:table-cell>
          <table:table-cell table:style-name="ce6" office:value-type="float" office:value="2003">
            <text:p>2003</text:p>
          </table:table-cell>
          <table:table-cell office:value-type="string">
            <text:p>Swimming around the waterfall: Introducing and using agile development in a data centric, traditional software engineering company</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12 person “core team” in the transformation.</text:p>
          </table:table-cell>
          <table:table-cell table:number-columns-repeated="2"/>
          <table:table-cell office:value-type="string">
            <text:p>Financial</text:p>
          </table:table-cell>
          <table:table-cell office:value-type="string">
            <text:p>Waterfall</text:p>
          </table:table-cell>
          <table:table-cell office:value-type="string">
            <text:p>XP</text:p>
          </table:table-cell>
          <table:table-cell table:number-columns-repeated="1001"/>
        </table:table-row>
        <table:table-row table:style-name="ro10">
          <table:table-cell office:value-type="string">
            <text:p>X</text:p>
          </table:table-cell>
          <table:table-cell office:value-type="string">
            <text:p>Howard, K.R.</text:p>
          </table:table-cell>
          <table:table-cell table:style-name="ce6" office:value-type="float" office:value="2009">
            <text:p>2009</text:p>
          </table:table-cell>
          <table:table-cell office:value-type="string">
            <text:p>The Covert Agilist</text:p>
          </table:table-cell>
          <table:table-cell office:value-type="string">
            <text:p>?</text:p>
          </table:table-cell>
          <table:table-cell table:style-name="ce13"/>
          <table:table-cell table:style-name="Default"/>
          <table:table-cell table:style-name="ce20" office:value-type="string">
            <text:p>Exclude. Case is seemingly not large, only three teams used as an example. The organization does not transform, but the case rather tells of the struggle of agile consultants.</text:p>
          </table:table-cell>
          <table:table-cell table:style-name="ce18"/>
          <table:table-cell office:value-type="string">
            <text:p>Unclear overall</text:p>
          </table:table-cell>
          <table:table-cell office:value-type="string">
            <text:p>SW company</text:p>
          </table:table-cell>
          <table:table-cell office:value-type="string">
            <text:p>Personal experience report</text:p>
          </table:table-cell>
          <table:table-cell office:value-type="string">
            <text:p>Transformation is discussed a bit</text:p>
          </table:table-cell>
          <table:table-cell office:value-type="string">
            <text:p>Several teams</text:p>
          </table:table-cell>
          <table:table-cell office:value-type="string">
            <text:p>2008-</text:p>
          </table:table-cell>
          <table:table-cell/>
          <table:table-cell office:value-type="string">
            <text:p>Financial</text:p>
          </table:table-cell>
          <table:table-cell office:value-type="string">
            <text:p>Prescriptive waterfall</text:p>
          </table:table-cell>
          <table:table-cell table:number-columns-repeated="1002"/>
        </table:table-row>
        <table:table-row table:style-name="ro7">
          <table:table-cell office:value-type="string">
            <text:p>X</text:p>
          </table:table-cell>
          <table:table-cell office:value-type="string">
            <text:p>Jackson, A.; Tsang, Shiu Lun; Gray, A.; Driver, C. &amp; Clarke, S.</text:p>
          </table:table-cell>
          <table:table-cell table:style-name="ce6" office:value-type="float" office:value="2004">
            <text:p>2004</text:p>
          </table:table-cell>
          <table:table-cell office:value-type="string">
            <text:p>Behind the rules: XP experiences</text:p>
          </table:table-cell>
          <table:table-cell office:value-type="string">
            <text:p>-</text:p>
          </table:table-cell>
          <table:table-cell table:style-name="ce13"/>
          <table:table-cell table:style-name="Default"/>
          <table:table-cell table:style-name="ce18" office:value-type="string">
            <text:p>Exclude: Student project</text:p>
          </table:table-cell>
          <table:table-cell table:style-name="ce18"/>
          <table:table-cell office:value-type="string">
            <text:p>Student project</text:p>
          </table:table-cell>
          <table:table-cell office:value-type="string">
            <text:p>University course</text:p>
          </table:table-cell>
          <table:table-cell/>
          <table:table-cell office:value-type="string">
            <text:p>No transformation</text:p>
          </table:table-cell>
          <table:table-cell table:number-columns-repeated="5"/>
          <table:table-cell office:value-type="string">
            <text:p>XP</text:p>
          </table:table-cell>
          <table:table-cell table:number-columns-repeated="1001"/>
        </table:table-row>
        <table:table-row table:style-name="ro6">
          <table:table-cell office:value-type="string">
            <text:p>X</text:p>
          </table:table-cell>
          <table:table-cell office:value-type="string">
            <text:p>Jakobsen, C.R. &amp; Sutherland, J.</text:p>
          </table:table-cell>
          <table:table-cell table:style-name="ce6" office:value-type="float" office:value="2009">
            <text:p>2009</text:p>
          </table:table-cell>
          <table:table-cell office:value-type="string">
            <text:p>Scrum and CMMI Going from Good to Great</text:p>
          </table:table-cell>
          <table:table-cell office:value-type="string">
            <text:p>-</text:p>
          </table:table-cell>
          <table:table-cell table:style-name="ce13"/>
          <table:table-cell table:style-name="ce18"/>
          <table:table-cell table:style-name="ce20" office:value-type="string">
            <text:p>Exclude. One sentence on transformation. Focus on measuring process with CMMi – no transformation.</text:p>
          </table:table-cell>
          <table:table-cell table:style-name="ce18"/>
          <table:table-cell office:value-type="string">
            <text:p>Focus on CMMI + Scrum integration</text:p>
          </table:table-cell>
          <table:table-cell office:value-type="string">
            <text:p>SW company</text:p>
          </table:table-cell>
          <table:table-cell office:value-type="string">
            <text:p>Experience report</text:p>
          </table:table-cell>
          <table:table-cell office:value-type="string">
            <text:p>Agile transformation is not discussed. Transformation to use CMMI is discussed.</text:p>
          </table:table-cell>
          <table:table-cell office:value-type="string">
            <text:p>500 people, 4 locations.</text:p>
          </table:table-cell>
          <table:table-cell office:value-type="string">
            <text:p>2006-</text:p>
          </table:table-cell>
          <table:table-cell office:value-type="string">
            <text:p>Systematic Software Engineering</text:p>
          </table:table-cell>
          <table:table-cell office:value-type="string">
            <text:p>Defense, healthcare, manufacturing</text:p>
          </table:table-cell>
          <table:table-cell office:value-type="string">
            <text:p>Scrum</text:p>
          </table:table-cell>
          <table:table-cell office:value-type="string">
            <text:p>Scrum + CMMI</text:p>
          </table:table-cell>
          <table:table-cell table:number-columns-repeated="1001"/>
        </table:table-row>
        <table:table-row table:style-name="ro6">
          <table:table-cell office:value-type="string">
            <text:p>X</text:p>
          </table:table-cell>
          <table:table-cell office:value-type="string">
            <text:p>Jensen, B. &amp; Zilmer, A.</text:p>
          </table:table-cell>
          <table:table-cell table:style-name="ce6" office:value-type="float" office:value="2003">
            <text:p>2003</text:p>
          </table:table-cell>
          <table:table-cell office:value-type="string">
            <text:p>Cross-continent development using Scrum and XP</text:p>
          </table:table-cell>
          <table:table-cell office:value-type="string">
            <text:p>-</text:p>
          </table:table-cell>
          <table:table-cell table:style-name="ce13"/>
          <table:table-cell table:style-name="ce18"/>
          <table:table-cell table:style-name="ce20" office:value-type="string">
            <text:p>Exclude. ”We” refers to 10 person team. Rest of organization uses varying SDMs, only interfacing Agile.</text:p>
          </table:table-cell>
          <table:table-cell table:style-name="ce18"/>
          <table:table-cell office:value-type="string">
            <text:p>Seemingly 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Group of 10+ developers in a division of a total of 80+ developers</text:p>
          </table:table-cell>
          <table:table-cell office:value-type="string">
            <text:p>2002-</text:p>
          </table:table-cell>
          <table:table-cell office:value-type="string">
            <text:p>SAS Institute Inc Denmark</text:p>
          </table:table-cell>
          <table:table-cell/>
          <table:table-cell office:value-type="string">
            <text:p>-</text:p>
          </table:table-cell>
          <table:table-cell office:value-type="string">
            <text:p>XP + Scrum</text:p>
          </table:table-cell>
          <table:table-cell table:number-columns-repeated="1001"/>
        </table:table-row>
        <table:table-row table:style-name="ro7">
          <table:table-cell office:value-type="string">
            <text:p>X</text:p>
          </table:table-cell>
          <table:table-cell office:value-type="string">
            <text:p>Jochems, R. &amp; Rodgers, S.</text:p>
          </table:table-cell>
          <table:table-cell table:style-name="ce6" office:value-type="float" office:value="2007">
            <text:p>2007</text:p>
          </table:table-cell>
          <table:table-cell office:value-type="string">
            <text:p>The Rollercoaster of Required Agile Transition</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Only one team</text:p>
          </table:table-cell>
          <table:table-cell table:number-columns-repeated="2"/>
          <table:table-cell office:value-type="string">
            <text:p>Insurance</text:p>
          </table:table-cell>
          <table:table-cell office:value-type="string">
            <text:p>Waterfall</text:p>
          </table:table-cell>
          <table:table-cell office:value-type="string">
            <text:p>Not specified</text:p>
          </table:table-cell>
          <table:table-cell table:number-columns-repeated="1001"/>
        </table:table-row>
        <table:table-row table:style-name="ro7">
          <table:table-cell office:value-type="string">
            <text:p>X</text:p>
          </table:table-cell>
          <table:table-cell office:value-type="string">
            <text:p>Kane, D.</text:p>
          </table:table-cell>
          <table:table-cell table:style-name="ce6" office:value-type="float" office:value="2003">
            <text:p>2003</text:p>
          </table:table-cell>
          <table:table-cell office:value-type="string">
            <text:p>Introducing agile development into bioinformatics: an experience report</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 Mostly presenting practices.</text:p>
          </table:table-cell>
          <table:table-cell office:value-type="string">
            <text:p>4 engineers.</text:p>
          </table:table-cell>
          <table:table-cell office:value-type="string">
            <text:p>2001-</text:p>
          </table:table-cell>
          <table:table-cell office:value-type="string">
            <text:p>National Cancer Institute</text:p>
          </table:table-cell>
          <table:table-cell table:number-columns-repeated="1004"/>
        </table:table-row>
        <table:table-row table:style-name="ro7">
          <table:table-cell office:value-type="string">
            <text:p>X</text:p>
          </table:table-cell>
          <table:table-cell office:value-type="string">
            <text:p>Kim, Eunha &amp; Ryoo, Seokmoon</text:p>
          </table:table-cell>
          <table:table-cell table:style-name="ce6" office:value-type="float" office:value="2012">
            <text:p>2012</text:p>
          </table:table-cell>
          <table:table-cell office:value-type="string">
            <text:p>Agile Adoption Story from NHN</text:p>
          </table:table-cell>
          <table:table-cell office:value-type="string">
            <text:p>-</text:p>
          </table:table-cell>
          <table:table-cell table:style-name="ce13"/>
          <table:table-cell table:style-name="ce18"/>
          <table:table-cell table:style-name="ce20" office:value-type="string">
            <text:p>Exclude. Does not provide any insight on transformation.</text:p>
          </table:table-cell>
          <table:table-cell table:style-name="ce18"/>
          <table:table-cell office:value-type="string">
            <text:p>Size unknown, no transform</text:p>
          </table:table-cell>
          <table:table-cell/>
          <table:table-cell office:value-type="string">
            <text:p>Experience report</text:p>
          </table:table-cell>
          <table:table-cell office:value-type="string">
            <text:p>Discussion is on practices and tools in use, but very little on transformation.</text:p>
          </table:table-cell>
          <table:table-cell office:value-type="string">
            <text:p>Two hundred teams</text:p>
          </table:table-cell>
          <table:table-cell office:value-type="string">
            <text:p>2008-</text:p>
          </table:table-cell>
          <table:table-cell office:value-type="string">
            <text:p>NHN Corporation</text:p>
          </table:table-cell>
          <table:table-cell office:value-type="string">
            <text:p>Internet content service</text:p>
          </table:table-cell>
          <table:table-cell office:value-type="string">
            <text:p>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Kircher, M. &amp; Hofman, P.</text:p>
          </table:table-cell>
          <table:table-cell table:style-name="ce6" office:value-type="float" office:value="2012">
            <text:p>2012</text:p>
          </table:table-cell>
          <table:table-cell office:value-type="string">
            <text:p>Combining systematic reuse with agile development-Experience report</text:p>
          </table:table-cell>
          <table:table-cell office:value-type="string">
            <text:p>-</text:p>
          </table:table-cell>
          <table:table-cell table:style-name="ce13"/>
          <table:table-cell table:style-name="ce18" office:value-type="string">
            <text:p>Exclude: No transformation</text:p>
          </table:table-cell>
          <table:table-cell table:style-name="ce20"/>
          <table:table-cell table:style-name="ce18"/>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Discussion is on practices, but no transformation.</text:p>
          </table:table-cell>
          <table:table-cell office:value-type="string">
            <text:p>Not mentioned</text:p>
          </table:table-cell>
          <table:table-cell/>
          <table:table-cell office:value-type="string">
            <text:p>Siemens Healthcare</text:p>
          </table:table-cell>
          <table:table-cell office:value-type="string">
            <text:p>Medical</text:p>
          </table:table-cell>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Kniberg, H. &amp; Farhang, R.</text:p>
          </table:table-cell>
          <table:table-cell table:style-name="ce6" office:value-type="float" office:value="2008">
            <text:p>2008</text:p>
          </table:table-cell>
          <table:table-cell office:value-type="string">
            <text:p>Bootstrapping Scrum and XP under Crisis A Story from the Trenches</text:p>
          </table:table-cell>
          <table:table-cell office:value-type="string">
            <text:p>?</text:p>
          </table:table-cell>
          <table:table-cell table:style-name="ce13"/>
          <table:table-cell table:style-name="ce18"/>
          <table:table-cell table:style-name="ce20" office:value-type="string">
            <text:p>Exclude. Borderline size. The organization was initially 4 teams / 25 developers. The company is growing instead of transformaing.</text:p>
          </table:table-cell>
          <table:table-cell table:style-name="ce18"/>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42 developers and testers (at some point?). 4 teams.</text:p>
          </table:table-cell>
          <table:table-cell office:value-type="string">
            <text:p>2006</text:p>
          </table:table-cell>
          <table:table-cell office:value-type="string">
            <text:p>Tain</text:p>
          </table:table-cell>
          <table:table-cell office:value-type="string">
            <text:p>Gaming</text:p>
          </table:table-cell>
          <table:table-cell/>
          <table:table-cell office:value-type="string">
            <text:p>Scrum, XP</text:p>
          </table:table-cell>
          <table:table-cell table:number-columns-repeated="1001"/>
        </table:table-row>
        <table:table-row table:style-name="ro7">
          <table:table-cell office:value-type="string">
            <text:p>X</text:p>
          </table:table-cell>
          <table:table-cell office:value-type="string">
            <text:p>Korhonen, K.</text:p>
          </table:table-cell>
          <table:table-cell table:style-name="ce6" office:value-type="float" office:value="2009">
            <text:p>2009</text:p>
          </table:table-cell>
          <table:table-cell office:value-type="string">
            <text:p>Migrating defect management from waterfall to agile software development in a large-scale multi-site organization: A case study</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 transform</text:p>
          </table:table-cell>
          <table:table-cell office:value-type="string">
            <text:p>SW company</text:p>
          </table:table-cell>
          <table:table-cell office:value-type="string">
            <text:p>Multiple case study</text:p>
          </table:table-cell>
          <table:table-cell office:value-type="string">
            <text:p>Focus on defect management</text:p>
          </table:table-cell>
          <table:table-cell office:value-type="string">
            <text:p>3 large multisite companies.</text:p>
          </table:table-cell>
          <table:table-cell table:number-columns-repeated="1006"/>
        </table:table-row>
        <table:table-row table:style-name="ro6">
          <table:table-cell office:value-type="string">
            <text:p>X</text:p>
          </table:table-cell>
          <table:table-cell office:value-type="string">
            <text:p>Korhonen, K.</text:p>
          </table:table-cell>
          <table:table-cell table:style-name="ce6" office:value-type="float" office:value="2012">
            <text:p>2012</text:p>
          </table:table-cell>
          <table:table-cell office:value-type="string">
            <text:p>Evaluating the impact of an agile transformation: a longitudinal case study in a distributed context</text:p>
          </table:table-cell>
          <table:table-cell office:value-type="string">
            <text:p>?</text:p>
          </table:table-cell>
          <table:table-cell table:style-name="ce13"/>
          <table:table-cell table:style-name="ce18" office:value-type="string">
            <text:p>Include? Most transformation in section 3.1. Some other quantitative observations in the remainder of the study.</text:p>
          </table:table-cell>
          <table:table-cell table:style-name="ce22" office:value-type="string">
            <text:p>Can not tell? Borderline. One short section on transformation. Focus still on defect count comparison.</text:p>
          </table:table-cell>
          <table:table-cell table:style-name="ce18"/>
          <table:table-cell office:value-type="string">
            <text:p>Transformation <text:s/>unclear</text:p>
          </table:table-cell>
          <table:table-cell office:value-type="string">
            <text:p>SW company</text:p>
          </table:table-cell>
          <table:table-cell office:value-type="string">
            <text:p>Case study. Process documented.</text:p>
          </table:table-cell>
          <table:table-cell office:value-type="string">
            <text:p>Some transformation is discussed. Much quantitative data.</text:p>
          </table:table-cell>
          <table:table-cell office:value-type="string">
            <text:p>150 people, in global setting</text:p>
          </table:table-cell>
          <table:table-cell/>
          <table:table-cell office:value-type="string">
            <text:p>Nokia Siemens Networks</text:p>
          </table:table-cell>
          <table:table-cell office:value-type="string">
            <text:p>Telecommunications</text:p>
          </table:table-cell>
          <table:table-cell office:value-type="string">
            <text:p>Plan-driven, waterfall</text:p>
          </table:table-cell>
          <table:table-cell office:value-type="string">
            <text:p>Practices (XP), Scrum</text:p>
          </table:table-cell>
          <table:table-cell office:value-type="string">
            <text:p>Thorough background section</text:p>
          </table:table-cell>
          <table:table-cell table:number-columns-repeated="1000"/>
        </table:table-row>
        <table:table-row table:style-name="ro7">
          <table:table-cell office:value-type="string">
            <text:p>X</text:p>
          </table:table-cell>
          <table:table-cell office:value-type="string">
            <text:p>Korhonen, Kirsi</text:p>
          </table:table-cell>
          <table:table-cell table:style-name="ce6" office:value-type="float" office:value="2010">
            <text:p>2010</text:p>
          </table:table-cell>
          <table:table-cell office:value-type="string">
            <text:p>Exploring Defect Data, Quality and Engagement during Agile Transformation at a Large Multisite Organization</text:p>
          </table:table-cell>
          <table:table-cell office:value-type="string">
            <text:p>-</text:p>
          </table:table-cell>
          <table:table-cell table:style-name="ce13"/>
          <table:table-cell table:style-name="ce18" office:value-type="string">
            <text:p>Transformation is basically not discussed at all.</text:p>
          </table:table-cell>
          <table:table-cell table:style-name="ce20" office:value-type="string">
            <text:p>Exclude. No discussion on transformation.</text:p>
          </table:table-cell>
          <table:table-cell table:style-name="ce18"/>
          <table:table-cell office:value-type="string">
            <text:p>Very little transformation</text:p>
          </table:table-cell>
          <table:table-cell office:value-type="string">
            <text:p>SW company</text:p>
          </table:table-cell>
          <table:table-cell office:value-type="string">
            <text:p>Case study. Process documented.</text:p>
          </table:table-cell>
          <table:table-cell office:value-type="string">
            <text:p>How an agile transformation affects defects in software</text:p>
          </table:table-cell>
          <table:table-cell office:value-type="string">
            <text:p>150 people, in global setting</text:p>
          </table:table-cell>
          <table:table-cell table:number-columns-repeated="2"/>
          <table:table-cell office:value-type="string">
            <text:p>Telecommunications</text:p>
          </table:table-cell>
          <table:table-cell/>
          <table:table-cell office:value-type="string">
            <text:p>Practices (XP), Scrum</text:p>
          </table:table-cell>
          <table:table-cell table:number-columns-repeated="1001"/>
        </table:table-row>
        <table:table-row table:style-name="ro7">
          <table:table-cell office:value-type="string">
            <text:p>X</text:p>
          </table:table-cell>
          <table:table-cell office:value-type="string">
            <text:p>Laanti, M.</text:p>
          </table:table-cell>
          <table:table-cell table:style-name="ce6" office:value-type="float" office:value="2008">
            <text:p>2008</text:p>
          </table:table-cell>
          <table:table-cell office:value-type="string">
            <text:p>Implementing program model with agile principles in a large software development organization</text:p>
          </table:table-cell>
          <table:table-cell table:style-name="ce10" office:value-type="string">
            <text:p>X</text:p>
          </table:table-cell>
          <table:table-cell table:style-name="ce13"/>
          <table:table-cell table:style-name="ce18" office:value-type="string">
            <text:p>Include</text:p>
          </table:table-cell>
          <table:table-cell table:style-name="ce20"/>
          <table:table-cell table:style-name="ce18"/>
          <table:table-cell/>
          <table:table-cell office:value-type="string">
            <text:p>SW company</text:p>
          </table:table-cell>
          <table:table-cell office:value-type="string">
            <text:p>Experience report</text:p>
          </table:table-cell>
          <table:table-cell office:value-type="string">
            <text:p>Some scaling problems discussed. Transformation problems discussed.</text:p>
          </table:table-cell>
          <table:table-cell office:value-type="string">
            <text:p>60 independent programs, size varying from tens of developers up to 150 developers</text:p>
          </table:table-cell>
          <table:table-cell office:value-type="string">
            <text:p>2007: dispersed agile teams</text:p>
          </table:table-cell>
          <table:table-cell office:value-type="string">
            <text:p>Nokia</text:p>
          </table:table-cell>
          <table:table-cell/>
          <table:table-cell office:value-type="string">
            <text:p>Waterfall, some Scrum on team level</text:p>
          </table:table-cell>
          <table:table-cell office:value-type="string">
            <text:p>Scrum</text:p>
          </table:table-cell>
          <table:table-cell office:value-type="string">
            <text:p>See: [2] Kahkonen</text:p>
          </table:table-cell>
          <table:table-cell table:number-columns-repeated="1000"/>
        </table:table-row>
        <table:table-row table:style-name="ro4">
          <table:table-cell office:value-type="string">
            <text:p>X</text:p>
          </table:table-cell>
          <table:table-cell office:value-type="string">
            <text:p>Lawrence, R. &amp; Yslas, B.</text:p>
          </table:table-cell>
          <table:table-cell table:style-name="ce6" office:value-type="float" office:value="2006">
            <text:p>2006</text:p>
          </table:table-cell>
          <table:table-cell office:value-type="string">
            <text:p>Three-way cultural change: introducing agile within two non-agile companies and a non-agile methodology</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iscussed a bit</text:p>
          </table:table-cell>
          <table:table-cell office:value-type="string">
            <text:p>“A team” mentioned. 7 developers.</text:p>
          </table:table-cell>
          <table:table-cell/>
          <table:table-cell office:value-type="string">
            <text:p>Avanade (Microsoft and Accenture)</text:p>
          </table:table-cell>
          <table:table-cell office:value-type="string">
            <text:p>Consulting and plant</text:p>
            <text:p>Management services wastewater treatment</text:p>
          </table:table-cell>
          <table:table-cell office:value-type="string">
            <text:p>Capital-M methodology</text:p>
          </table:table-cell>
          <table:table-cell table:number-columns-repeated="1002"/>
        </table:table-row>
        <table:table-row table:style-name="ro8">
          <table:table-cell office:value-type="string">
            <text:p>X</text:p>
          </table:table-cell>
          <table:table-cell office:value-type="string">
            <text:p>Lee, E.C.</text:p>
          </table:table-cell>
          <table:table-cell table:style-name="ce6" office:value-type="float" office:value="2008">
            <text:p>2008</text:p>
          </table:table-cell>
          <table:table-cell office:value-type="string">
            <text:p>Forming to Performing: Transitioning Large-Scale Project Into Agile</text:p>
          </table:table-cell>
          <table:table-cell office:value-type="string">
            <text:p>X</text:p>
          </table:table-cell>
          <table:table-cell table:style-name="ce13"/>
          <table:table-cell table:style-name="ce18"/>
          <table:table-cell table:style-name="ce22" office:value-type="string">
            <text:p>Borderline exclude? Few insights on large scale. Mostly one team's experiences in a large scale context.</text:p>
          </table:table-cell>
          <table:table-cell table:style-name="ce18"/>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300 people, 21 Scrum teams. “Our team” mentioned</text:p>
          </table:table-cell>
          <table:table-cell office:value-type="string">
            <text:p>Mid-2005</text:p>
          </table:table-cell>
          <table:table-cell/>
          <table:table-cell office:value-type="string">
            <text:p>Healthcare</text:p>
          </table:table-cell>
          <table:table-cell office:value-type="string">
            <text:p>Waterfall</text:p>
          </table:table-cell>
          <table:table-cell office:value-type="string">
            <text:p>Scrum, XP</text:p>
          </table:table-cell>
          <table:table-cell table:number-columns-repeated="1001"/>
        </table:table-row>
        <table:table-row table:style-name="ro6">
          <table:table-cell office:value-type="string">
            <text:p>X</text:p>
          </table:table-cell>
          <table:table-cell office:value-type="string">
            <text:p>Lee, S. &amp; Yong, H.-S.</text:p>
          </table:table-cell>
          <table:table-cell table:style-name="ce6" office:value-type="float" office:value="2010">
            <text:p>2010</text:p>
          </table:table-cell>
          <table:table-cell office:value-type="string">
            <text:p>Distributed agile: Project management in a global environment</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Exclude. Only one sentence on transformation (Section 3). Discussion is on the practices in use.</text:p>
          </table:table-cell>
          <table:table-cell table:style-name="ce18"/>
          <table:table-cell office:value-type="string">
            <text:p>No transform</text:p>
          </table:table-cell>
          <table:table-cell office:value-type="string">
            <text:p>SW company</text:p>
          </table:table-cell>
          <table:table-cell office:value-type="string">
            <text:p>Case study.</text:p>
          </table:table-cell>
          <table:table-cell office:value-type="string">
            <text:p>Not that much of transformation, mostly describing scaled agile practices in use.</text:p>
          </table:table-cell>
          <table:table-cell office:value-type="string">
            <text:p>Many teams is evident, talk of Scrum of Scrums, 17 Scrum masters. Many sites.</text:p>
          </table:table-cell>
          <table:table-cell office:value-type="string">
            <text:p>2006</text:p>
          </table:table-cell>
          <table:table-cell office:value-type="string">
            <text:p>Yahoo!</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Lepmets, Marion &amp; Nael, Margus</text:p>
          </table:table-cell>
          <table:table-cell table:style-name="ce6" office:value-type="float" office:value="2010">
            <text:p>2010</text:p>
          </table:table-cell>
          <table:table-cell office:value-type="string">
            <text:p>Balancing Scrum Project Management Process</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 transform</text:p>
          </table:table-cell>
          <table:table-cell table:number-columns-repeated="2"/>
          <table:table-cell office:value-type="string">
            <text:p>No content. Only abstract and conclusion</text:p>
          </table:table-cell>
          <table:table-cell table:number-columns-repeated="5"/>
          <table:table-cell office:value-type="string">
            <text:p>Scrum</text:p>
          </table:table-cell>
          <table:table-cell table:number-columns-repeated="1001"/>
        </table:table-row>
        <table:table-row table:style-name="ro9">
          <table:table-cell office:value-type="string">
            <text:p>X</text:p>
          </table:table-cell>
          <table:table-cell office:value-type="string">
            <text:p>Leszek, A. &amp; Courage, C.</text:p>
          </table:table-cell>
          <table:table-cell table:style-name="ce6" office:value-type="float" office:value="2008">
            <text:p>2008</text:p>
          </table:table-cell>
          <table:table-cell office:value-type="string">
            <text:p>The doctor is ``in'' - Using the office hours concept to make limited resources most effective</text:p>
          </table:table-cell>
          <table:table-cell table:style-name="ce11" office:value-type="string">
            <text:p>?</text:p>
          </table:table-cell>
          <table:table-cell table:style-name="ce13"/>
          <table:table-cell table:style-name="ce18" office:value-type="string">
            <text:p>Exclude: DS team consists of three small groups only (30 supported teams / 4 teams per person = around 10-20 people). Only to consider if combined with other Salesforce reports.</text:p>
          </table:table-cell>
          <table:table-cell table:style-name="ce23" office:value-type="string">
            <text:p>Include. Although focus is on the small DS team, this brings up a particular problem in a large organization.</text:p>
          </table:table-cell>
          <table:table-cell table:style-name="ce18"/>
          <table:table-cell office:value-type="string">
            <text:p>Only partial focus on transformation</text:p>
          </table:table-cell>
          <table:table-cell office:value-type="string">
            <text:p>SW company</text:p>
          </table:table-cell>
          <table:table-cell office:value-type="string">
            <text:p>Personal experience report</text:p>
          </table:table-cell>
          <table:table-cell office:value-type="string">
            <text:p>Some transformation is discussed, main focus is on “office hours” arrangement.</text:p>
          </table:table-cell>
          <table:table-cell office:value-type="string">
            <text:p>300 people, 30 Scrum teams.</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table:number-columns-repeated="1002"/>
        </table:table-row>
        <table:table-row table:style-name="ro7">
          <table:table-cell office:value-type="string">
            <text:p>X</text:p>
          </table:table-cell>
          <table:table-cell office:value-type="string">
            <text:p>Lewis, J. &amp; Neher, K.</text:p>
          </table:table-cell>
          <table:table-cell table:style-name="ce6" office:value-type="float" office:value="2007">
            <text:p>2007</text:p>
          </table:table-cell>
          <table:table-cell office:value-type="string">
            <text:p>Over the Waterfall in a Barrel - MSIT Adventures in Scrum</text:p>
          </table:table-cell>
          <table:table-cell table:style-name="ce10" office:value-type="string">
            <text:p>X</text:p>
          </table:table-cell>
          <table:table-cell table:style-name="ce13"/>
          <table:table-cell table:style-name="ce18" office:value-type="string">
            <text:p>Include</text:p>
          </table:table-cell>
          <table:table-cell table:style-name="ce20"/>
          <table:table-cell table:style-name="ce18"/>
          <table:table-cell/>
          <table:table-cell office:value-type="string">
            <text:p>SW company</text:p>
          </table:table-cell>
          <table:table-cell office:value-type="string">
            <text:p>Personal experience report</text:p>
          </table:table-cell>
          <table:table-cell office:value-type="string">
            <text:p>Transformation is discussed on some level. Challenges of large scale mentioned.</text:p>
          </table:table-cell>
          <table:table-cell office:value-type="string">
            <text:p>4000 people organization. Many teams evident. 9 teams have been determined to be using Scrum.</text:p>
          </table:table-cell>
          <table:table-cell office:value-type="string">
            <text:p>2006-</text:p>
          </table:table-cell>
          <table:table-cell office:value-type="string">
            <text:p>Microsoft IT</text:p>
          </table:table-cell>
          <table:table-cell office:value-type="string">
            <text:p>IT services</text:p>
          </table:table-cell>
          <table:table-cell office:value-type="string">
            <text:p>Waterfall and PMI methodologies</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Li, Jingyue; Moe, Nils B. &amp; Dyb{\aa}, Tore</text:p>
          </table:table-cell>
          <table:table-cell table:style-name="ce6" office:value-type="float" office:value="2010">
            <text:p>2010</text:p>
          </table:table-cell>
          <table:table-cell office:value-type="string">
            <text:p>Transition from a plan-driven process to Scrum: a longitudinal case study on software quality</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 transform, small size</text:p>
          </table:table-cell>
          <table:table-cell office:value-type="string">
            <text:p>SW company</text:p>
          </table:table-cell>
          <table:table-cell office:value-type="string">
            <text:p>Longitudinal Case Study research</text:p>
          </table:table-cell>
          <table:table-cell office:value-type="string">
            <text:p>Not discussed</text:p>
          </table:table-cell>
          <table:table-cell office:value-type="string">
            <text:p>150 employees. 4 sites. Investigated project with 5 developers.</text:p>
          </table:table-cell>
          <table:table-cell/>
          <table:table-cell office:value-type="string">
            <text:p>Anonymous</text:p>
          </table:table-cell>
          <table:table-cell office:value-type="string">
            <text:p>Specialized engineering software</text:p>
          </table:table-cell>
          <table:table-cell/>
          <table:table-cell office:value-type="string">
            <text:p>Scrum</text:p>
          </table:table-cell>
          <table:table-cell office:value-type="string">
            <text:p>[19] Khramov</text:p>
          </table:table-cell>
          <table:table-cell table:number-columns-repeated="1000"/>
        </table:table-row>
        <table:table-row table:style-name="ro7">
          <table:table-cell office:value-type="string">
            <text:p>X</text:p>
          </table:table-cell>
          <table:table-cell office:value-type="string">
            <text:p>Lifshitz, Gadi; Kroskin, Ayelet &amp; Dubinsky, Yael</text:p>
          </table:table-cell>
          <table:table-cell table:style-name="ce6" office:value-type="float" office:value="2008">
            <text:p>2008</text:p>
          </table:table-cell>
          <table:table-cell office:value-type="string">
            <text:p>The story of transition to agile software development</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Small size</text:p>
          </table:table-cell>
          <table:table-cell office:value-type="string">
            <text:p>SW company</text:p>
          </table:table-cell>
          <table:table-cell office:value-type="string">
            <text:p>Personal experience report</text:p>
          </table:table-cell>
          <table:table-cell office:value-type="string">
            <text:p>Not discussed</text:p>
          </table:table-cell>
          <table:table-cell office:value-type="string">
            <text:p>3 teams</text:p>
          </table:table-cell>
          <table:table-cell/>
          <table:table-cell office:value-type="string">
            <text:p>Cisco Systems Inc., NMTG group</text:p>
          </table:table-cell>
          <table:table-cell table:number-columns-repeated="1004"/>
        </table:table-row>
        <table:table-row table:style-name="ro6">
          <table:table-cell office:value-type="string">
            <text:p>X</text:p>
          </table:table-cell>
          <table:table-cell office:value-type="string">
            <text:p>Long, K. &amp; Starr, D.</text:p>
          </table:table-cell>
          <table:table-cell table:style-name="ce6" office:value-type="float" office:value="2008">
            <text:p>2008</text:p>
          </table:table-cell>
          <table:table-cell office:value-type="string">
            <text:p>Agile Supports Improved Culture and Quality for Healthwise</text:p>
          </table:table-cell>
          <table:table-cell table:style-name="ce10" office:value-type="string">
            <text:p>X</text:p>
          </table:table-cell>
          <table:table-cell table:style-name="ce13"/>
          <table:table-cell table:style-name="ce18" office:value-type="string">
            <text:p>Check: Size? (Include)</text:p>
          </table:table-cell>
          <table:table-cell table:style-name="ce21" office:value-type="string">
            <text:p>Include. Many teams evident (many Scrum masters, SoS). Entire company is 215 people.</text:p>
          </table:table-cell>
          <table:table-cell table:style-name="ce18"/>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215 employees (2008). Several Scrum masters mentioned. Seemingly most talk from pilot team's perspective.</text:p>
          </table:table-cell>
          <table:table-cell office:value-type="string">
            <text:p>2004</text:p>
          </table:table-cell>
          <table:table-cell office:value-type="string">
            <text:p>Healthwise</text:p>
          </table:table-cell>
          <table:table-cell office:value-type="string">
            <text:p>Healthcare, DSS system</text:p>
          </table:table-cell>
          <table:table-cell/>
          <table:table-cell office:value-type="string">
            <text:p>Scrum, Lean</text:p>
          </table:table-cell>
          <table:table-cell table:number-columns-repeated="1001"/>
        </table:table-row>
        <table:table-row table:style-name="ro4">
          <table:table-cell office:value-type="string">
            <text:p>X</text:p>
          </table:table-cell>
          <table:table-cell office:value-type="string">
            <text:p>Lowery, M. &amp; Evans, M.</text:p>
          </table:table-cell>
          <table:table-cell table:style-name="ce6" office:value-type="float" office:value="2007">
            <text:p>2007</text:p>
          </table:table-cell>
          <table:table-cell office:value-type="string">
            <text:p>Scaling Product Ownership</text:p>
          </table:table-cell>
          <table:table-cell office:value-type="string">
            <text:p>X</text:p>
          </table:table-cell>
          <table:table-cell table:style-name="ce13"/>
          <table:table-cell table:style-name="ce18" office:value-type="string">
            <text:p>Check: Score 1</text:p>
          </table:table-cell>
          <table:table-cell table:style-name="ce20" office:value-type="string">
            <text:p>Exclude. Focus is on scaling up scrum and not on transformation.</text:p>
          </table:table-cell>
          <table:table-cell table:style-name="ce18"/>
          <table:table-cell/>
          <table:table-cell office:value-type="string">
            <text:p>SW development organization</text:p>
          </table:table-cell>
          <table:table-cell office:value-type="string">
            <text:p>Experience report</text:p>
          </table:table-cell>
          <table:table-cell office:value-type="string">
            <text:p>7 teams were already using scrum. Transformation description focuses on struggling with the PO role in large scale</text:p>
          </table:table-cell>
          <table:table-cell office:value-type="string">
            <text:p>9 teams, 80 people</text:p>
          </table:table-cell>
          <table:table-cell office:value-type="string">
            <text:p>2006</text:p>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Lyon, R. &amp; Evans, M.</text:p>
          </table:table-cell>
          <table:table-cell table:style-name="ce6" office:value-type="float" office:value="2008">
            <text:p>2008</text:p>
          </table:table-cell>
          <table:table-cell office:value-type="string">
            <text:p>Scaling Up Pushing Scrum out of its Comfort Zone</text:p>
          </table:table-cell>
          <table:table-cell office:value-type="string">
            <text:p>?</text:p>
          </table:table-cell>
          <table:table-cell table:style-name="ce13"/>
          <table:table-cell table:style-name="ce18" office:value-type="string">
            <text:p>Check: Overlap with previous study</text:p>
          </table:table-cell>
          <table:table-cell table:style-name="ce20" office:value-type="string">
            <text:p>Exclude. Focus is on scaling up scrum and not on transformation. Scrum has been used for 2 years where the article begins.</text:p>
          </table:table-cell>
          <table:table-cell table:style-name="ce18"/>
          <table:table-cell office:value-type="string">
            <text:p>Overlapping with Lowery 2007</text:p>
          </table:table-cell>
          <table:table-cell office:value-type="string">
            <text:p>SW development organization</text:p>
          </table:table-cell>
          <table:table-cell office:value-type="string">
            <text:p>Personal experience report</text:p>
          </table:table-cell>
          <table:table-cell office:value-type="string">
            <text:p>Some teams already with Scrum. Description on the scaling-up process of enterprise size Scrum.</text:p>
          </table:table-cell>
          <table:table-cell office:value-type="string">
            <text:p>9 teams</text:p>
          </table:table-cell>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Mangalaraj, G.a; Mahapatra, R.b &amp; Nerur, S.b</text:p>
          </table:table-cell>
          <table:table-cell table:style-name="ce6" office:value-type="float" office:value="2009">
            <text:p>2009</text:p>
          </table:table-cell>
          <table:table-cell office:value-type="string">
            <text:p>Acceptance of software process innovations- The case of extreme programming</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Small, little transformation</text:p>
          </table:table-cell>
          <table:table-cell office:value-type="string">
            <text:p>SW development organization</text:p>
          </table:table-cell>
          <table:table-cell office:value-type="string">
            <text:p>Case study</text:p>
          </table:table-cell>
          <table:table-cell office:value-type="string">
            <text:p>Transformation mentioned a little</text:p>
          </table:table-cell>
          <table:table-cell office:value-type="string">
            <text:p>2 teams, 13 members</text:p>
          </table:table-cell>
          <table:table-cell office:value-type="string">
            <text:p>2001-2002</text:p>
          </table:table-cell>
          <table:table-cell office:value-type="string">
            <text:p>ABC corp. (anonymous?)</text:p>
          </table:table-cell>
          <table:table-cell office:value-type="string">
            <text:p>-</text:p>
          </table:table-cell>
          <table:table-cell/>
          <table:table-cell office:value-type="string">
            <text:p>XP</text:p>
          </table:table-cell>
          <table:table-cell office:value-type="string">
            <text:p>[Cao L, 2004]</text:p>
          </table:table-cell>
          <table:table-cell table:number-columns-repeated="1000"/>
        </table:table-row>
        <table:table-row table:style-name="ro7">
          <table:table-cell office:value-type="string">
            <text:p>X</text:p>
          </table:table-cell>
          <table:table-cell office:value-type="string">
            <text:p>Mann, C. &amp; Maurer, F.</text:p>
          </table:table-cell>
          <table:table-cell table:style-name="ce6" office:value-type="float" office:value="2005">
            <text:p>2005</text:p>
          </table:table-cell>
          <table:table-cell office:value-type="string">
            <text:p>A case study on the impact of scrum on overtime and customer satisfaction</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large</text:p>
          </table:table-cell>
          <table:table-cell office:value-type="string">
            <text:p>SW company</text:p>
          </table:table-cell>
          <table:table-cell office:value-type="string">
            <text:p>Case study</text:p>
          </table:table-cell>
          <table:table-cell office:value-type="string">
            <text:p>Transformation mentioned a little</text:p>
          </table:table-cell>
          <table:table-cell office:value-type="string">
            <text:p>6 developers</text:p>
          </table:table-cell>
          <table:table-cell office:value-type="string">
            <text:p>2004</text:p>
          </table:table-cell>
          <table:table-cell office:value-type="string">
            <text:p>Petrosleuth Inc</text:p>
          </table:table-cell>
          <table:table-cell office:value-type="string">
            <text:p>Software for Oil and Gas industry</text:p>
          </table:table-cell>
          <table:table-cell office:value-type="string">
            <text:p>Ad hoc process</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Maples, C.</text:p>
          </table:table-cell>
          <table:table-cell table:style-name="ce6" office:value-type="float" office:value="2009">
            <text:p>2009</text:p>
          </table:table-cell>
          <table:table-cell office:value-type="string">
            <text:p>Enterprise Agile Transformation: The Two-Year Wall</text:p>
          </table:table-cell>
          <table:table-cell table:style-name="ce10" office:value-type="string">
            <text:p>X</text:p>
          </table:table-cell>
          <table:table-cell table:style-name="ce13"/>
          <table:table-cell table:style-name="ce18" office:value-type="string">
            <text:p>Check: Already adopted, scaling up discussed</text:p>
          </table:table-cell>
          <table:table-cell table:style-name="ce20" office:value-type="string">
            <text:p>Include. Although focus in on the later stages of the transformation the discussion highlights transformation.</text:p>
          </table:table-cell>
          <table:table-cell table:style-name="ce18"/>
          <table:table-cell/>
          <table:table-cell office:value-type="string">
            <text:p>SW company</text:p>
          </table:table-cell>
          <table:table-cell office:value-type="string">
            <text:p>Personal experience report</text:p>
          </table:table-cell>
          <table:table-cell office:value-type="string">
            <text:p>Transformation from team level to enterprise wide adoption is described. PMO, enterprise testing, marketing</text:p>
          </table:table-cell>
          <table:table-cell office:value-type="string">
            <text:p>300 team members, 5 locations.</text:p>
          </table:table-cell>
          <table:table-cell office:value-type="string">
            <text:p>2006-2008</text:p>
          </table:table-cell>
          <table:table-cell office:value-type="string">
            <text:p>Borland</text:p>
          </table:table-cell>
          <table:table-cell table:number-columns-repeated="2" office:value-type="string">
            <text:p>-</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Maranzato, R.P.; Neubert, M. &amp; Herculano, P.</text:p>
          </table:table-cell>
          <table:table-cell table:style-name="ce6" office:value-type="float" office:value="2012">
            <text:p>2012</text:p>
          </table:table-cell>
          <table:table-cell office:value-type="string">
            <text:p>Scaling Scrum Step by Step: The Mega Framework</text:p>
          </table:table-cell>
          <table:table-cell office:value-type="string">
            <text:p>?+</text:p>
          </table:table-cell>
          <table:table-cell table:style-name="ce13"/>
          <table:table-cell table:style-name="ce18" office:value-type="string">
            <text:p>Check</text:p>
          </table:table-cell>
          <table:table-cell table:style-name="ce20" office:value-type="string">
            <text:p>Exclude. Talk is on scaling up. The company seems to have only one team at start. Large size is reached only when new people are hired.</text:p>
          </table:table-cell>
          <table:table-cell table:style-name="ce18"/>
          <table:table-cell office:value-type="string">
            <text:p>Is there enough transformation?</text:p>
          </table:table-cell>
          <table:table-cell office:value-type="string">
            <text:p>SW company</text:p>
          </table:table-cell>
          <table:table-cell office:value-type="string">
            <text:p>Experience report</text:p>
          </table:table-cell>
          <table:table-cell office:value-type="string">
            <text:p>Describing challenges in scaling up Scrum. Little focus on transformation.</text:p>
          </table:table-cell>
          <table:table-cell office:value-type="string">
            <text:p>Scaling up from 2 teams to 7 teams.</text:p>
          </table:table-cell>
          <table:table-cell office:value-type="string">
            <text:p>2008-</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Maranzato, R.P.; Neubert, M. &amp; Herculano, P.</text:p>
          </table:table-cell>
          <table:table-cell table:style-name="ce6" office:value-type="float" office:value="2011">
            <text:p>2011</text:p>
          </table:table-cell>
          <table:table-cell office:value-type="string">
            <text:p>Moving back to Scrum and scaling to Scrum of Scrums in less than one year</text:p>
          </table:table-cell>
          <table:table-cell office:value-type="string">
            <text:p>?</text:p>
          </table:table-cell>
          <table:table-cell table:style-name="ce13"/>
          <table:table-cell table:style-name="ce18" office:value-type="string">
            <text:p>Check: See previous</text:p>
          </table:table-cell>
          <table:table-cell table:style-name="ce20" office:value-type="string">
            <text:p>Exclude. Duplicate of Maranzato 2012. Focus on scaling, no transformation.</text:p>
          </table:table-cell>
          <table:table-cell table:style-name="ce18"/>
          <table:table-cell office:value-type="string">
            <text:p>Overlap with Maranzato 2012</text:p>
          </table:table-cell>
          <table:table-cell office:value-type="string">
            <text:p>SW company</text:p>
          </table:table-cell>
          <table:table-cell office:value-type="string">
            <text:p>Experience report</text:p>
          </table:table-cell>
          <table:table-cell office:value-type="string">
            <text:p>Some transformation, focus on upscaling practices.</text:p>
          </table:table-cell>
          <table:table-cell office:value-type="string">
            <text:p>Scaling up to 4 teams.</text:p>
          </table:table-cell>
          <table:table-cell office:value-type="string">
            <text:p>2008-2010-</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Mc Cormick, J.P.</text:p>
          </table:table-cell>
          <table:table-cell table:style-name="ce6" office:value-type="float" office:value="2005">
            <text:p>2005</text:p>
          </table:table-cell>
          <table:table-cell office:value-type="string">
            <text:p>Agile phase I - the pragmatic case study of Schneider National</text:p>
          </table:table-cell>
          <table:table-cell office:value-type="string">
            <text:p>?</text:p>
          </table:table-cell>
          <table:table-cell table:style-name="ce13"/>
          <table:table-cell table:style-name="ce18" office:value-type="string">
            <text:p>Check: Size?</text:p>
          </table:table-cell>
          <table:table-cell table:style-name="ce20" office:value-type="string">
            <text:p>Exclude. Size only about 25 people. Focus only on pilot.</text:p>
          </table:table-cell>
          <table:table-cell table:style-name="ce18"/>
          <table:table-cell office:value-type="string">
            <text:p>Size may be small</text:p>
          </table:table-cell>
          <table:table-cell office:value-type="string">
            <text:p>SW development organization</text:p>
          </table:table-cell>
          <table:table-cell office:value-type="string">
            <text:p>Experience report</text:p>
          </table:table-cell>
          <table:table-cell office:value-type="string">
            <text:p>Transformation is described to some extent</text:p>
          </table:table-cell>
          <table:table-cell office:value-type="string">
            <text:p>IT department with 400+ associates. Only one pilot project (17,000 h / 120 d &lt; 20 persons)</text:p>
          </table:table-cell>
          <table:table-cell office:value-type="string">
            <text:p>2004</text:p>
          </table:table-cell>
          <table:table-cell office:value-type="string">
            <text:p>Schneider National</text:p>
          </table:table-cell>
          <table:table-cell office:value-type="string">
            <text:p>Road freight logistics</text:p>
          </table:table-cell>
          <table:table-cell office:value-type="string">
            <text:p>Waterfall</text:p>
          </table:table-cell>
          <table:table-cell office:value-type="string">
            <text:p>XP</text:p>
          </table:table-cell>
          <table:table-cell table:number-columns-repeated="1001"/>
        </table:table-row>
        <table:table-row table:style-name="ro8">
          <table:table-cell office:value-type="string">
            <text:p>X</text:p>
          </table:table-cell>
          <table:table-cell office:value-type="string">
            <text:p>McDowell, S.a &amp; Dourambeis, N.b</text:p>
          </table:table-cell>
          <table:table-cell table:style-name="ce6" office:value-type="float" office:value="2007">
            <text:p>2007</text:p>
          </table:table-cell>
          <table:table-cell office:value-type="string">
            <text:p>British telecom experience report: Agile intervention - BT's joining the dots events for organizational change</text:p>
          </table:table-cell>
          <table:table-cell table:style-name="ce11" office:value-type="string">
            <text:p>?</text:p>
          </table:table-cell>
          <table:table-cell table:style-name="ce13"/>
          <table:table-cell table:style-name="ce18" office:value-type="string">
            <text:p>Check: transformation?</text:p>
          </table:table-cell>
          <table:table-cell table:style-name="ce21" office:value-type="string">
            <text:p>Include. Although focus is on the events, the events are presented as the core of an organizational transformation.</text:p>
          </table:table-cell>
          <table:table-cell table:style-name="ce18"/>
          <table:table-cell office:value-type="string">
            <text:p>Transformation <text:s/>may be lacking</text:p>
          </table:table-cell>
          <table:table-cell office:value-type="string">
            <text:p>SW development organization</text:p>
          </table:table-cell>
          <table:table-cell office:value-type="string">
            <text:p>Experience report</text:p>
          </table:table-cell>
          <table:table-cell office:value-type="string">
            <text:p>Some transformation discussed, focus on events (which however are at the heart of large scale transformation)</text:p>
          </table:table-cell>
          <table:table-cell office:value-type="string">
            <text:p>14,000 IT employees</text:p>
          </table:table-cell>
          <table:table-cell office:value-type="string">
            <text:p>2006-</text:p>
          </table:table-cell>
          <table:table-cell office:value-type="string">
            <text:p>British Telecom</text:p>
          </table:table-cell>
          <table:table-cell table:number-columns-repeated="2"/>
          <table:table-cell office:value-type="string">
            <text:p>-</text:p>
          </table:table-cell>
          <table:table-cell table:number-columns-repeated="1001"/>
        </table:table-row>
        <table:table-row table:style-name="ro5">
          <table:table-cell office:value-type="string">
            <text:p>X</text:p>
          </table:table-cell>
          <table:table-cell office:value-type="string">
            <text:p>Mencke, R.</text:p>
          </table:table-cell>
          <table:table-cell table:style-name="ce6" office:value-type="float" office:value="2008">
            <text:p>2008</text:p>
          </table:table-cell>
          <table:table-cell office:value-type="string">
            <text:p>A product manager's guide to surviving the big bang approach to agile transitions</text:p>
          </table:table-cell>
          <table:table-cell table:style-name="ce10" office:value-type="string">
            <text:p>X</text:p>
          </table:table-cell>
          <table:table-cell table:style-name="ce13"/>
          <table:table-cell table:style-name="ce18" office:value-type="string">
            <text:p>Include</text:p>
          </table:table-cell>
          <table:table-cell table:style-name="ce20"/>
          <table:table-cell table:style-name="ce18"/>
          <table:table-cell/>
          <table:table-cell office:value-type="string">
            <text:p>SW company</text:p>
          </table:table-cell>
          <table:table-cell office:value-type="string">
            <text:p>Experience report</text:p>
          </table:table-cell>
          <table:table-cell office:value-type="string">
            <text:p>Some transformation advice is given</text:p>
          </table:table-cell>
          <table:table-cell office:value-type="string">
            <text:p>200 employees, 30 teams</text:p>
          </table:table-cell>
          <table:table-cell/>
          <table:table-cell office:value-type="string">
            <text:p>Salesforce.com</text:p>
          </table:table-cell>
          <table:table-cell/>
          <table:table-cell office:value-type="string">
            <text:p>Loose waterfall-based process</text:p>
          </table:table-cell>
          <table:table-cell office:value-type="string">
            <text:p>ADM, Scrum</text:p>
          </table:table-cell>
          <table:table-cell table:number-columns-repeated="1001"/>
        </table:table-row>
        <table:table-row table:style-name="ro8">
          <table:table-cell office:value-type="string">
            <text:p>X</text:p>
          </table:table-cell>
          <table:table-cell office:value-type="string">
            <text:p>Miller, J.R. &amp; Haddad, H.M.</text:p>
          </table:table-cell>
          <table:table-cell table:style-name="ce6" office:value-type="float" office:value="2012">
            <text:p>2012</text:p>
          </table:table-cell>
          <table:table-cell office:value-type="string">
            <text:p>Challenges faced while simultaneously implementing CMMI and scrum: A case study in the tax preparation software industry</text:p>
          </table:table-cell>
          <table:table-cell office:value-type="string">
            <text:p>?</text:p>
          </table:table-cell>
          <table:table-cell table:style-name="ce13"/>
          <table:table-cell table:style-name="ce18" office:value-type="string">
            <text:p>Check</text:p>
          </table:table-cell>
          <table:table-cell table:style-name="ce22" office:value-type="string">
            <text:p>Exclude. No clue on size, may be small. Only little content on transformation. Particular example of a totally unclear size.</text:p>
          </table:table-cell>
          <table:table-cell table:style-name="ce18"/>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Adoption guidelines are presented</text:p>
          </table:table-cell>
          <table:table-cell office:value-type="string">
            <text:p>?</text:p>
          </table:table-cell>
          <table:table-cell/>
          <table:table-cell office:value-type="string">
            <text:p>Anonymous</text:p>
          </table:table-cell>
          <table:table-cell office:value-type="string">
            <text:p>Tax and accounting</text:p>
          </table:table-cell>
          <table:table-cell/>
          <table:table-cell office:value-type="string">
            <text:p>Scrum + CMMI</text:p>
          </table:table-cell>
          <table:table-cell table:number-columns-repeated="1001"/>
        </table:table-row>
        <table:table-row table:style-name="ro6">
          <table:table-cell office:value-type="string">
            <text:p>X</text:p>
          </table:table-cell>
          <table:table-cell office:value-type="string">
            <text:p>Mishra, D. &amp; Mishra, A.</text:p>
          </table:table-cell>
          <table:table-cell table:style-name="ce6" office:value-type="float" office:value="2011">
            <text:p>2011</text:p>
          </table:table-cell>
          <table:table-cell office:value-type="string">
            <text:p>Complex software project development: Agile methods adoption</text:p>
          </table:table-cell>
          <table:table-cell office:value-type="string">
            <text:p>?-</text:p>
          </table:table-cell>
          <table:table-cell table:style-name="ce13"/>
          <table:table-cell table:style-name="ce18" office:value-type="string">
            <text:p>Check</text:p>
          </table:table-cell>
          <table:table-cell table:style-name="ce20" office:value-type="string">
            <text:p>Exclude. Transformation is not discussed, but focus is on explaining used practices. Also hints on ”small size”.</text:p>
          </table:table-cell>
          <table:table-cell table:style-name="ce18"/>
          <table:table-cell office:value-type="string">
            <text:p>Lacks transformation size unclear</text:p>
          </table:table-cell>
          <table:table-cell office:value-type="string">
            <text:p>SW development organization</text:p>
          </table:table-cell>
          <table:table-cell office:value-type="string">
            <text:p>Case study. Process not documented.</text:p>
          </table:table-cell>
          <table:table-cell office:value-type="string">
            <text:p>Transformation not discussed. Focus on evaluating applicability of agile relating to specific project phases and areas.</text:p>
          </table:table-cell>
          <table:table-cell office:value-type="string">
            <text:p>It is argued that complex equals large. The project is just stated being “complex”. Many teams mentioned.</text:p>
          </table:table-cell>
          <table:table-cell office:value-type="string">
            <text:p>2005</text:p>
          </table:table-cell>
          <table:table-cell office:value-type="string">
            <text:p>Anonymous</text:p>
          </table:table-cell>
          <table:table-cell office:value-type="string">
            <text:p>Supply chain management</text:p>
          </table:table-cell>
          <table:table-cell office:value-type="string">
            <text:p>A new SDM chosen at project start</text:p>
          </table:table-cell>
          <table:table-cell office:value-type="string">
            <text:p>XP, Scrum and other methods</text:p>
          </table:table-cell>
          <table:table-cell office:value-type="string">
            <text:p>Good work on related literature. Maybe look at <text:span text:style-name="T4">large scale definition</text:span><text:span text:style-name="T5">.</text:span></text:p>
          </table:table-cell>
          <table:table-cell table:number-columns-repeated="1000"/>
        </table:table-row>
        <table:table-row table:style-name="ro7">
          <table:table-cell office:value-type="string">
            <text:p>X</text:p>
          </table:table-cell>
          <table:table-cell office:value-type="string">
            <text:p>Moore, E.a &amp; Spens, J.b</text:p>
          </table:table-cell>
          <table:table-cell table:style-name="ce6" office:value-type="float" office:value="2008">
            <text:p>2008</text:p>
          </table:table-cell>
          <table:table-cell office:value-type="string">
            <text:p>Scaling agile: Finding your agile tribe</text:p>
          </table:table-cell>
          <table:table-cell table:style-name="ce10" office:value-type="string">
            <text:p>X</text:p>
          </table:table-cell>
          <table:table-cell table:style-name="ce13"/>
          <table:table-cell table:style-name="ce18" office:value-type="string">
            <text:p>Include</text:p>
          </table:table-cell>
          <table:table-cell table:style-name="ce20"/>
          <table:table-cell table:style-name="ce18"/>
          <table:table-cell/>
          <table:table-cell office:value-type="string">
            <text:p>SW company</text:p>
          </table:table-cell>
          <table:table-cell office:value-type="string">
            <text:p>Experience report</text:p>
          </table:table-cell>
          <table:table-cell office:value-type="string">
            <text:p>Focus on transformation</text:p>
          </table:table-cell>
          <table:table-cell office:value-type="string">
            <text:p>300 sw development people, 3 sites. 25 Scrum teams</text:p>
          </table:table-cell>
          <table:table-cell office:value-type="string">
            <text:p>-</text:p>
          </table:table-cell>
          <table:table-cell office:value-type="string">
            <text:p>Siemens Medical Solutions USA</text:p>
          </table:table-cell>
          <table:table-cell office:value-type="string">
            <text:p>Health services</text:p>
          </table:table-cell>
          <table:table-cell office:value-type="string">
            <text:p>-</text:p>
          </table:table-cell>
          <table:table-cell office:value-type="string">
            <text:p>Scrum</text:p>
          </table:table-cell>
          <table:table-cell table:style-name="ce28" office:value-type="string">
            <text:p>Definition on large scale</text:p>
          </table:table-cell>
          <table:table-cell table:number-columns-repeated="1000"/>
        </table:table-row>
        <table:table-row table:style-name="ro7">
          <table:table-cell office:value-type="string">
            <text:p>X</text:p>
          </table:table-cell>
          <table:table-cell office:value-type="string">
            <text:p>Moore, R.; Reff, K.; Graham, J. &amp; Hackerson, B.</text:p>
          </table:table-cell>
          <table:table-cell table:style-name="ce6" office:value-type="float" office:value="2007">
            <text:p>2007</text:p>
          </table:table-cell>
          <table:table-cell office:value-type="string">
            <text:p>Scrum at a Fortune 500 Manufacturing Company</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tools and methods are discussed</text:p>
          </table:table-cell>
          <table:table-cell office:value-type="string">
            <text:p>18 people, 4 teams</text:p>
          </table:table-cell>
          <table:table-cell office:value-type="string">
            <text:p>2006</text:p>
          </table:table-cell>
          <table:table-cell office:value-type="string">
            <text:p>3M Company</text:p>
          </table:table-cell>
          <table:table-cell office:value-type="string">
            <text:p>Manufacturing</text:p>
          </table:table-cell>
          <table:table-cell office:value-type="string">
            <text:p>Waterfall</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Murphy, P. &amp; Donnellan, B.</text:p>
          </table:table-cell>
          <table:table-cell table:style-name="ce6" office:value-type="float" office:value="2009">
            <text:p>2009</text:p>
          </table:table-cell>
          <table:table-cell office:value-type="string">
            <text:p>Lesson learnt from an agile implementation project</text:p>
          </table:table-cell>
          <table:table-cell table:style-name="ce11" office:value-type="string">
            <text:p>-</text:p>
          </table:table-cell>
          <table:table-cell table:style-name="ce13"/>
          <table:table-cell table:style-name="ce18" office:value-type="string">
            <text:p>Check: Size?</text:p>
          </table:table-cell>
          <table:table-cell table:style-name="ce21" office:value-type="string">
            <text:p>Include. Borderline case. 55 people involved, including some sales people.</text:p>
          </table:table-cell>
          <table:table-cell table:style-name="ce18"/>
          <table:table-cell office:value-type="string">
            <text:p>Not large</text:p>
          </table:table-cell>
          <table:table-cell office:value-type="string">
            <text:p>SW development organization</text:p>
          </table:table-cell>
          <table:table-cell office:value-type="string">
            <text:p>Case study</text:p>
          </table:table-cell>
          <table:table-cell office:value-type="string">
            <text:p>Focus on communication in an agile company.</text:p>
          </table:table-cell>
          <table:table-cell office:value-type="string">
            <text:p>30 people involved in SW development, 55 with supporting personnel</text:p>
          </table:table-cell>
          <table:table-cell office:value-type="string">
            <text:p>-</text:p>
          </table:table-cell>
          <table:table-cell office:value-type="string">
            <text:p>Anonymous</text:p>
          </table:table-cell>
          <table:table-cell office:value-type="string">
            <text:p>-</text:p>
          </table:table-cell>
          <table:table-cell office:value-type="string">
            <text:p>Waterfall</text:p>
          </table:table-cell>
          <table:table-cell office:value-type="string">
            <text:p>XP</text:p>
          </table:table-cell>
          <table:table-cell office:value-type="string">
            <text:p>Interesting viewpoints on KM in background</text:p>
          </table:table-cell>
          <table:table-cell table:number-columns-repeated="1000"/>
        </table:table-row>
        <table:table-row table:style-name="ro5">
          <table:table-cell office:value-type="string">
            <text:p>X</text:p>
          </table:table-cell>
          <table:table-cell office:value-type="string">
            <text:p>Nair, S. &amp; Ramnath, P.</text:p>
          </table:table-cell>
          <table:table-cell table:style-name="ce6" office:value-type="float" office:value="2005">
            <text:p>2005</text:p>
          </table:table-cell>
          <table:table-cell office:value-type="string">
            <text:p>Teaching a goliath to fly [Primavera Systems adoption of agile methodologies]</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 transform, size unclear</text:p>
          </table:table-cell>
          <table:table-cell office:value-type="string">
            <text:p>SW company</text:p>
          </table:table-cell>
          <table:table-cell office:value-type="string">
            <text:p>Experience report</text:p>
          </table:table-cell>
          <table:table-cell office:value-type="string">
            <text:p>Focus on TDD implementation. Focus on code-level considerations.</text:p>
          </table:table-cell>
          <table:table-cell office:value-type="string">
            <text:p>No hints on size, except a one-team example.</text:p>
          </table:table-cell>
          <table:table-cell office:value-type="string">
            <text:p>Scrum 2003</text:p>
          </table:table-cell>
          <table:table-cell office:value-type="string">
            <text:p>Primavera Systems</text:p>
          </table:table-cell>
          <table:table-cell office:value-type="string">
            <text:p>Project management software</text:p>
          </table:table-cell>
          <table:table-cell office:value-type="string">
            <text:p>Waterfall</text:p>
          </table:table-cell>
          <table:table-cell office:value-type="string">
            <text:p>TDD, Scrum</text:p>
          </table:table-cell>
          <table:table-cell office:value-type="string">
            <text:p>Technical insights on test implementation</text:p>
          </table:table-cell>
          <table:table-cell table:number-columns-repeated="1000"/>
        </table:table-row>
        <table:table-row table:style-name="ro7">
          <table:table-cell office:value-type="string">
            <text:p>X</text:p>
          </table:table-cell>
          <table:table-cell office:value-type="string">
            <text:p>Nielsen, J. &amp; McMunn, D.</text:p>
          </table:table-cell>
          <table:table-cell table:style-name="ce6" office:value-type="float" office:value="2005">
            <text:p>2005</text:p>
          </table:table-cell>
          <table:table-cell office:value-type="string">
            <text:p>The agile journey -Adopting XP in a large financial services organization</text:p>
          </table:table-cell>
          <table:table-cell table:style-name="ce10" office:value-type="string">
            <text:p>X</text:p>
          </table:table-cell>
          <table:table-cell table:style-name="ce13"/>
          <table:table-cell table:style-name="ce18" office:value-type="string">
            <text:p>Include</text:p>
          </table:table-cell>
          <table:table-cell table:style-name="ce20"/>
          <table:table-cell table:style-name="ce18"/>
          <table:table-cell/>
          <table:table-cell office:value-type="string">
            <text:p>SW company</text:p>
          </table:table-cell>
          <table:table-cell office:value-type="string">
            <text:p>Experience report</text:p>
          </table:table-cell>
          <table:table-cell office:value-type="string">
            <text:p>Transformation is described from individual teams' perspective</text:p>
          </table:table-cell>
          <table:table-cell office:value-type="string">
            <text:p>Around 100 IT staff (development and maintenance)</text:p>
          </table:table-cell>
          <table:table-cell office:value-type="string">
            <text:p>2001-2004</text:p>
          </table:table-cell>
          <table:table-cell office:value-type="string">
            <text:p>Anonymous</text:p>
          </table:table-cell>
          <table:table-cell office:value-type="string">
            <text:p>Financial services</text:p>
          </table:table-cell>
          <table:table-cell office:value-type="string">
            <text:p>Traditional, phase-based approach</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Noordeloos, R.; Manteli, C. &amp; van Vliet, H.</text:p>
          </table:table-cell>
          <table:table-cell table:style-name="ce6" office:value-type="float" office:value="2012">
            <text:p>2012</text:p>
          </table:table-cell>
          <table:table-cell office:value-type="string">
            <text:p>From RUP to Scrum in Global Software Development: A Case Study</text:p>
          </table:table-cell>
          <table:table-cell office:value-type="string">
            <text:p>-</text:p>
          </table:table-cell>
          <table:table-cell table:style-name="ce13"/>
          <table:table-cell table:style-name="ce18" office:value-type="string">
            <text:p>Check: Size?</text:p>
          </table:table-cell>
          <table:table-cell table:style-name="ce20" office:value-type="string">
            <text:p>Exclude. Both teams have ”one unified Scrum team”.</text:p>
          </table:table-cell>
          <table:table-cell table:style-name="ce18"/>
          <table:table-cell office:value-type="string">
            <text:p>Seemingly not large</text:p>
          </table:table-cell>
          <table:table-cell office:value-type="string">
            <text:p>SW project</text:p>
          </table:table-cell>
          <table:table-cell office:value-type="string">
            <text:p>Case study</text:p>
          </table:table-cell>
          <table:table-cell office:value-type="string">
            <text:p>Some transformation is discussed. A project centric viewpoint.</text:p>
          </table:table-cell>
          <table:table-cell office:value-type="string">
            <text:p>“A team” mentioned</text:p>
          </table:table-cell>
          <table:table-cell office:value-type="string">
            <text:p>2010</text:p>
          </table:table-cell>
          <table:table-cell office:value-type="string">
            <text:p>Anonymous</text:p>
          </table:table-cell>
          <table:table-cell office:value-type="string">
            <text:p>Financial</text:p>
          </table:table-cell>
          <table:table-cell office:value-type="string">
            <text:p>RUP</text:p>
          </table:table-cell>
          <table:table-cell office:value-type="string">
            <text:p>Scrum</text:p>
          </table:table-cell>
          <table:table-cell office:value-type="string">
            <text:p>GSD related, GSD references</text:p>
          </table:table-cell>
          <table:table-cell table:number-columns-repeated="1000"/>
        </table:table-row>
        <table:table-row table:style-name="ro7">
          <table:table-cell office:value-type="string">
            <text:p>X</text:p>
          </table:table-cell>
          <table:table-cell office:value-type="string">
            <text:p>Nottonson, K. &amp; DeLong, K.</text:p>
          </table:table-cell>
          <table:table-cell table:style-name="ce6" office:value-type="float" office:value="2008">
            <text:p>2008</text:p>
          </table:table-cell>
          <table:table-cell office:value-type="string">
            <text:p>Crawl, Walk, Run: 4 Years of Agile Adoption at BabyCenter.com</text:p>
          </table:table-cell>
          <table:table-cell office:value-type="string">
            <text:p>-</text:p>
          </table:table-cell>
          <table:table-cell table:style-name="ce13"/>
          <table:table-cell table:style-name="ce18" office:value-type="string">
            <text:p>Exclude: See size in next</text:p>
          </table:table-cell>
          <table:table-cell table:style-name="ce20"/>
          <table:table-cell table:style-name="ce18"/>
          <table:table-cell office:value-type="string">
            <text:p>Size unclear, see duplicat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 team” mentioned, several managers mention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 Lean</text:p>
          </table:table-cell>
          <table:table-cell table:number-columns-repeated="1001"/>
        </table:table-row>
        <table:table-row table:style-name="ro7">
          <table:table-cell office:value-type="string">
            <text:p>X</text:p>
          </table:table-cell>
          <table:table-cell office:value-type="string">
            <text:p>Nottonson, K.a &amp; DeLong, K.b</text:p>
          </table:table-cell>
          <table:table-cell table:style-name="ce6" office:value-type="float" office:value="2008">
            <text:p>2008</text:p>
          </table:table-cell>
          <table:table-cell office:value-type="string">
            <text:p>Baby steps: Agile transformation at BabyCenter.com</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Small siz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t start (2003) 10 developers and IT staff. At 2008 the engineering resources were tripl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text:p>
          </table:table-cell>
          <table:table-cell office:value-type="string">
            <text:p>Duplicate of “Crawl, Walk, Run...”</text:p>
          </table:table-cell>
          <table:table-cell table:number-columns-repeated="1000"/>
        </table:table-row>
        <table:table-row table:style-name="ro6">
          <table:table-cell office:value-type="string">
            <text:p>X</text:p>
          </table:table-cell>
          <table:table-cell office:value-type="string">
            <text:p>O'Connor, C.P.</text:p>
          </table:table-cell>
          <table:table-cell table:style-name="ce6" office:value-type="float" office:value="2011">
            <text:p>2011</text:p>
          </table:table-cell>
          <table:table-cell office:value-type="string">
            <text:p>Anatomy and Physiology of an Agile Transition</text:p>
          </table:table-cell>
          <table:table-cell table:style-name="ce11" office:value-type="string">
            <text:p>?</text:p>
          </table:table-cell>
          <table:table-cell table:style-name="ce13"/>
          <table:table-cell table:style-name="ce18" office:value-type="string">
            <text:p>Check: Size?</text:p>
          </table:table-cell>
          <table:table-cell table:style-name="ce21" office:value-type="string">
            <text:p>Include. Based on ”Letters from the edge ...” this case has about 50-60 people in SW development.</text:p>
          </table:table-cell>
          <table:table-cell table:style-name="ce18"/>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Many teams mentioned.</text:p>
          </table:table-cell>
          <table:table-cell office:value-type="string">
            <text:p>-</text:p>
          </table:table-cell>
          <table:table-cell office:value-type="string">
            <text:p>Gale</text:p>
          </table:table-cell>
          <table:table-cell office:value-type="string">
            <text:p>Online services</text:p>
          </table:table-cell>
          <table:table-cell table:number-columns-repeated="2" office:value-type="string">
            <text:p>-</text:p>
          </table:table-cell>
          <table:table-cell office:value-type="string">
            <text:p>Continuing “Letters from the edge of an agile transition”</text:p>
          </table:table-cell>
          <table:table-cell table:number-columns-repeated="1000"/>
        </table:table-row>
        <table:table-row table:style-name="ro8">
          <table:table-cell office:value-type="string">
            <text:p>X</text:p>
          </table:table-cell>
          <table:table-cell office:value-type="string">
            <text:p>Paasivaara, M.</text:p>
          </table:table-cell>
          <table:table-cell table:style-name="ce6" office:value-type="float" office:value="2011">
            <text:p>2011</text:p>
          </table:table-cell>
          <table:table-cell office:value-type="string">
            <text:p>Coaching Global Software Development Projects</text:p>
          </table:table-cell>
          <table:table-cell office:value-type="string">
            <text:p>-</text:p>
          </table:table-cell>
          <table:table-cell table:style-name="ce13"/>
          <table:table-cell table:style-name="ce18" office:value-type="string">
            <text:p>Check: Size?</text:p>
          </table:table-cell>
          <table:table-cell table:style-name="ce20" office:value-type="string">
            <text:p>Exclude. Size is borderline (minus). Focus on transferring a project to another site rather than transforming an organization.</text:p>
          </table:table-cell>
          <table:table-cell table:style-name="ce18"/>
          <table:table-cell office:value-type="string">
            <text:p>Small team size</text:p>
          </table:table-cell>
          <table:table-cell office:value-type="string">
            <text:p>SW company</text:p>
          </table:table-cell>
          <table:table-cell office:value-type="string">
            <text:p>Multiple case study</text:p>
          </table:table-cell>
          <table:table-cell office:value-type="string">
            <text:p>Transformation is discussed from a coaching point of view</text:p>
          </table:table-cell>
          <table:table-cell office:value-type="string">
            <text:p>“Large development center” mentioned. 8 coaches. &lt; 30 personnel per project. 2-3 sites.</text:p>
          </table:table-cell>
          <table:table-cell office:value-type="string">
            <text:p>2007 (?) - 2010</text:p>
          </table:table-cell>
          <table:table-cell office:value-type="string">
            <text:p>Anonymous</text:p>
          </table:table-cell>
          <table:table-cell office:value-type="string">
            <text:p>Cases in banking, telecom, energy</text:p>
          </table:table-cell>
          <table:table-cell office:value-type="string">
            <text:p>Waterfall</text:p>
          </table:table-cell>
          <table:table-cell office:value-type="string">
            <text:p>Scrum, Scrumban, iterative RUP</text:p>
          </table:table-cell>
          <table:table-cell table:number-columns-repeated="1001"/>
        </table:table-row>
        <table:table-row table:style-name="ro7">
          <table:table-cell office:value-type="string">
            <text:p>X</text:p>
          </table:table-cell>
          <table:table-cell office:value-type="string">
            <text:p>Paasivaara, M. &amp; Lassenius, C.</text:p>
          </table:table-cell>
          <table:table-cell table:style-name="ce6" office:value-type="float" office:value="2011">
            <text:p>2011</text:p>
          </table:table-cell>
          <table:table-cell office:value-type="string">
            <text:p>Scaling Scrum in a Large Distributed Project</text:p>
          </table:table-cell>
          <table:table-cell office:value-type="string">
            <text:p>?</text:p>
          </table:table-cell>
          <table:table-cell table:style-name="ce13"/>
          <table:table-cell table:style-name="ce18" office:value-type="string">
            <text:p>Check: Is this a transformation?</text:p>
          </table:table-cell>
          <table:table-cell table:style-name="ce20" office:value-type="string">
            <text:p>Exclude. Focus on practices rather than transformation.</text:p>
          </table:table-cell>
          <table:table-cell table:style-name="ce18"/>
          <table:table-cell office:value-type="string">
            <text:p>Transformation <text:s/>unclear</text:p>
          </table:table-cell>
          <table:table-cell office:value-type="string">
            <text:p>SW company</text:p>
          </table:table-cell>
          <table:table-cell office:value-type="string">
            <text:p>Case study</text:p>
          </table:table-cell>
          <table:table-cell office:value-type="string">
            <text:p>Growing up instead of transformation. Focus on practices instead of transform.</text:p>
          </table:table-cell>
          <table:table-cell office:value-type="string">
            <text:p>2 to 20 Scrum teams, 170 persons, 4 sites.</text:p>
          </table:table-cell>
          <table:table-cell office:value-type="string">
            <text:p>2009-2011</text:p>
          </table:table-cell>
          <table:table-cell office:value-type="string">
            <text:p>Anonymous</text:p>
          </table:table-cell>
          <table:table-cell office:value-type="string">
            <text:p>-</text:p>
          </table:table-cell>
          <table:table-cell office:value-type="string">
            <text:p>Waterfall with stage-gate</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Parnell-Klabo, E.</text:p>
          </table:table-cell>
          <table:table-cell table:style-name="ce6" office:value-type="float" office:value="2006">
            <text:p>2006</text:p>
          </table:table-cell>
          <table:table-cell office:value-type="string">
            <text:p>Introducing lean principles with agile practices at a Fortune 500 company</text:p>
          </table:table-cell>
          <table:table-cell office:value-type="string">
            <text:p>?</text:p>
          </table:table-cell>
          <table:table-cell table:style-name="ce13"/>
          <table:table-cell table:style-name="ce18" office:value-type="string">
            <text:p>Check</text:p>
          </table:table-cell>
          <table:table-cell table:style-name="ce20" office:value-type="string">
            <text:p>Exclude. Pilot team is referred to as 10-12 people. No more than 4 active teams after pilot.</text:p>
          </table:table-cell>
          <table:table-cell table:style-name="ce18"/>
          <table:table-cell office:value-type="string">
            <text:p>Piloting instead of transform, agile unclear</text:p>
          </table:table-cell>
          <table:table-cell office:value-type="string">
            <text:p>SW company, lean before agile</text:p>
          </table:table-cell>
          <table:table-cell office:value-type="string">
            <text:p>Experience report</text:p>
          </table:table-cell>
          <table:table-cell office:value-type="string">
            <text:p>Pilot transformation discussed</text:p>
          </table:table-cell>
          <table:table-cell office:value-type="string">
            <text:p>Size not discussed, seems large. Focus on smaller piloting, however aiming at large-scale adoption</text:p>
          </table:table-cell>
          <table:table-cell office:value-type="string">
            <text:p>2004-2005-</text:p>
          </table:table-cell>
          <table:table-cell office:value-type="string">
            <text:p>Capital One</text:p>
          </table:table-cell>
          <table:table-cell office:value-type="string">
            <text:p>Financial services</text:p>
          </table:table-cell>
          <table:table-cell office:value-type="string">
            <text:p>Waterfall</text:p>
          </table:table-cell>
          <table:table-cell office:value-type="string">
            <text:p>Lean, Scrum, (XP)</text:p>
          </table:table-cell>
          <table:table-cell table:number-columns-repeated="1001"/>
        </table:table-row>
        <table:table-row table:style-name="ro6">
          <table:table-cell office:value-type="string">
            <text:p>X</text:p>
          </table:table-cell>
          <table:table-cell office:value-type="string">
            <text:p>Petersen, Kai &amp; Wohlin, Claes</text:p>
          </table:table-cell>
          <table:table-cell table:style-name="ce6" office:value-type="float" office:value="2010">
            <text:p>2010</text:p>
          </table:table-cell>
          <table:table-cell office:value-type="string">
            <text:p>The effect of moving from a plan-driven to an incremental software development approach with agile practices</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Exclude. No transformation. Comparison between old and new, no insights on transformation process.</text:p>
          </table:table-cell>
          <table:table-cell table:style-name="ce18"/>
          <table:table-cell office:value-type="string">
            <text:p>Transformation <text:s/>may be lacking</text:p>
          </table:table-cell>
          <table:table-cell office:value-type="string">
            <text:p>SW company</text:p>
          </table:table-cell>
          <table:table-cell office:value-type="string">
            <text:p>Case study</text:p>
          </table:table-cell>
          <table:table-cell office:value-type="string">
            <text:p>Focus on comparison between old and new. No transformation.</text:p>
          </table:table-cell>
          <table:table-cell office:value-type="string">
            <text:p>At least over 100 (counting personnel in components S1, S2, S3)</text:p>
          </table:table-cell>
          <table:table-cell office:value-type="string">
            <text:p>2005-2007-</text:p>
          </table:table-cell>
          <table:table-cell office:value-type="string">
            <text:p>Ericsson AB Sweden</text:p>
          </table:table-cell>
          <table:table-cell office:value-type="string">
            <text:p>Telecommunications</text:p>
          </table:table-cell>
          <table:table-cell office:value-type="string">
            <text:p>Plan-driven, waterfall</text:p>
          </table:table-cell>
          <table:table-cell office:value-type="string">
            <text:p>Scrum, XP, own model</text:p>
          </table:table-cell>
          <table:table-cell office:value-type="string">
            <text:p>Interesting research on related work</text:p>
          </table:table-cell>
          <table:table-cell table:number-columns-repeated="1000"/>
        </table:table-row>
        <table:table-row table:style-name="ro7">
          <table:table-cell office:value-type="string">
            <text:p>X</text:p>
          </table:table-cell>
          <table:table-cell office:value-type="string">
            <text:p>Poon, D.</text:p>
          </table:table-cell>
          <table:table-cell table:style-name="ce6" office:value-type="float" office:value="2006">
            <text:p>2006</text:p>
          </table:table-cell>
          <table:table-cell office:value-type="string">
            <text:p>A self funding agile transformation</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About 12 people working on code</text:p>
          </table:table-cell>
          <table:table-cell office:value-type="string">
            <text:p>2001-2005</text:p>
          </table:table-cell>
          <table:table-cell office:value-type="string">
            <text:p>Romax Technology</text:p>
          </table:table-cell>
          <table:table-cell office:value-type="string">
            <text:p>Engineering analysis (automotive)</text:p>
          </table:table-cell>
          <table:table-cell office:value-type="string">
            <text:p>Poor process</text:p>
          </table:table-cell>
          <table:table-cell office:value-type="string">
            <text:p>Scrum, XP</text:p>
          </table:table-cell>
          <table:table-cell table:number-columns-repeated="1001"/>
        </table:table-row>
        <table:table-row table:style-name="ro7">
          <table:table-cell office:value-type="string">
            <text:p>X</text:p>
          </table:table-cell>
          <table:table-cell office:value-type="string">
            <text:p>Power, K.</text:p>
          </table:table-cell>
          <table:table-cell table:style-name="ce6" office:value-type="float" office:value="2010">
            <text:p>2010</text:p>
          </table:table-cell>
          <table:table-cell office:value-type="string">
            <text:p>Stakeholder Identification in Agile Software Product Development Organizations: A Model for Understanding Who and What Really Counts</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 transform</text:p>
          </table:table-cell>
          <table:table-cell office:value-type="string">
            <text:p>SW company</text:p>
          </table:table-cell>
          <table:table-cell office:value-type="string">
            <text:p>Case study</text:p>
          </table:table-cell>
          <table:table-cell office:value-type="string">
            <text:p>Transformation not discussed. Focus on stakeholder theory.</text:p>
          </table:table-cell>
          <table:table-cell office:value-type="string">
            <text:p>Multiple locations. Size not discussed.</text:p>
          </table:table-cell>
          <table:table-cell office:value-type="string">
            <text:p>-</text:p>
          </table:table-cell>
          <table:table-cell office:value-type="string">
            <text:p>Cisco Systems Inc., Galway</text:p>
          </table:table-cell>
          <table:table-cell office:value-type="string">
            <text:p>Enterprise client and server products</text:p>
          </table:table-cell>
          <table:table-cell office:value-type="string">
            <text:p>-</text:p>
          </table:table-cell>
          <table:table-cell office:value-type="string">
            <text:p>Scrum, XP</text:p>
          </table:table-cell>
          <table:table-cell table:number-columns-repeated="1001"/>
        </table:table-row>
        <table:table-row table:style-name="ro11">
          <table:table-cell office:value-type="string">
            <text:p>X</text:p>
          </table:table-cell>
          <table:table-cell office:value-type="string">
            <text:p>Prochazka, J.; Kokott, M.; Chmelar, M. &amp; Krchnak, J.</text:p>
          </table:table-cell>
          <table:table-cell table:style-name="ce6" office:value-type="float" office:value="2011">
            <text:p>2011</text:p>
          </table:table-cell>
          <table:table-cell office:value-type="string">
            <text:p>Keeping the Spin -- From Idea to Cash in 6 Weeks: Success Story of Agile/Lean Transformation</text:p>
          </table:table-cell>
          <table:table-cell office:value-type="string">
            <text:p>?</text:p>
          </table:table-cell>
          <table:table-cell table:style-name="ce13"/>
          <table:table-cell table:style-name="ce18" office:value-type="string">
            <text:p>Check: Size?</text:p>
          </table:table-cell>
          <table:table-cell table:style-name="ce20" office:value-type="string">
            <text:p>Exclude. Only one team of 10 people is discussed. Little indications of organization wide effects. SDM choice seems project specific.</text:p>
          </table:table-cell>
          <table:table-cell table:style-name="ce18"/>
          <table:table-cell office:value-type="string">
            <text:p>Size seems small</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Unit of 90 people. Report seems to focus on one team (10 people) only.</text:p>
          </table:table-cell>
          <table:table-cell office:value-type="string">
            <text:p>-</text:p>
          </table:table-cell>
          <table:table-cell office:value-type="string">
            <text:p>Tieto, Amersfoort, NL</text:p>
          </table:table-cell>
          <table:table-cell office:value-type="string">
            <text:p>-</text:p>
          </table:table-cell>
          <table:table-cell office:value-type="string">
            <text:p>Waterfall</text:p>
          </table:table-cell>
          <table:table-cell office:value-type="string">
            <text:p>Own model (Scrum, XP)</text:p>
          </table:table-cell>
          <table:table-cell office:value-type="string">
            <text:p>Some good references? Coaching team focus.</text:p>
          </table:table-cell>
          <table:table-cell table:number-columns-repeated="1000"/>
        </table:table-row>
        <table:table-row table:style-name="ro4">
          <table:table-cell office:value-type="string">
            <text:p>X</text:p>
          </table:table-cell>
          <table:table-cell office:value-type="string">
            <text:p>Prokhorenko, S.</text:p>
          </table:table-cell>
          <table:table-cell table:style-name="ce6" office:value-type="float" office:value="2012">
            <text:p>2012</text:p>
          </table:table-cell>
          <table:table-cell office:value-type="string">
            <text:p>Skiing and Boxing: Coaching Product and Enterprise Teams</text:p>
          </table:table-cell>
          <table:table-cell table:style-name="ce10" office:value-type="string">
            <text:p>X</text:p>
          </table:table-cell>
          <table:table-cell table:style-name="ce13"/>
          <table:table-cell table:style-name="ce18" office:value-type="string">
            <text:p>Include</text:p>
          </table:table-cell>
          <table:table-cell table:style-name="ce20"/>
          <table:table-cell table:style-name="ce18"/>
          <table:table-cell/>
          <table:table-cell office:value-type="string">
            <text:p>SW company</text:p>
          </table:table-cell>
          <table:table-cell office:value-type="string">
            <text:p>Multiple experience report</text:p>
          </table:table-cell>
          <table:table-cell office:value-type="string">
            <text:p>Transformation is described. Focus on agile coaching.</text:p>
          </table:table-cell>
          <table:table-cell office:value-type="string">
            <text:p>T1: 50 engineers, 2 sites</text:p>
            <text:p>T2: 9 teams, 2 sites</text:p>
          </table:table-cell>
          <table:table-cell office:value-type="string">
            <text:p>-</text:p>
          </table:table-cell>
          <table:table-cell office:value-type="string">
            <text:p>Luxoft</text:p>
          </table:table-cell>
          <table:table-cell office:value-type="string">
            <text:p>T1: Online services</text:p>
            <text:p>T2: Banking</text:p>
          </table:table-cell>
          <table:table-cell office:value-type="string">
            <text:p>Waterfall</text:p>
          </table:table-cell>
          <table:table-cell office:value-type="string">
            <text:p>Scrum</text:p>
          </table:table-cell>
          <table:table-cell office:value-type="string">
            <text:p>Example on project versus organization agile adoption. Coaching team focus.</text:p>
          </table:table-cell>
          <table:table-cell table:number-columns-repeated="1000"/>
        </table:table-row>
        <table:table-row table:style-name="ro12">
          <table:table-cell office:value-type="string">
            <text:p>X</text:p>
          </table:table-cell>
          <table:table-cell office:value-type="string">
            <text:p>Qumer, A. &amp; Henderson-Sellers, B.</text:p>
          </table:table-cell>
          <table:table-cell table:style-name="ce6" office:value-type="float" office:value="2008">
            <text:p>2008</text:p>
          </table:table-cell>
          <table:table-cell office:value-type="string">
            <text:p>A framework to support the evaluation, adoption and improvement of agile methods in practice</text:p>
          </table:table-cell>
          <table:table-cell office:value-type="string">
            <text:p>?-</text:p>
          </table:table-cell>
          <table:table-cell table:style-name="ce13"/>
          <table:table-cell table:style-name="ce18" office:value-type="string">
            <text:p>Check: Size?</text:p>
            <text:p>Inventing the CMMI of agile</text:p>
            <text:p>Include, as this is a formalized method of social engineering.</text:p>
          </table:table-cell>
          <table:table-cell table:style-name="ce20" office:value-type="string">
            <text:p>Exclude. Cases seem too small. The actual adoption process is obscured by the theoretical framework.</text:p>
          </table:table-cell>
          <table:table-cell table:style-name="ce18"/>
          <table:table-cell office:value-type="string">
            <text:p>Unclear size and transform</text:p>
          </table:table-cell>
          <table:table-cell office:value-type="string">
            <text:p>SW development organization</text:p>
          </table:table-cell>
          <table:table-cell office:value-type="string">
            <text:p>Theory and 2 validating case studies</text:p>
          </table:table-cell>
          <table:table-cell office:value-type="string">
            <text:p>Some transformation. Theoretical context makes Discussion hard to follow.</text:p>
          </table:table-cell>
          <table:table-cell office:value-type="string">
            <text:p>“The team” mentioned. Focus on one team.</text:p>
          </table:table-cell>
          <table:table-cell office:value-type="string">
            <text:p>-</text:p>
          </table:table-cell>
          <table:table-cell office:value-type="string">
            <text:p>Not mentioned</text:p>
          </table:table-cell>
          <table:table-cell table:number-columns-repeated="2" office:value-type="string">
            <text:p>-</text:p>
          </table:table-cell>
          <table:table-cell office:value-type="string">
            <text:p>XP</text:p>
          </table:table-cell>
          <table:table-cell table:style-name="ce28" office:value-type="string">
            <text:p>Agile adoption research in general</text:p>
          </table:table-cell>
          <table:table-cell table:number-columns-repeated="1000"/>
        </table:table-row>
        <table:table-row table:style-name="ro11">
          <table:table-cell office:value-type="string">
            <text:p>X</text:p>
          </table:table-cell>
          <table:table-cell office:value-type="string">
            <text:p>Qumer, Asif &amp; Henderson-Sellers, Brian</text:p>
          </table:table-cell>
          <table:table-cell table:style-name="ce6" office:value-type="float" office:value="2007">
            <text:p>2007</text:p>
          </table:table-cell>
          <table:table-cell office:value-type="string">
            <text:p>Construction of an agile software product-enhancement process by using an agile software solution framework (ASSF) and situational method engineering</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Exclude. Rather than telling what people actually did in the organization transformation is explained through a theoretical framework.</text:p>
          </table:table-cell>
          <table:table-cell table:style-name="ce18"/>
          <table:table-cell office:value-type="string">
            <text:p>Unclear transformation</text:p>
          </table:table-cell>
          <table:table-cell office:value-type="string">
            <text:p>SW company</text:p>
          </table:table-cell>
          <table:table-cell office:value-type="string">
            <text:p>Case study</text:p>
          </table:table-cell>
          <table:table-cell office:value-type="string">
            <text:p>Transformation is discussed shortly</text:p>
          </table:table-cell>
          <table:table-cell office:value-type="string">
            <text:p>300 employees</text:p>
          </table:table-cell>
          <table:table-cell office:value-type="string">
            <text:p>-</text:p>
          </table:table-cell>
          <table:table-cell office:value-type="string">
            <text:p>Anonymous</text:p>
          </table:table-cell>
          <table:table-cell office:value-type="string">
            <text:p>-</text:p>
          </table:table-cell>
          <table:table-cell office:value-type="string">
            <text:p>Very formal</text:p>
          </table:table-cell>
          <table:table-cell office:value-type="string">
            <text:p>Not specified</text:p>
          </table:table-cell>
          <table:table-cell table:number-columns-repeated="1001"/>
        </table:table-row>
        <table:table-row table:style-name="ro13">
          <table:table-cell office:value-type="string">
            <text:p>X</text:p>
          </table:table-cell>
          <table:table-cell office:value-type="string">
            <text:p>Ranganath, P.</text:p>
          </table:table-cell>
          <table:table-cell table:style-name="ce6" office:value-type="float" office:value="2011">
            <text:p>2011</text:p>
          </table:table-cell>
          <table:table-cell office:value-type="string">
            <text:p>Elevating Teams from 'Doing' Agile to 'Being' and 'Living' Agile</text:p>
          </table:table-cell>
          <table:table-cell table:style-name="ce10" office:value-type="string">
            <text:p>X</text:p>
          </table:table-cell>
          <table:table-cell table:style-name="ce13"/>
          <table:table-cell table:style-name="ce18" office:value-type="string">
            <text:p>Check: Size? (Include)</text:p>
          </table:table-cell>
          <table:table-cell table:style-name="ce20" office:value-type="string">
            <text:p>Include. The company is seemingly large. Report focuses mostly on three pilot projects with many teams.</text:p>
          </table:table-cell>
          <table:table-cell table:style-name="ce18"/>
          <table:table-cell/>
          <table:table-cell office:value-type="string">
            <text:p>SW company</text:p>
          </table:table-cell>
          <table:table-cell office:value-type="string">
            <text:p>Personal experience report</text:p>
          </table:table-cell>
          <table:table-cell office:value-type="string">
            <text:p>Transformation is discussed thoroughly</text:p>
          </table:table-cell>
          <table:table-cell office:value-type="string">
            <text:p>5 programs. Many teams mentioned. Seemingly large.</text:p>
          </table:table-cell>
          <table:table-cell office:value-type="string">
            <text:p>Three years</text:p>
          </table:table-cell>
          <table:table-cell office:value-type="string">
            <text:p>Quintiles Transnational Corp</text:p>
          </table:table-cell>
          <table:table-cell office:value-type="string">
            <text:p>-</text:p>
          </table:table-cell>
          <table:table-cell office:value-type="string">
            <text:p>Homegrown waterfall, CMMI</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Rasmussen, J.</text:p>
          </table:table-cell>
          <table:table-cell table:style-name="ce6" office:value-type="float" office:value="2003">
            <text:p>2003</text:p>
          </table:table-cell>
          <table:table-cell office:value-type="string">
            <text:p>Introducing XP into Greenfield Projects: lessons learned</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Discussing use of XP practices in a greenfield project</text:p>
          </table:table-cell>
          <table:table-cell office:value-type="string">
            <text:p>13 people</text:p>
          </table:table-cell>
          <table:table-cell office:value-type="string">
            <text:p>-</text:p>
          </table:table-cell>
          <table:table-cell office:value-type="string">
            <text:p>TransCanada Pipelines Ltd.</text:p>
          </table:table-cell>
          <table:table-cell office:value-type="string">
            <text:p>Gas and energy</text:p>
          </table:table-cell>
          <table:table-cell office:value-type="string">
            <text:p>Traditional</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Rasmussen, R.; Hughes, T.; Jenks, J.R. &amp; Skach, J.</text:p>
          </table:table-cell>
          <table:table-cell table:style-name="ce6" office:value-type="float" office:value="2009">
            <text:p>2009</text:p>
          </table:table-cell>
          <table:table-cell office:value-type="string">
            <text:p>Adopting Agile in an FDA Regulated Environment</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20 people</text:p>
          </table:table-cell>
          <table:table-cell office:value-type="string">
            <text:p>2003-</text:p>
          </table:table-cell>
          <table:table-cell office:value-type="string">
            <text:p>Abbott</text:p>
          </table:table-cell>
          <table:table-cell office:value-type="string">
            <text:p>Medical devices</text:p>
          </table:table-cell>
          <table:table-cell office:value-type="string">
            <text:p>Model driven design</text:p>
          </table:table-cell>
          <table:table-cell office:value-type="string">
            <text:p>Agile+ (by AgileTek)</text:p>
          </table:table-cell>
          <table:table-cell table:number-columns-repeated="1001"/>
        </table:table-row>
        <table:table-row table:style-name="ro7">
          <table:table-cell office:value-type="string">
            <text:p>X</text:p>
          </table:table-cell>
          <table:table-cell office:value-type="string">
            <text:p>Rendell, A.</text:p>
          </table:table-cell>
          <table:table-cell table:style-name="ce6" office:value-type="float" office:value="2009">
            <text:p>2009</text:p>
          </table:table-cell>
          <table:table-cell office:value-type="string">
            <text:p>Descending from the Architect's Ivory Tower</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architect's role.</text:p>
          </table:table-cell>
          <table:table-cell office:value-type="string">
            <text:p>“The team” mentioned. Two teams.</text:p>
          </table:table-cell>
          <table:table-cell office:value-type="string">
            <text:p>2007</text:p>
          </table:table-cell>
          <table:table-cell office:value-type="string">
            <text:p>T-Mobile</text:p>
          </table:table-cell>
          <table:table-cell office:value-type="string">
            <text:p>Mobile portal</text:p>
          </table:table-cell>
          <table:table-cell office:value-type="string">
            <text:p>Waterfall</text:p>
          </table:table-cell>
          <table:table-cell table:number-columns-repeated="1002"/>
        </table:table-row>
        <table:table-row table:style-name="ro7">
          <table:table-cell office:value-type="string">
            <text:p>X</text:p>
          </table:table-cell>
          <table:table-cell office:value-type="string">
            <text:p>Roche, G. &amp; Vasquez-McCall, B.</text:p>
          </table:table-cell>
          <table:table-cell table:style-name="ce6" office:value-type="float" office:value="2009">
            <text:p>2009</text:p>
          </table:table-cell>
          <table:table-cell office:value-type="string">
            <text:p>The Amazing Team Race A Team Based Agile Adoption</text:p>
          </table:table-cell>
          <table:table-cell table:style-name="ce10" office:value-type="string">
            <text:p>X</text:p>
          </table:table-cell>
          <table:table-cell table:style-name="ce13"/>
          <table:table-cell table:style-name="ce18" office:value-type="string">
            <text:p>Include</text:p>
          </table:table-cell>
          <table:table-cell table:style-name="ce20"/>
          <table:table-cell table:style-name="ce18"/>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70 full time employees, 200 contractors</text:p>
          </table:table-cell>
          <table:table-cell office:value-type="string">
            <text:p>2007-2008</text:p>
          </table:table-cell>
          <table:table-cell office:value-type="string">
            <text:p>-</text:p>
            <text:p>(Nyx/McKinsey?)</text:p>
          </table:table-cell>
          <table:table-cell office:value-type="string">
            <text:p>Project business</text:p>
          </table:table-cell>
          <table:table-cell office:value-type="string">
            <text:p>Traditional waterfall-</text:p>
            <text:p>Style (RU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Rutherford, Kevin; Shannon, Paul; Judson, Craig &amp; Kidd, Neil</text:p>
          </table:table-cell>
          <table:table-cell table:style-name="ce6" office:value-type="float" office:value="2010">
            <text:p>2010</text:p>
          </table:table-cell>
          <table:table-cell office:value-type="string">
            <text:p>From Chaos to Kanban, via Scrum</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Implementation of a development process is discussed</text:p>
          </table:table-cell>
          <table:table-cell office:value-type="string">
            <text:p>10 developers</text:p>
          </table:table-cell>
          <table:table-cell office:value-type="string">
            <text:p>2007-2009</text:p>
          </table:table-cell>
          <table:table-cell office:value-type="string">
            <text:p>Codeweavers UK</text:p>
          </table:table-cell>
          <table:table-cell office:value-type="string">
            <text:p>Motor finance and insurance web services</text:p>
          </table:table-cell>
          <table:table-cell office:value-type="string">
            <text:p>Chaos</text:p>
          </table:table-cell>
          <table:table-cell office:value-type="string">
            <text:p>Scrum, kanban</text:p>
          </table:table-cell>
          <table:table-cell office:value-type="string">
            <text:p>Implementing a process for small business</text:p>
          </table:table-cell>
          <table:table-cell table:number-columns-repeated="1000"/>
        </table:table-row>
        <table:table-row table:style-name="ro7">
          <table:table-cell office:value-type="string">
            <text:p>X</text:p>
          </table:table-cell>
          <table:table-cell office:value-type="string">
            <text:p>Savolainen, J.a; Kuusela, J.b &amp; Vilavaara, A.b</text:p>
          </table:table-cell>
          <table:table-cell table:style-name="ce6" office:value-type="float" office:value="2010">
            <text:p>2010</text:p>
          </table:table-cell>
          <table:table-cell office:value-type="string">
            <text:p>Transition to agile development rediscovery of important requirements engineering practices</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Exclude. No case study, only general experiences.</text:p>
          </table:table-cell>
          <table:table-cell table:style-name="ce18"/>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No transformation. Focus on requirements engineering.</text:p>
          </table:table-cell>
          <table:table-cell office:value-type="string">
            <text:p>2 organizational units, each with 500 developers</text:p>
          </table:table-cell>
          <table:table-cell office:value-type="string">
            <text:p>-</text:p>
          </table:table-cell>
          <table:table-cell office:value-type="string">
            <text:p>Nokia</text:p>
          </table:table-cell>
          <table:table-cell office:value-type="string">
            <text:p>Telecommunications</text:p>
          </table:table-cell>
          <table:table-cell office:value-type="string">
            <text:p>-</text:p>
          </table:table-cell>
          <table:table-cell office:value-type="string">
            <text:p>Scrum</text:p>
          </table:table-cell>
          <table:table-cell office:value-type="string">
            <text:p>Requirements engineering. [3]</text:p>
          </table:table-cell>
          <table:table-cell table:number-columns-repeated="1000"/>
        </table:table-row>
        <table:table-row table:style-name="ro7">
          <table:table-cell office:value-type="string">
            <text:p>X</text:p>
          </table:table-cell>
          <table:table-cell office:value-type="string">
            <text:p>Schatz, B. &amp; Abdelshafi, I.</text:p>
          </table:table-cell>
          <table:table-cell table:style-name="ce6" office:value-type="float" office:value="2005">
            <text:p>2005</text:p>
          </table:table-cell>
          <table:table-cell office:value-type="string">
            <text:p>Primavera gets agile: a successful transition to agile development</text:p>
          </table:table-cell>
          <table:table-cell table:style-name="ce10" office:value-type="string">
            <text:p>X</text:p>
          </table:table-cell>
          <table:table-cell table:style-name="ce13"/>
          <table:table-cell table:style-name="ce18" office:value-type="string">
            <text:p>Include</text:p>
          </table:table-cell>
          <table:table-cell table:style-name="ce20"/>
          <table:table-cell table:style-name="ce18"/>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90 business analysts, programmers, testers, documenters, and project managers.</text:p>
          </table:table-cell>
          <table:table-cell office:value-type="string">
            <text:p>Leadership: 2001</text:p>
            <text:p>Agile: 2003-</text:p>
          </table:table-cell>
          <table:table-cell office:value-type="string">
            <text:p>Primavera Systems</text:p>
          </table:table-cell>
          <table:table-cell office:value-type="string">
            <text:p>Enterprise project portfolio management</text:p>
          </table:table-cell>
          <table:table-cell office:value-type="string">
            <text:p>Waterfall</text:p>
          </table:table-cell>
          <table:table-cell office:value-type="string">
            <text:p>Scrum</text:p>
          </table:table-cell>
          <table:table-cell table:number-columns-repeated="1001"/>
        </table:table-row>
        <table:table-row table:style-name="ro7">
          <table:table-cell office:value-type="string">
            <text:p>See Schnitter 2011</text:p>
          </table:table-cell>
          <table:table-cell office:value-type="string">
            <text:p>Schnitter, J. &amp; MacKert, O.</text:p>
          </table:table-cell>
          <table:table-cell table:style-name="ce6" office:value-type="float" office:value="2010">
            <text:p>2010</text:p>
          </table:table-cell>
          <table:table-cell office:value-type="string">
            <text:p>Introducing agile software development at SAP AG: Change procedures and observations in a global software company</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Duplicate of Schnitter 2011</text:p>
          </table:table-cell>
          <table:table-cell table:number-columns-repeated="1010"/>
        </table:table-row>
        <table:table-row table:style-name="ro7">
          <table:table-cell office:value-type="string">
            <text:p>X</text:p>
          </table:table-cell>
          <table:table-cell office:value-type="string">
            <text:p>Schnitter, Joachim &amp; Mackert, Olaf</text:p>
          </table:table-cell>
          <table:table-cell table:style-name="ce6" office:value-type="float" office:value="2011">
            <text:p>2011</text:p>
          </table:table-cell>
          <table:table-cell office:value-type="string">
            <text:p>Large-Scale Agile Software Development at SAP AG</text:p>
          </table:table-cell>
          <table:table-cell table:style-name="ce10" office:value-type="string">
            <text:p>X</text:p>
          </table:table-cell>
          <table:table-cell table:style-name="ce13"/>
          <table:table-cell table:style-name="ce18" office:value-type="string">
            <text:p>Include</text:p>
          </table:table-cell>
          <table:table-cell table:style-name="ce20"/>
          <table:table-cell table:style-name="ce18"/>
          <table:table-cell/>
          <table:table-cell office:value-type="string">
            <text:p>SW company</text:p>
          </table:table-cell>
          <table:table-cell office:value-type="string">
            <text:p>Experience report</text:p>
          </table:table-cell>
          <table:table-cell office:value-type="string">
            <text:p>Large scale transformation is discussed</text:p>
          </table:table-cell>
          <table:table-cell office:value-type="string">
            <text:p>18,000 developers, 12 locations</text:p>
          </table:table-cell>
          <table:table-cell office:value-type="string">
            <text:p>2006-</text:p>
          </table:table-cell>
          <table:table-cell office:value-type="string">
            <text:p>SAP AG</text:p>
          </table:table-cell>
          <table:table-cell office:value-type="string">
            <text:p>Enterprise applications</text:p>
          </table:table-cell>
          <table:table-cell office:value-type="string">
            <text:p>Waterfall-like process</text:p>
          </table:table-cell>
          <table:table-cell office:value-type="string">
            <text:p>Scrum, Lean</text:p>
          </table:table-cell>
          <table:table-cell table:number-columns-repeated="1001"/>
        </table:table-row>
        <table:table-row table:style-name="ro7">
          <table:table-cell office:value-type="string">
            <text:p>X</text:p>
          </table:table-cell>
          <table:table-cell office:value-type="string">
            <text:p>Schrödl, H. &amp; Wind, S.</text:p>
          </table:table-cell>
          <table:table-cell table:style-name="ce6" office:value-type="float" office:value="2011">
            <text:p>2011</text:p>
          </table:table-cell>
          <table:table-cell office:value-type="string">
            <text:p>Adoption of SCRUM for software development projects: An exploratory case study from the ICT industry</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Small size</text:p>
          </table:table-cell>
          <table:table-cell office:value-type="string">
            <text:p>SW company</text:p>
          </table:table-cell>
          <table:table-cell office:value-type="string">
            <text:p>Case study, with method</text:p>
          </table:table-cell>
          <table:table-cell office:value-type="string">
            <text:p>Team just started using Scrum. No transform. Only describing use of Scrum.</text:p>
          </table:table-cell>
          <table:table-cell office:value-type="string">
            <text:p>Total 180.000 people, one case project with 8 people selected for study</text:p>
          </table:table-cell>
          <table:table-cell office:value-type="string">
            <text:p>-</text:p>
          </table:table-cell>
          <table:table-cell office:value-type="string">
            <text:p>Anonymous</text:p>
          </table:table-cell>
          <table:table-cell office:value-type="string">
            <text:p>ICT products and services</text:p>
          </table:table-cell>
          <table:table-cell office:value-type="string">
            <text:p>Project specific waterfall manua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Scott, J.; Johnson, R. &amp; McCullough, M.</text:p>
          </table:table-cell>
          <table:table-cell table:style-name="ce6" office:value-type="float" office:value="2008">
            <text:p>2008</text:p>
          </table:table-cell>
          <table:table-cell office:value-type="string">
            <text:p>Executing agile in a structured organization: Government</text:p>
          </table:table-cell>
          <table:table-cell office:value-type="string">
            <text:p>?-</text:p>
          </table:table-cell>
          <table:table-cell table:style-name="ce13"/>
          <table:table-cell table:style-name="ce18" office:value-type="string">
            <text:p>Check: Only pilot team?</text:p>
          </table:table-cell>
          <table:table-cell table:style-name="ce20" office:value-type="string">
            <text:p>Exclude. Discussion of one pilot team only.</text:p>
          </table:table-cell>
          <table:table-cell table:style-name="ce18"/>
          <table:table-cell office:value-type="string">
            <text:p>Only pilot team</text:p>
          </table:table-cell>
          <table:table-cell office:value-type="string">
            <text:p>SW development organization</text:p>
          </table:table-cell>
          <table:table-cell office:value-type="string">
            <text:p>Personal experience report</text:p>
          </table:table-cell>
          <table:table-cell office:value-type="string">
            <text:p>Transformation is discussed from a pilot team viewpoint</text:p>
          </table:table-cell>
          <table:table-cell office:value-type="string">
            <text:p>400 IT professionals</text:p>
          </table:table-cell>
          <table:table-cell office:value-type="string">
            <text:p>-</text:p>
          </table:table-cell>
          <table:table-cell office:value-type="string">
            <text:p>City of Calgary</text:p>
          </table:table-cell>
          <table:table-cell office:value-type="string">
            <text:p>Government</text:p>
          </table:table-cell>
          <table:table-cell office:value-type="string">
            <text:p>Waterfall</text:p>
          </table:table-cell>
          <table:table-cell office:value-type="string">
            <text:p>-</text:p>
          </table:table-cell>
          <table:table-cell table:number-columns-repeated="1001"/>
        </table:table-row>
        <table:table-row table:style-name="ro7">
          <table:table-cell office:value-type="string">
            <text:p>X</text:p>
          </table:table-cell>
          <table:table-cell office:value-type="string">
            <text:p>Seffernick, T.R.</text:p>
          </table:table-cell>
          <table:table-cell table:style-name="ce6" office:value-type="float" office:value="2007">
            <text:p>2007</text:p>
          </table:table-cell>
          <table:table-cell office:value-type="string">
            <text:p>Enabling Agile in a Large Organization Our Journey Down the Yellow Brick Road</text:p>
          </table:table-cell>
          <table:table-cell table:style-name="ce10" office:value-type="string">
            <text:p>X</text:p>
          </table:table-cell>
          <table:table-cell table:style-name="ce13"/>
          <table:table-cell table:style-name="ce18" office:value-type="string">
            <text:p>Include</text:p>
          </table:table-cell>
          <table:table-cell table:style-name="ce20"/>
          <table:table-cell table:style-name="ce18"/>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1500 associates in 5 development centers (3 centers offshore).</text:p>
          </table:table-cell>
          <table:table-cell office:value-type="string">
            <text:p>2005-2007-</text:p>
          </table:table-cell>
          <table:table-cell office:value-type="string">
            <text:p>KeyCorp</text:p>
          </table:table-cell>
          <table:table-cell office:value-type="string">
            <text:p>Financial</text:p>
          </table:table-cell>
          <table:table-cell office:value-type="string">
            <text:p>Waterfall, command-and-control</text:p>
          </table:table-cell>
          <table:table-cell table:number-columns-repeated="1002"/>
        </table:table-row>
        <table:table-row table:style-name="ro14">
          <table:table-cell office:value-type="string">
            <text:p>X</text:p>
          </table:table-cell>
          <table:table-cell office:value-type="string">
            <text:p>Seikola, M.; Loisa, H. &amp; Jagos, A.</text:p>
          </table:table-cell>
          <table:table-cell table:style-name="ce6" office:value-type="float" office:value="2011">
            <text:p>2011</text:p>
          </table:table-cell>
          <table:table-cell office:value-type="string">
            <text:p>Kanban Implementation in a Telecom Product Maintenance</text:p>
          </table:table-cell>
          <table:table-cell office:value-type="string">
            <text:p>?</text:p>
          </table:table-cell>
          <table:table-cell table:style-name="ce13"/>
          <table:table-cell table:style-name="ce18" office:value-type="string">
            <text:p>Check: Size?</text:p>
          </table:table-cell>
          <table:table-cell table:style-name="ce20" office:value-type="string">
            <text:p>Exclude. Focus on two teams only, even if the organization is large.</text:p>
          </table:table-cell>
          <table:table-cell table:style-name="ce18"/>
          <table:table-cell office:value-type="string">
            <text:p>Size unclear</text:p>
          </table:table-cell>
          <table:table-cell office:value-type="string">
            <text:p>Fault handling and maintenance.</text:p>
          </table:table-cell>
          <table:table-cell office:value-type="string">
            <text:p>Experience report</text:p>
          </table:table-cell>
          <table:table-cell office:value-type="string">
            <text:p>Transformation is described. Focus on describing practices in use.</text:p>
          </table:table-cell>
          <table:table-cell office:value-type="string">
            <text:p>2 sites. Many teams mentioned.</text:p>
          </table:table-cell>
          <table:table-cell office:value-type="string">
            <text:p>2009-</text:p>
          </table:table-cell>
          <table:table-cell office:value-type="string">
            <text:p>Ericsson</text:p>
          </table:table-cell>
          <table:table-cell office:value-type="string">
            <text:p>Telecommunications</text:p>
          </table:table-cell>
          <table:table-cell office:value-type="string">
            <text:p>-</text:p>
          </table:table-cell>
          <table:table-cell office:value-type="string">
            <text:p>Kanban, Scrum, Lean</text:p>
          </table:table-cell>
          <table:table-cell table:number-columns-repeated="1001"/>
        </table:table-row>
        <table:table-row table:style-name="ro15">
          <table:table-cell office:value-type="string">
            <text:p>X</text:p>
          </table:table-cell>
          <table:table-cell office:value-type="string">
            <text:p>Senapathi, M.a &amp; Srinivasan, A.b</text:p>
          </table:table-cell>
          <table:table-cell table:style-name="ce6" office:value-type="float" office:value="2012">
            <text:p>2012</text:p>
          </table:table-cell>
          <table:table-cell office:value-type="string">
            <text:p>Understanding post-adoptive agile usage: An exploratory cross-case analysis</text:p>
          </table:table-cell>
          <table:table-cell office:value-type="string">
            <text:p>?</text:p>
          </table:table-cell>
          <table:table-cell table:style-name="ce13"/>
          <table:table-cell table:style-name="ce18"/>
          <table:table-cell table:style-name="ce18" office:value-type="string">
            <text:p>Exclude. ”The emphasis was on how extensively and deeply the innovation is used after adoption, rather than its adoption per se.” Section 6 discusses some adoption, but it is too little content.</text:p>
          </table:table-cell>
          <table:table-cell table:style-name="ce18"/>
          <table:table-cell office:value-type="string">
            <text:p>Transformation <text:s/>unclear</text:p>
          </table:table-cell>
          <table:table-cell office:value-type="string">
            <text:p>SW development organization</text:p>
          </table:table-cell>
          <table:table-cell office:value-type="string">
            <text:p>Theory and 2 case studies</text:p>
          </table:table-cell>
          <table:table-cell office:value-type="string">
            <text:p>Some transformation is discussed</text:p>
          </table:table-cell>
          <table:table-cell office:value-type="string">
            <text:p>C1: 9 people team. Many teams mentioned.</text:p>
            <text:p>C2: 140 members in IS department, 3 locations</text:p>
          </table:table-cell>
          <table:table-cell office:value-type="string">
            <text:p>C1: 2008-2009</text:p>
          </table:table-cell>
          <table:table-cell office:value-type="string">
            <text:p>C1: BBC Worldwide</text:p>
            <text:p>C2: Statistics NZ</text:p>
          </table:table-cell>
          <table:table-cell office:value-type="string">
            <text:p>C1: Media</text:p>
            <text:p>C2: Statistics</text:p>
          </table:table-cell>
          <table:table-cell office:value-type="string">
            <text:p>C1: Scrum?</text:p>
            <text:p>C2: Waterfall, RUP</text:p>
          </table:table-cell>
          <table:table-cell office:value-type="string">
            <text:p>C1: Kanban</text:p>
            <text:p>C2: Scrum</text:p>
          </table:table-cell>
          <table:table-cell office:value-type="string">
            <text:p>See for background. References on technology assimilation (Vijayasarathy and Turk, 2008)</text:p>
          </table:table-cell>
          <table:table-cell table:number-columns-repeated="1000"/>
        </table:table-row>
        <table:table-row table:style-name="ro16">
          <table:table-cell office:value-type="string">
            <text:p>X</text:p>
          </table:table-cell>
          <table:table-cell office:value-type="string">
            <text:p>Silva, K. &amp; Doss, C.</text:p>
          </table:table-cell>
          <table:table-cell table:style-name="ce6" office:value-type="float" office:value="2007">
            <text:p>2007</text:p>
          </table:table-cell>
          <table:table-cell office:value-type="string">
            <text:p>The Growth of an Agile Coach Community at a Fortune 200 Company</text:p>
          </table:table-cell>
          <table:table-cell table:style-name="ce11" office:value-type="string">
            <text:p>?</text:p>
          </table:table-cell>
          <table:table-cell table:style-name="ce13"/>
          <table:table-cell table:style-name="ce18" office:value-type="string">
            <text:p>Check: Size?</text:p>
          </table:table-cell>
          <table:table-cell table:style-name="ce21" office:value-type="string">
            <text:p>Include, borderline. Size is clearly large, as there are many coaches. Somewhat little transformation, but discussion on coaching provides insight in establishing agile.</text:p>
          </table:table-cell>
          <table:table-cell table:style-name="ce18"/>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escribed from a coaching point of view</text:p>
          </table:table-cell>
          <table:table-cell office:value-type="string">
            <text:p>Size not discussed, seems large.</text:p>
          </table:table-cell>
          <table:table-cell office:value-type="string">
            <text:p>2004-2007-</text:p>
          </table:table-cell>
          <table:table-cell office:value-type="string">
            <text:p>Capital One</text:p>
          </table:table-cell>
          <table:table-cell table:number-columns-repeated="2" office:value-type="string">
            <text: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Smits, H. &amp; Rilliet, K.</text:p>
          </table:table-cell>
          <table:table-cell table:style-name="ce6" office:value-type="float" office:value="2011">
            <text:p>2011</text:p>
          </table:table-cell>
          <table:table-cell office:value-type="string">
            <text:p>Agile Experience Report: Transition and Complexity at Cisco Voice Technology Group</text:p>
          </table:table-cell>
          <table:table-cell table:style-name="ce10" office:value-type="string">
            <text:p>X</text:p>
          </table:table-cell>
          <table:table-cell table:style-name="ce13"/>
          <table:table-cell table:style-name="ce18" office:value-type="string">
            <text:p>Include</text:p>
          </table:table-cell>
          <table:table-cell table:style-name="ce20"/>
          <table:table-cell table:style-name="ce18"/>
          <table:table-cell/>
          <table:table-cell office:value-type="string">
            <text:p>SW development organization</text:p>
          </table:table-cell>
          <table:table-cell office:value-type="string">
            <text:p>Experience report</text:p>
          </table:table-cell>
          <table:table-cell office:value-type="string">
            <text:p>Large scale transformation is discussed</text:p>
          </table:table-cell>
          <table:table-cell office:value-type="string">
            <text:p>1500 people, several sites</text:p>
          </table:table-cell>
          <table:table-cell office:value-type="string">
            <text:p>-</text:p>
          </table:table-cell>
          <table:table-cell office:value-type="string">
            <text:p>Cisco Voice Technology Group</text:p>
          </table:table-cell>
          <table:table-cell office:value-type="string">
            <text:p>Telecommunications (?)</text:p>
          </table:table-cell>
          <table:table-cell office:value-type="string">
            <text:p>Waterfall</text:p>
          </table:table-cell>
          <table:table-cell office:value-type="string">
            <text:p>Scrum</text:p>
          </table:table-cell>
          <table:table-cell office:value-type="string">
            <text:p>See [i] Kotter's 8 step process</text:p>
          </table:table-cell>
          <table:table-cell table:number-columns-repeated="1000"/>
        </table:table-row>
        <table:table-row table:style-name="ro12">
          <table:table-cell office:value-type="string">
            <text:p>X</text:p>
          </table:table-cell>
          <table:table-cell office:value-type="string">
            <text:p>Sochova, Z. &amp; Kunce, E.</text:p>
          </table:table-cell>
          <table:table-cell table:style-name="ce6" office:value-type="float" office:value="2012">
            <text:p>2012</text:p>
          </table:table-cell>
          <table:table-cell office:value-type="string">
            <text:p>A Story about a Dinosaur Called Mainframe and a Small Fly Agile</text:p>
          </table:table-cell>
          <table:table-cell office:value-type="string">
            <text:p>-</text:p>
          </table:table-cell>
          <table:table-cell table:style-name="ce13"/>
          <table:table-cell table:style-name="ce18" office:value-type="string">
            <text:p>Check: No organization?</text:p>
          </table:table-cell>
          <table:table-cell table:style-name="ce20" office:value-type="string">
            <text:p>Exclude. Focus on ”mainframe” technical problems. No transformation.</text:p>
          </table:table-cell>
          <table:table-cell table:style-name="ce18"/>
          <table:table-cell office:value-type="string">
            <text:p>No organization no transform</text:p>
          </table:table-cell>
          <table:table-cell office:value-type="string">
            <text:p>No organization</text:p>
          </table:table-cell>
          <table:table-cell office:value-type="string">
            <text:p>Experience report</text:p>
          </table:table-cell>
          <table:table-cell office:value-type="string">
            <text:p>Some transformation is discussed</text:p>
          </table:table-cell>
          <table:table-cell office:value-type="string">
            <text:p>No organization</text:p>
          </table:table-cell>
          <table:table-cell table:number-columns-repeated="2" office:value-type="string">
            <text:p>-</text:p>
          </table:table-cell>
          <table:table-cell office:value-type="string">
            <text:p>Mainframe applications</text:p>
          </table:table-cell>
          <table:table-cell table:number-columns-repeated="2" office:value-type="string">
            <text:p>-</text:p>
          </table:table-cell>
          <table:table-cell table:number-columns-repeated="1001"/>
        </table:table-row>
        <table:table-row table:style-name="ro13">
          <table:table-cell office:value-type="string">
            <text:p>X</text:p>
          </table:table-cell>
          <table:table-cell office:value-type="string">
            <text:p>Spence, J.W.</text:p>
          </table:table-cell>
          <table:table-cell table:style-name="ce6" office:value-type="float" office:value="2005">
            <text:p>2005</text:p>
          </table:table-cell>
          <table:table-cell office:value-type="string">
            <text:p>There has to be a better way! [software development]</text:p>
          </table:table-cell>
          <table:table-cell office:value-type="string">
            <text:p>?</text:p>
          </table:table-cell>
          <table:table-cell table:style-name="ce13"/>
          <table:table-cell table:style-name="ce18" office:value-type="string">
            <text:p>Check: Size?</text:p>
          </table:table-cell>
          <table:table-cell table:style-name="ce20" office:value-type="string">
            <text:p>Exclude. Transformation description is too vague to address the research questions. Size remains unclear.</text:p>
          </table:table-cell>
          <table:table-cell table:style-name="ce18"/>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Transformation is discussed</text:p>
          </table:table-cell>
          <table:table-cell office:value-type="string">
            <text:p>Size not discussed, seems large. Talk is on high level and seems to apply to many teams.</text:p>
          </table:table-cell>
          <table:table-cell office:value-type="string">
            <text:p>2002-</text:p>
          </table:table-cell>
          <table:table-cell office:value-type="string">
            <text:p>Medtronic</text:p>
          </table:table-cell>
          <table:table-cell office:value-type="string">
            <text:p>Medical systems</text:p>
          </table:table-cell>
          <table:table-cell office:value-type="string">
            <text:p>Waterfall, plan-based</text:p>
          </table:table-cell>
          <table:table-cell office:value-type="string">
            <text:p>XP, Scrum</text:p>
          </table:table-cell>
          <table:table-cell table:number-columns-repeated="1001"/>
        </table:table-row>
        <table:table-row table:style-name="ro12">
          <table:table-cell office:value-type="string">
            <text:p>X</text:p>
          </table:table-cell>
          <table:table-cell office:value-type="string">
            <text:p>Srinivasan, J. &amp; Lundqvist, K.</text:p>
          </table:table-cell>
          <table:table-cell table:style-name="ce6" office:value-type="float" office:value="2009">
            <text:p>2009</text:p>
          </table:table-cell>
          <table:table-cell office:value-type="string">
            <text:p>Using agile methods in software product development: A case study</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Exclude. No transform, just stating ”they decided to adopt Scrum”. Size remains unclear.</text:p>
          </table:table-cell>
          <table:table-cell table:style-name="ce18"/>
          <table:table-cell office:value-type="string">
            <text:p>Unclear size and transform</text:p>
          </table:table-cell>
          <table:table-cell office:value-type="string">
            <text:p>SW company</text:p>
          </table:table-cell>
          <table:table-cell office:value-type="string">
            <text:p>Case study</text:p>
          </table:table-cell>
          <table:table-cell office:value-type="string">
            <text:p>Some transformation discussed. Problems are discussed.</text:p>
          </table:table-cell>
          <table:table-cell office:value-type="string">
            <text:p>Use of multiple Scrum teams, SoS. 30 interviewees.</text:p>
          </table:table-cell>
          <table:table-cell office:value-type="string">
            <text:p>2004-2006</text:p>
          </table:table-cell>
          <table:table-cell office:value-type="string">
            <text:p>GameDevCo (Anonymous?)</text:p>
          </table:table-cell>
          <table:table-cell office:value-type="string">
            <text:p>Gaming</text:p>
          </table:table-cell>
          <table:table-cell office:value-type="string">
            <text:p>Heavily plan-based</text:p>
          </table:table-cell>
          <table:table-cell office:value-type="string">
            <text:p>Scrum</text:p>
          </table:table-cell>
          <table:table-cell table:number-columns-repeated="1001"/>
        </table:table-row>
        <table:table-row table:style-name="ro14">
          <table:table-cell office:value-type="string">
            <text:p>X</text:p>
          </table:table-cell>
          <table:table-cell office:value-type="string">
            <text:p>Srinivasan, J. &amp; Lundqvist, K.</text:p>
          </table:table-cell>
          <table:table-cell table:style-name="ce6" office:value-type="float" office:value="2009">
            <text:p>2009</text:p>
          </table:table-cell>
          <table:table-cell office:value-type="string">
            <text:p>Organizational enablers for agile adoption: Learning from gameDevCo</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Exclude. No transformation. Case is duplicate of Srinivasan 2009.</text:p>
          </table:table-cell>
          <table:table-cell table:style-name="ce18"/>
          <table:table-cell office:value-type="string">
            <text:p>Duplicate of Srinivasan 2009</text:p>
          </table:table-cell>
          <table:table-cell office:value-type="string">
            <text:p>SW company</text:p>
          </table:table-cell>
          <table:table-cell office:value-type="string">
            <text:p>Case study</text:p>
          </table:table-cell>
          <table:table-cell office:value-type="string">
            <text:p>Transformation discussed from an organizational alignment point of view</text:p>
          </table:table-cell>
          <table:table-cell office:value-type="string">
            <text:p>Not mentioned. 22 interviewees, of which 5 Scrum masters</text:p>
          </table:table-cell>
          <table:table-cell office:value-type="string">
            <text:p>2005-</text:p>
          </table:table-cell>
          <table:table-cell office:value-type="string">
            <text:p>GameDevCo (Anonymous?)</text:p>
          </table:table-cell>
          <table:table-cell table:number-columns-repeated="1004"/>
        </table:table-row>
        <table:table-row table:style-name="ro14">
          <table:table-cell office:value-type="string">
            <text:p>X</text:p>
          </table:table-cell>
          <table:table-cell office:value-type="string">
            <text:p>Srinivasan, J. &amp; Lundqvist, K.</text:p>
          </table:table-cell>
          <table:table-cell table:style-name="ce6" office:value-type="float" office:value="2010">
            <text:p>2010</text:p>
          </table:table-cell>
          <table:table-cell office:value-type="string">
            <text:p>Agile in India: Challenges and lessons learned</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Exclude. Discussion does not describe any transformation process.</text:p>
          </table:table-cell>
          <table:table-cell table:style-name="ce18"/>
          <table:table-cell office:value-type="string">
            <text:p>No transform</text:p>
          </table:table-cell>
          <table:table-cell office:value-type="string">
            <text:p>SW company</text:p>
          </table:table-cell>
          <table:table-cell office:value-type="string">
            <text:p>Interview report</text:p>
          </table:table-cell>
          <table:table-cell office:value-type="string">
            <text:p>Transformation is not discussed</text:p>
          </table:table-cell>
          <table:table-cell office:value-type="string">
            <text:p>C1: over 2000 employees</text:p>
            <text:p>C2: &lt; 100 people</text:p>
          </table:table-cell>
          <table:table-cell office:value-type="string">
            <text:p>C1: 2005-</text:p>
            <text:p>C2: 2005-</text:p>
          </table:table-cell>
          <table:table-cell office:value-type="string">
            <text:p>Anonymous</text:p>
          </table:table-cell>
          <table:table-cell office:value-type="string">
            <text:p>C1: Financial</text:p>
            <text:p>C2: Banking</text:p>
          </table:table-cell>
          <table:table-cell/>
          <table:table-cell office:value-type="string">
            <text:p>-</text:p>
          </table:table-cell>
          <table:table-cell table:number-columns-repeated="1001"/>
        </table:table-row>
        <table:table-row table:style-name="ro4">
          <table:table-cell office:value-type="string">
            <text:p>X</text:p>
          </table:table-cell>
          <table:table-cell office:value-type="string">
            <text:p>Stober, T. &amp; Hansmann, U.</text:p>
          </table:table-cell>
          <table:table-cell table:style-name="ce6" office:value-type="float" office:value="2009">
            <text:p>2009</text:p>
          </table:table-cell>
          <table:table-cell office:value-type="string">
            <text:p>WebSphere portal 6.1: An agile development approach</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Exclude. Summary of agile methods, and examples on practice use.</text:p>
          </table:table-cell>
          <table:table-cell table:style-name="ce18"/>
          <table:table-cell office:value-type="string">
            <text:p>Lacks transformation</text:p>
          </table:table-cell>
          <table:table-cell office:value-type="string">
            <text:p>SW company</text:p>
          </table:table-cell>
          <table:table-cell office:value-type="string">
            <text:p>Experience report</text:p>
          </table:table-cell>
          <table:table-cell office:value-type="string">
            <text:p>Long explanation of agile in general. Little transformation, mostly practices. Some challenges and advice are presented.</text:p>
          </table:table-cell>
          <table:table-cell office:value-type="string">
            <text:p>300 developers, many sites</text:p>
          </table:table-cell>
          <table:table-cell office:value-type="string">
            <text:p>-</text:p>
          </table:table-cell>
          <table:table-cell office:value-type="string">
            <text:p>IBM WebSphere portal</text:p>
          </table:table-cell>
          <table:table-cell office:value-type="string">
            <text:p>Online services</text:p>
          </table:table-cell>
          <table:table-cell office:value-type="string">
            <text:p>Waterfall</text:p>
          </table:table-cell>
          <table:table-cell office:value-type="string">
            <text:p>Lean, Scrum</text:p>
          </table:table-cell>
          <table:table-cell table:number-columns-repeated="1001"/>
        </table:table-row>
        <table:table-row table:style-name="ro7">
          <table:table-cell office:value-type="string">
            <text:p>X</text:p>
          </table:table-cell>
          <table:table-cell office:value-type="string">
            <text:p>Striebeck, M.</text:p>
          </table:table-cell>
          <table:table-cell table:style-name="ce6" office:value-type="float" office:value="2005">
            <text:p>2005</text:p>
          </table:table-cell>
          <table:table-cell office:value-type="string">
            <text:p>Ongoing quality improvement, or: how we all learned to trust XP</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20 development staff</text:p>
          </table:table-cell>
          <table:table-cell office:value-type="string">
            <text:p>2002</text:p>
          </table:table-cell>
          <table:table-cell office:value-type="string">
            <text:p>VA Software</text:p>
          </table:table-cell>
          <table:table-cell office:value-type="string">
            <text:p>Online services</text:p>
          </table:table-cell>
          <table:table-cell office:value-type="string">
            <text:p>Waterfall</text:p>
          </table:table-cell>
          <table:table-cell office:value-type="string">
            <text:p>XP</text:p>
          </table:table-cell>
          <table:table-cell table:number-columns-repeated="1001"/>
        </table:table-row>
        <table:table-row table:style-name="ro4">
          <table:table-cell office:value-type="string">
            <text:p>X</text:p>
          </table:table-cell>
          <table:table-cell office:value-type="string">
            <text:p>Striebeck, M.</text:p>
          </table:table-cell>
          <table:table-cell table:style-name="ce6" office:value-type="float" office:value="2006">
            <text:p>2006</text:p>
          </table:table-cell>
          <table:table-cell office:value-type="string">
            <text:p>Ssh! We are adding a process... [agile practices]</text:p>
          </table:table-cell>
          <table:table-cell office:value-type="string">
            <text:p>-</text:p>
          </table:table-cell>
          <table:table-cell table:style-name="ce13"/>
          <table:table-cell table:style-name="ce18" office:value-type="string">
            <text:p>Check: size</text:p>
          </table:table-cell>
          <table:table-cell table:style-name="ce20" office:value-type="string">
            <text:p>X</text:p>
          </table:table-cell>
          <table:table-cell table:style-name="ce18"/>
          <table:table-cell office:value-type="string">
            <text:p>Seemingly not large, no initial process</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5 offices. Discussing 2 project teams with one PM.</text:p>
          </table:table-cell>
          <table:table-cell office:value-type="string">
            <text:p>-</text:p>
          </table:table-cell>
          <table:table-cell office:value-type="string">
            <text:p>Google, AdWords front-end</text:p>
          </table:table-cell>
          <table:table-cell/>
          <table:table-cell office:value-type="string">
            <text:p>No process</text:p>
          </table:table-cell>
          <table:table-cell table:number-columns-repeated="1002"/>
        </table:table-row>
        <table:table-row table:style-name="ro4">
          <table:table-cell office:value-type="string">
            <text:p>X</text:p>
          </table:table-cell>
          <table:table-cell office:value-type="string">
            <text:p>Sureshchandra, K. &amp; Shrinivasavadhani, J.</text:p>
          </table:table-cell>
          <table:table-cell table:style-name="ce6" office:value-type="float" office:value="2008">
            <text:p>2008</text:p>
          </table:table-cell>
          <table:table-cell office:value-type="string">
            <text:p>Adopting Agile in Distributed Development</text:p>
          </table:table-cell>
          <table:table-cell office:value-type="string">
            <text:p>?</text:p>
          </table:table-cell>
          <table:table-cell table:style-name="ce13"/>
          <table:table-cell table:style-name="ce18" office:value-type="string">
            <text:p>Check: Is agile adopted?</text:p>
          </table:table-cell>
          <table:table-cell table:style-name="ce20" office:value-type="string">
            <text:p>X</text:p>
          </table:table-cell>
          <table:table-cell table:style-name="ce18"/>
          <table:table-cell office:value-type="string">
            <text:p>Unclear whether agile is really adopted</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72000 employees, 53 development centers. Distributed agile is a necessity.</text:p>
          </table:table-cell>
          <table:table-cell office:value-type="string">
            <text:p>2005-</text:p>
          </table:table-cell>
          <table:table-cell office:value-type="string">
            <text:p>Wipro Technologies</text:p>
          </table:table-cell>
          <table:table-cell office:value-type="string">
            <text:p>Business solution services</text:p>
          </table:table-cell>
          <table:table-cell office:value-type="string">
            <text:p>-</text:p>
          </table:table-cell>
          <table:table-cell office:value-type="string">
            <text:p>Scrum, TDD, PP, CI</text:p>
          </table:table-cell>
          <table:table-cell table:number-columns-repeated="1001"/>
        </table:table-row>
        <table:table-row table:style-name="ro7">
          <table:table-cell office:value-type="string">
            <text:p>X</text:p>
          </table:table-cell>
          <table:table-cell office:value-type="string">
            <text:p>Sureshchandra, K. &amp; Shrinivasavadhani, J.</text:p>
          </table:table-cell>
          <table:table-cell table:style-name="ce6" office:value-type="float" office:value="2008">
            <text:p>2008</text:p>
          </table:table-cell>
          <table:table-cell office:value-type="string">
            <text:p>Moving from waterfall to agile</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escribed</text:p>
          </table:table-cell>
          <table:table-cell office:value-type="string">
            <text:p>Many teams mentioned. One 8 member team studied in the report.</text:p>
          </table:table-cell>
          <table:table-cell office:value-type="string">
            <text:p>-</text:p>
          </table:table-cell>
          <table:table-cell office:value-type="string">
            <text:p>Wipro Technologies</text:p>
          </table:table-cell>
          <table:table-cell/>
          <table:table-cell office:value-type="string">
            <text:p>Waterfall</text:p>
          </table:table-cell>
          <table:table-cell office:value-type="string">
            <text:p>Scrum, XP</text:p>
          </table:table-cell>
          <table:table-cell table:number-columns-repeated="1001"/>
        </table:table-row>
        <table:table-row table:style-name="ro7">
          <table:table-cell office:value-type="string">
            <text:p>X</text:p>
          </table:table-cell>
          <table:table-cell office:value-type="string">
            <text:p>Sutherland, J. &amp; Frohman, R.</text:p>
          </table:table-cell>
          <table:table-cell table:style-name="ce6" office:value-type="float" office:value="2011">
            <text:p>2011</text:p>
          </table:table-cell>
          <table:table-cell office:value-type="string">
            <text:p>Hitting the Wall: What to Do When High Performing Scrum Teams Overwhelm Operations and Infrastructure</text:p>
          </table:table-cell>
          <table:table-cell table:style-name="ce10" office:value-type="string">
            <text:p>X</text:p>
          </table:table-cell>
          <table:table-cell table:style-name="ce13"/>
          <table:table-cell table:style-name="ce18" office:value-type="string">
            <text:p>Include</text:p>
          </table:table-cell>
          <table:table-cell table:style-name="ce20"/>
          <table:table-cell table:style-name="ce18"/>
          <table:table-cell/>
          <table:table-cell office:value-type="string">
            <text:p>SW company</text:p>
          </table:table-cell>
          <table:table-cell office:value-type="string">
            <text:p>Experience report</text:p>
          </table:table-cell>
          <table:table-cell office:value-type="string">
            <text:p>Transformation is described. Focus on how to handle infrastructure (CI).</text:p>
          </table:table-cell>
          <table:table-cell office:value-type="string">
            <text:p>20 teams, 2 locations, 200 people</text:p>
          </table:table-cell>
          <table:table-cell office:value-type="string">
            <text:p>2009</text:p>
          </table:table-cell>
          <table:table-cell office:value-type="string">
            <text:p>Pegasystems</text:p>
          </table:table-cell>
          <table:table-cell office:value-type="string">
            <text:p>Business process management</text:p>
          </table:table-cell>
          <table:table-cell office:value-type="string">
            <text:p>Traditional project management</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Svensson, H. &amp; Host, M.</text:p>
          </table:table-cell>
          <table:table-cell table:style-name="ce6" office:value-type="float" office:value="2005">
            <text:p>2005</text:p>
          </table:table-cell>
          <table:table-cell office:value-type="string">
            <text:p>Introducing an Agile Process in a Software Maintenance and Evolution Organization</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Exclude. Transformation is presented simply as ”agile was introduced”. Focus only on adopted practices and satisfaction in them.</text:p>
          </table:table-cell>
          <table:table-cell table:style-name="ce18"/>
          <table:table-cell office:value-type="string">
            <text:p>Seems small, no transform</text:p>
          </table:table-cell>
          <table:table-cell office:value-type="string">
            <text:p>SW company</text:p>
          </table:table-cell>
          <table:table-cell office:value-type="string">
            <text:p>Case study</text:p>
          </table:table-cell>
          <table:table-cell office:value-type="string">
            <text:p>Very little transformation discussion</text:p>
          </table:table-cell>
          <table:table-cell office:value-type="string">
            <text:p>“The software team” mentioned.</text:p>
          </table:table-cell>
          <table:table-cell office:value-type="string">
            <text:p>-</text:p>
          </table:table-cell>
          <table:table-cell office:value-type="string">
            <text:p>Anonymous</text:p>
          </table:table-cell>
          <table:table-cell office:value-type="string">
            <text:p>-</text:p>
          </table:table-cell>
          <table:table-cell office:value-type="string">
            <text:p>Somewhat agile, loose process</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Talby, D; Keren, A; Hazzan, O &amp; Dubinsky, Y</text:p>
          </table:table-cell>
          <table:table-cell table:style-name="ce6" office:value-type="float" office:value="2006">
            <text:p>2006</text:p>
          </table:table-cell>
          <table:table-cell office:value-type="string">
            <text:p>Agile software testing in a large-scale project</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X</text:p>
          </table:table-cell>
          <table:table-cell table:style-name="ce18"/>
          <table:table-cell office:value-type="string">
            <text:p>No transform, size unknown</text:p>
          </table:table-cell>
          <table:table-cell office:value-type="string">
            <text:p>SW development organization</text:p>
          </table:table-cell>
          <table:table-cell office:value-type="string">
            <text:p>Experience report</text:p>
          </table:table-cell>
          <table:table-cell office:value-type="string">
            <text:p>No transformation. Just discussion of practices in use.</text:p>
          </table:table-cell>
          <table:table-cell office:value-type="string">
            <text:p>Not mentioned</text:p>
          </table:table-cell>
          <table:table-cell office:value-type="string">
            <text:p>-</text:p>
          </table:table-cell>
          <table:table-cell office:value-type="string">
            <text:p>Israeli Air Force</text:p>
          </table:table-cell>
          <table:table-cell office:value-type="string">
            <text:p>Government</text:p>
          </table:table-cell>
          <table:table-cell office:value-type="string">
            <text:p>No initial state</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Therrien, E.</text:p>
          </table:table-cell>
          <table:table-cell table:style-name="ce6" office:value-type="float" office:value="2008">
            <text:p>2008</text:p>
          </table:table-cell>
          <table:table-cell office:value-type="string">
            <text:p>Overcoming the Challenges of Building a Distributed Agile Organization</text:p>
          </table:table-cell>
          <table:table-cell office:value-type="string">
            <text:p>-</text:p>
          </table:table-cell>
          <table:table-cell table:style-name="ce13"/>
          <table:table-cell table:style-name="ce18" office:value-type="string">
            <text:p>Check: size</text:p>
          </table:table-cell>
          <table:table-cell table:style-name="ce20" office:value-type="string">
            <text:p>X</text:p>
          </table:table-cell>
          <table:table-cell table:style-name="ce18"/>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Scrum is already in use. How to apply Scrum correctly in a distributed team.</text:p>
          </table:table-cell>
          <table:table-cell office:value-type="string">
            <text:p>Several small teams. Two sites. Report seems to focus on one team.</text:p>
          </table:table-cell>
          <table:table-cell office:value-type="string">
            <text:p>-</text:p>
          </table:table-cell>
          <table:table-cell office:value-type="string">
            <text:p>First American CoreLogic</text:p>
          </table:table-cell>
          <table:table-cell office:value-type="string">
            <text:p>Online services</text:p>
          </table:table-cell>
          <table:table-cell office:value-type="string">
            <text:p>Agile already in use</text:p>
          </table:table-cell>
          <table:table-cell office:value-type="string">
            <text:p>Scrum</text:p>
          </table:table-cell>
          <table:table-cell table:number-columns-repeated="1001"/>
        </table:table-row>
        <table:table-row table:style-name="ro17">
          <table:table-cell office:value-type="string">
            <text:p>X</text:p>
          </table:table-cell>
          <table:table-cell office:value-type="string">
            <text:p>Thiyagarajan, Ponmurugarajan S. &amp; Verma, Sachal</text:p>
          </table:table-cell>
          <table:table-cell table:style-name="ce6" office:value-type="float" office:value="2009">
            <text:p>2009</text:p>
          </table:table-cell>
          <table:table-cell office:value-type="string">
            <text:p>A Closer Look at Extreme Programming (XP) with an Onsite-Offshore Model to Develop Software Projects Using XP Methodology</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Exclude. No transformation, only reflecting on current practices.</text:p>
          </table:table-cell>
          <table:table-cell table:style-name="ce18"/>
          <table:table-cell office:value-type="string">
            <text:p>Unclear size and transform</text:p>
          </table:table-cell>
          <table:table-cell office:value-type="string">
            <text:p>SW company</text:p>
          </table:table-cell>
          <table:table-cell office:value-type="string">
            <text:p>Experience report</text:p>
          </table:table-cell>
          <table:table-cell office:value-type="string">
            <text:p>Transformation is not discussed. Focus on presenting practices in use.</text:p>
          </table:table-cell>
          <table:table-cell office:value-type="string">
            <text:p>Offshoring, many locations. Several teams kind of mentioned.</text:p>
          </table:table-cell>
          <table:table-cell office:value-type="string">
            <text:p>-</text:p>
          </table:table-cell>
          <table:table-cell office:value-type="string">
            <text:p>Anonymous</text:p>
          </table:table-cell>
          <table:table-cell office:value-type="string">
            <text:p>Telecommunications</text:p>
          </table:table-cell>
          <table:table-cell office:value-type="string">
            <text:p>-</text:p>
          </table:table-cell>
          <table:table-cell office:value-type="string">
            <text:p>XP</text:p>
          </table:table-cell>
          <table:table-cell table:number-columns-repeated="1001"/>
        </table:table-row>
        <table:table-row table:style-name="ro7">
          <table:table-cell office:value-type="string">
            <text:p>X</text:p>
          </table:table-cell>
          <table:table-cell office:value-type="string">
            <text:p>Tudor, D. &amp; Walter, G.A.</text:p>
          </table:table-cell>
          <table:table-cell table:style-name="ce6" office:value-type="float" office:value="2006">
            <text:p>2006</text:p>
          </table:table-cell>
          <table:table-cell office:value-type="string">
            <text:p>Using an agile approach in a large, traditional organization</text:p>
          </table:table-cell>
          <table:table-cell office:value-type="string">
            <text:p>?</text:p>
          </table:table-cell>
          <table:table-cell table:style-name="ce13"/>
          <table:table-cell table:style-name="ce18" office:value-type="string">
            <text:p>Check: Size?</text:p>
          </table:table-cell>
          <table:table-cell table:style-name="ce20" office:value-type="string">
            <text:p>X</text:p>
          </table:table-cell>
          <table:table-cell table:style-name="ce18"/>
          <table:table-cell office:value-type="string">
            <text:p>Unclear siz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Size not mentioned</text:p>
          </table:table-cell>
          <table:table-cell office:value-type="string">
            <text:p>1998: problems experienced</text:p>
          </table:table-cell>
          <table:table-cell office:value-type="string">
            <text:p>Online Computer Library Center</text:p>
          </table:table-cell>
          <table:table-cell office:value-type="string">
            <text:p>Government</text:p>
          </table:table-cell>
          <table:table-cell office:value-type="string">
            <text:p>Traditional waterfall</text:p>
          </table:table-cell>
          <table:table-cell office:value-type="string">
            <text:p>DSDM</text:p>
          </table:table-cell>
          <table:table-cell table:number-columns-repeated="1001"/>
        </table:table-row>
        <table:table-row table:style-name="ro7">
          <table:table-cell office:value-type="string">
            <text:p>X</text:p>
          </table:table-cell>
          <table:table-cell office:value-type="string">
            <text:p>Valade, R.</text:p>
          </table:table-cell>
          <table:table-cell table:style-name="ce6" office:value-type="float" office:value="2008">
            <text:p>2008</text:p>
          </table:table-cell>
          <table:table-cell office:value-type="string">
            <text:p>The Big Projects Always Fail: Taking an Enterprise Agile</text:p>
          </table:table-cell>
          <table:table-cell office:value-type="string">
            <text:p>?+</text:p>
          </table:table-cell>
          <table:table-cell table:style-name="ce13"/>
          <table:table-cell table:style-name="ce18" office:value-type="string">
            <text:p>Check: Size?</text:p>
          </table:table-cell>
          <table:table-cell table:style-name="ce20" office:value-type="string">
            <text:p>X</text:p>
          </table:table-cell>
          <table:table-cell table:style-name="ce18"/>
          <table:table-cell office:value-type="string">
            <text:p>Size may be small</text:p>
          </table:table-cell>
          <table:table-cell office:value-type="string">
            <text:p>SW development organization</text:p>
          </table:table-cell>
          <table:table-cell office:value-type="string">
            <text:p>Personal experience report</text:p>
          </table:table-cell>
          <table:table-cell office:value-type="string">
            <text:p>Transformation is described</text:p>
          </table:table-cell>
          <table:table-cell office:value-type="string">
            <text:p>90 IT team members. 40 application development team members.</text:p>
          </table:table-cell>
          <table:table-cell office:value-type="string">
            <text:p>2006-</text:p>
          </table:table-cell>
          <table:table-cell office:value-type="string">
            <text:p>Entertainment Publications</text:p>
          </table:table-cell>
          <table:table-cell office:value-type="string">
            <text:p>Coupon book publishing</text:p>
          </table:table-cell>
          <table:table-cell office:value-type="string">
            <text:p>No process</text:p>
          </table:table-cell>
          <table:table-cell office:value-type="string">
            <text:p>XP, own implementation</text:p>
          </table:table-cell>
          <table:table-cell table:number-columns-repeated="1001"/>
        </table:table-row>
        <table:table-row table:style-name="ro8">
          <table:table-cell office:value-type="string">
            <text:p>X</text:p>
          </table:table-cell>
          <table:table-cell office:value-type="string">
            <text:p>Wang, X.a; Conboy, K.b c &amp; Pikkarainen, M.d</text:p>
          </table:table-cell>
          <table:table-cell table:style-name="ce6" office:value-type="float" office:value="2012">
            <text:p>2012</text:p>
          </table:table-cell>
          <table:table-cell office:value-type="string">
            <text:p>Assimilation of agile practices in use</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Exclude. No transformation process, discussing only the use of practices. Discusses ”current level of routinisation of practices”.</text:p>
          </table:table-cell>
          <table:table-cell table:style-name="ce18"/>
          <table:table-cell office:value-type="string">
            <text:p>No transform, size unclear</text:p>
          </table:table-cell>
          <table:table-cell office:value-type="string">
            <text:p>SW development organization</text:p>
          </table:table-cell>
          <table:table-cell office:value-type="string">
            <text:p>Multiple case study</text:p>
          </table:table-cell>
          <table:table-cell office:value-type="string">
            <text:p>Very little transformation discussion</text:p>
          </table:table-cell>
          <table:table-cell office:value-type="string">
            <text:p>Case studies small scale, even though in larger company context.</text:p>
          </table:table-cell>
          <table:table-cell office:value-type="string">
            <text:p>-</text:p>
          </table:table-cell>
          <table:table-cell office:value-type="string">
            <text:p>Anonymous</text:p>
          </table:table-cell>
          <table:table-cell office:value-type="string">
            <text:p>Software solution provider, Information Security, online services</text:p>
          </table:table-cell>
          <table:table-cell office:value-type="string">
            <text:p>Traditional, waterfall, other?</text:p>
          </table:table-cell>
          <table:table-cell office:value-type="string">
            <text:p>Scrum, XP</text:p>
          </table:table-cell>
          <table:table-cell office:value-type="string">
            <text:p>Good reference for assimilation theory. See references in introduction. Interesting notes on how to view agility.</text:p>
          </table:table-cell>
          <table:table-cell table:number-columns-repeated="1000"/>
        </table:table-row>
        <table:table-row table:style-name="ro7">
          <table:table-cell office:value-type="string">
            <text:p>X</text:p>
          </table:table-cell>
          <table:table-cell office:value-type="string">
            <text:p>Victor, B. &amp; Jacobson, N.</text:p>
          </table:table-cell>
          <table:table-cell table:style-name="ce6" office:value-type="float" office:value="2009">
            <text:p>2009</text:p>
          </table:table-cell>
          <table:table-cell office:value-type="string">
            <text:p>We Didn't Quite Get It</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Small siz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Initially 2</text:p>
          </table:table-cell>
          <table:table-cell office:value-type="string">
            <text:p>-</text:p>
          </table:table-cell>
          <table:table-cell office:value-type="string">
            <text:p>Abraxas Applications</text:p>
          </table:table-cell>
          <table:table-cell office:value-type="string">
            <text:p>-</text:p>
          </table:table-cell>
          <table:table-cell office:value-type="string">
            <text:p>No process</text:p>
          </table:table-cell>
          <table:table-cell office:value-type="string">
            <text:p>Various agile practices (XP)</text:p>
          </table:table-cell>
          <table:table-cell table:number-columns-repeated="1001"/>
        </table:table-row>
        <table:table-row table:style-name="ro4">
          <table:table-cell office:value-type="string">
            <text:p>X</text:p>
          </table:table-cell>
          <table:table-cell office:value-type="string">
            <text:p>Wilby, D.</text:p>
          </table:table-cell>
          <table:table-cell table:style-name="ce6" office:value-type="float" office:value="2009">
            <text:p>2009</text:p>
          </table:table-cell>
          <table:table-cell office:value-type="string">
            <text:p>Roadmap Transformation: From Obstacle to Catalyst</text:p>
          </table:table-cell>
          <table:table-cell office:value-type="string">
            <text:p>?+</text:p>
          </table:table-cell>
          <table:table-cell table:style-name="ce13"/>
          <table:table-cell table:style-name="ce18" office:value-type="string">
            <text:p>Check: Size?</text:p>
          </table:table-cell>
          <table:table-cell table:style-name="ce20" office:value-type="string">
            <text:p>X</text:p>
          </table:table-cell>
          <table:table-cell table:style-name="ce18"/>
          <table:table-cell office:value-type="string">
            <text:p>Confirm whether large</text:p>
          </table:table-cell>
          <table:table-cell office:value-type="string">
            <text:p>SW company</text:p>
          </table:table-cell>
          <table:table-cell office:value-type="string">
            <text:p>Personal experience report</text:p>
          </table:table-cell>
          <table:table-cell office:value-type="string">
            <text:p>Transformation is described. Focus on roadmap management.</text:p>
          </table:table-cell>
          <table:table-cell office:value-type="string">
            <text:p>Many teams mentioned, seems large.</text:p>
          </table:table-cell>
          <table:table-cell office:value-type="string">
            <text:p>2007-</text:p>
          </table:table-cell>
          <table:table-cell office:value-type="string">
            <text:p>Borland</text:p>
          </table:table-cell>
          <table:table-cell/>
          <table:table-cell office:value-type="string">
            <text:p>Roadmapping 12 months ahead, 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Vlaanderen, K.a; Van Stijn, P.a; Brinkkemper, S.a &amp; Van De Weerd, I.b</text:p>
          </table:table-cell>
          <table:table-cell table:style-name="ce6" office:value-type="float" office:value="2012">
            <text:p>2012</text:p>
          </table:table-cell>
          <table:table-cell office:value-type="string">
            <text:p>Growing into agility: Process implementation paths for scrum</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X</text:p>
          </table:table-cell>
          <table:table-cell table:style-name="ce18"/>
          <table:table-cell office:value-type="string">
            <text:p>Transformation <text:s/>is discussed very briefly</text:p>
          </table:table-cell>
          <table:table-cell office:value-type="string">
            <text:p>SW company</text:p>
          </table:table-cell>
          <table:table-cell office:value-type="string">
            <text:p>Multiple case study</text:p>
          </table:table-cell>
          <table:table-cell office:value-type="string">
            <text:p>Transformation is described briefly</text:p>
          </table:table-cell>
          <table:table-cell office:value-type="string">
            <text:p>C1: over 100 employees</text:p>
            <text:p>C2: 325 employees</text:p>
            <text:p>C3: -</text:p>
            <text:p>C4: 25 employees</text:p>
          </table:table-cell>
          <table:table-cell office:value-type="string">
            <text:p>C1: 2008</text:p>
            <text:p>C2: 2004</text:p>
            <text:p>C3: 2009-2010</text:p>
            <text:p>C4: 2010</text:p>
          </table:table-cell>
          <table:table-cell office:value-type="string">
            <text:p>Anonymous</text:p>
          </table:table-cell>
          <table:table-cell office:value-type="string">
            <text:p>C1: messaging services</text:p>
            <text:p>C2: Facility mgmt.</text:p>
            <text:p>C3: Online services</text:p>
            <text:p>C4: HR software</text:p>
          </table:table-cell>
          <table:table-cell office:value-type="string">
            <text:p>C1: -</text:p>
            <text:p>C2: Prince2</text:p>
            <text:p>C3: no strict proc.</text:p>
            <text:p>C4: low policy</text:p>
          </table:table-cell>
          <table:table-cell office:value-type="string">
            <text:p>Scrum</text:p>
          </table:table-cell>
          <table:table-cell office:value-type="string">
            <text:p>Include maybe [10, 21]. See [22] for agile adoption. Research aims for a generic view on Scrum adoptions.</text:p>
          </table:table-cell>
          <table:table-cell table:number-columns-repeated="1000"/>
        </table:table-row>
        <table:table-row table:style-name="ro9">
          <table:table-cell office:value-type="string">
            <text:p>X</text:p>
          </table:table-cell>
          <table:table-cell office:value-type="string">
            <text:p>Yale, M.</text:p>
          </table:table-cell>
          <table:table-cell table:style-name="ce6" office:value-type="float" office:value="2006">
            <text:p>2006</text:p>
          </table:table-cell>
          <table:table-cell office:value-type="string">
            <text:p>Optimizing major release frequency using agile practices</text:p>
          </table:table-cell>
          <table:table-cell office:value-type="string">
            <text:p>?</text:p>
          </table:table-cell>
          <table:table-cell table:style-name="ce13"/>
          <table:table-cell table:style-name="ce18" office:value-type="string">
            <text:p>Check: Size?</text:p>
          </table:table-cell>
          <table:table-cell table:style-name="ce20" office:value-type="string">
            <text:p>Exclude. Seems small: delivery of 100 man days takes over a month. No talk on transformation, rather struggling with the ”current” process.</text:p>
          </table:table-cell>
          <table:table-cell table:style-name="ce18"/>
          <table:table-cell office:value-type="string">
            <text:p>Size may be small</text:p>
          </table:table-cell>
          <table:table-cell office:value-type="string">
            <text:p>SW company</text:p>
          </table:table-cell>
          <table:table-cell office:value-type="string">
            <text:p>Personal experience report</text:p>
          </table:table-cell>
          <table:table-cell office:value-type="string">
            <text:p>Transformation is described. Focus on release planning.</text:p>
          </table:table-cell>
          <table:table-cell office:value-type="string">
            <text:p>Seems like one team</text:p>
          </table:table-cell>
          <table:table-cell office:value-type="string">
            <text:p>-</text:p>
          </table:table-cell>
          <table:table-cell office:value-type="string">
            <text:p>MathWorks</text:p>
          </table:table-cell>
          <table:table-cell office:value-type="string">
            <text:p>Mass market mathematical tools</text:p>
          </table:table-cell>
          <table:table-cell office:value-type="string">
            <text:p>Little process</text:p>
          </table:table-cell>
          <table:table-cell office:value-type="string">
            <text:p>Various agile practices (XP)</text:p>
          </table:table-cell>
          <table:table-cell table:number-columns-repeated="1001"/>
        </table:table-row>
        <table:table-row table:style-name="ro7">
          <table:table-cell office:value-type="string">
            <text:p>X</text:p>
          </table:table-cell>
          <table:table-cell office:value-type="string">
            <text:p>Yi, Lv</text:p>
          </table:table-cell>
          <table:table-cell table:style-name="ce6" office:value-type="float" office:value="2011">
            <text:p>2011</text:p>
          </table:table-cell>
          <table:table-cell office:value-type="string">
            <text:p>Manager as Scrum Master</text:p>
          </table:table-cell>
          <table:table-cell office:value-type="string">
            <text:p>X</text:p>
          </table:table-cell>
          <table:table-cell table:style-name="ce13"/>
          <table:table-cell table:style-name="ce18" office:value-type="string">
            <text:p>Check: transformation?</text:p>
          </table:table-cell>
          <table:table-cell table:style-name="ce20" office:value-type="string">
            <text:p>X</text:p>
          </table:table-cell>
          <table:table-cell table:style-name="ce18"/>
          <table:table-cell/>
          <table:table-cell office:value-type="string">
            <text:p>SW company</text:p>
          </table:table-cell>
          <table:table-cell office:value-type="string">
            <text:p>Personal experience report</text:p>
          </table:table-cell>
          <table:table-cell office:value-type="string">
            <text:p>Transformation is described. Focus on people management and Scrum masters.</text:p>
          </table:table-cell>
          <table:table-cell office:value-type="string">
            <text:p>Department with 100 people. 500 in entire organization. Two sites.</text:p>
          </table:table-cell>
          <table:table-cell office:value-type="string">
            <text:p>2005: pilots</text:p>
            <text:p>2007: transformation</text:p>
          </table:table-cell>
          <table:table-cell office:value-type="string">
            <text:p>Nokia Siemens Networks</text:p>
          </table:table-cell>
          <table:table-cell/>
          <table:table-cell office:value-type="string">
            <text: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Abdelnour-Nocera, J. and Sharp, H.</text:p>
          </table:table-cell>
          <table:table-cell office:value-type="string">
            <text:p>2007</text:p>
          </table:table-cell>
          <table:table-cell office:value-type="string">
            <text:p>Adopting Agile in a large organization: balancing the old with the new</text:p>
          </table:table-cell>
          <table:table-cell office:value-type="string">
            <text:p>X</text:p>
          </table:table-cell>
          <table:table-cell table:style-name="ce13"/>
          <table:table-cell table:style-name="ce18" office:value-type="string">
            <text:p>Check: transformation?</text:p>
          </table:table-cell>
          <table:table-cell table:style-name="ce20" office:value-type="string">
            <text:p>X</text:p>
          </table:table-cell>
          <table:table-cell table:style-name="ce18"/>
          <table:table-cell/>
          <table:table-cell office:value-type="string">
            <text:p>SW development organization</text:p>
          </table:table-cell>
          <table:table-cell office:value-type="string">
            <text:p>Case study</text:p>
          </table:table-cell>
          <table:table-cell office:value-type="string">
            <text:p>Transformation is discussed from a Technology Frame view</text:p>
          </table:table-cell>
          <table:table-cell office:value-type="string">
            <text:p>7500 software developers. Off-shoring.</text:p>
          </table:table-cell>
          <table:table-cell office:value-type="string">
            <text:p>2005-2007-</text:p>
          </table:table-cell>
          <table:table-cell office:value-type="string">
            <text:p>Anonymous, HQ in the UK</text:p>
          </table:table-cell>
          <table:table-cell office:value-type="string">
            <text:p>Telecommunications</text:p>
          </table:table-cell>
          <table:table-cell office:value-type="string">
            <text:p>-</text:p>
          </table:table-cell>
          <table:table-cell office:value-type="string">
            <text:p>XP mentioned</text:p>
          </table:table-cell>
          <table:table-cell office:value-type="string">
            <text:p>For background: [6, 7, 8, 9], also [10]</text:p>
          </table:table-cell>
          <table:table-cell table:number-columns-repeated="1000"/>
        </table:table-row>
        <table:table-row table:style-name="ro7">
          <table:table-cell office:value-type="string">
            <text:p>X</text:p>
          </table:table-cell>
          <table:table-cell office:value-type="string">
            <text:p>Tufail, R. and Malik, A.A.</text:p>
          </table:table-cell>
          <table:table-cell office:value-type="string">
            <text:p>2012</text:p>
          </table:table-cell>
          <table:table-cell office:value-type="string">
            <text:p>A Case Study Analyzing the Impact of Software Process Adoption on Software Quality</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X</text:p>
          </table:table-cell>
          <table:table-cell table:style-name="ce18"/>
          <table:table-cell office:value-type="string">
            <text:p>Transformation not discussed</text:p>
          </table:table-cell>
          <table:table-cell office:value-type="string">
            <text:p>SW company</text:p>
          </table:table-cell>
          <table:table-cell office:value-type="string">
            <text:p>Case study</text:p>
          </table:table-cell>
          <table:table-cell office:value-type="string">
            <text:p>No transformation discussed, focus on defects</text:p>
          </table:table-cell>
          <table:table-cell office:value-type="string">
            <text:p>400 employees</text:p>
          </table:table-cell>
          <table:table-cell office:value-type="string">
            <text:p>2009-2010</text:p>
          </table:table-cell>
          <table:table-cell office:value-type="string">
            <text:p>Anonymous</text:p>
          </table:table-cell>
          <table:table-cell office:value-type="string">
            <text:p>Financial</text:p>
          </table:table-cell>
          <table:table-cell office:value-type="string">
            <text:p>No process</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Brown, Alan W. and Ambler, Scott and Royce, Walker</text:p>
          </table:table-cell>
          <table:table-cell office:value-type="string">
            <text:p>2013</text:p>
          </table:table-cell>
          <table:table-cell office:value-type="string">
            <text:p>Agility at scale: economic governance, measured improvement, and disciplined delivery</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a case study</text:p>
          </table:table-cell>
          <table:table-cell office:value-type="string">
            <text:p>-</text:p>
          </table:table-cell>
          <table:table-cell office:value-type="string">
            <text:p>Presenting a framework</text:p>
          </table:table-cell>
          <table:table-cell office:value-type="string">
            <text:p>No transformation, focus on presenting an agile adoption framework</text:p>
          </table:table-cell>
          <table:table-cell table:number-columns-repeated="2" office:value-type="string">
            <text:p>-</text:p>
          </table:table-cell>
          <table:table-cell office:value-type="string">
            <text:p>IBM</text:p>
          </table:table-cell>
          <table:table-cell table:number-columns-repeated="2" office:value-type="string">
            <text:p>-</text:p>
          </table:table-cell>
          <table:table-cell table:number-columns-repeated="1002"/>
        </table:table-row>
        <table:table-row table:style-name="ro7">
          <table:table-cell office:value-type="string">
            <text:p>X</text:p>
          </table:table-cell>
          <table:table-cell office:value-type="string">
            <text:p>Gandomani, T.J. and Zulzalil, H. and Ghani, A.A.A. and Sultan, A.B.M. and Nafchi, M.Z.</text:p>
          </table:table-cell>
          <table:table-cell office:value-type="string">
            <text:p>2013</text:p>
          </table:table-cell>
          <table:table-cell office:value-type="string">
            <text:p>Obstacles in moving to agile software development methods; At a Glance</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a case study</text:p>
          </table:table-cell>
          <table:table-cell office:value-type="string">
            <text:p>-</text:p>
          </table:table-cell>
          <table:table-cell office:value-type="string">
            <text:p>Literature review</text:p>
          </table:table-cell>
          <table:table-cell office:value-type="string">
            <text:p>No transformation. General talk only.</text:p>
          </table:table-cell>
          <table:table-cell table:number-columns-repeated="5" office:value-type="string">
            <text:p>-</text:p>
          </table:table-cell>
          <table:table-cell/>
          <table:table-cell office:value-type="string">
            <text:p>Use as background?</text:p>
          </table:table-cell>
          <table:table-cell table:number-columns-repeated="1000"/>
        </table:table-row>
        <table:table-row table:style-name="ro7">
          <table:table-cell office:value-type="string">
            <text:p>X</text:p>
          </table:table-cell>
          <table:table-cell office:value-type="string">
            <text:p>Greening, Daniel R.</text:p>
          </table:table-cell>
          <table:table-cell office:value-type="string">
            <text:p>2013</text:p>
          </table:table-cell>
          <table:table-cell office:value-type="string">
            <text:p>Release Duration and Enterprise Agility</text:p>
          </table:table-cell>
          <table:table-cell office:value-type="string">
            <text:p>X</text:p>
          </table:table-cell>
          <table:table-cell table:style-name="ce13"/>
          <table:table-cell table:style-name="ce18" office:value-type="string">
            <text:p>Check: transformation?</text:p>
          </table:table-cell>
          <table:table-cell table:style-name="ce20" office:value-type="string">
            <text:p>X</text:p>
          </table:table-cell>
          <table:table-cell table:style-name="ce18"/>
          <table:table-cell/>
          <table:table-cell office:value-type="string">
            <text:p>SW company</text:p>
          </table:table-cell>
          <table:table-cell office:value-type="string">
            <text:p>Experience report</text:p>
          </table:table-cell>
          <table:table-cell office:value-type="string">
            <text:p>Transformation discussed a little</text:p>
          </table:table-cell>
          <table:table-cell office:value-type="string">
            <text:p>44 Scrum teams</text:p>
          </table:table-cell>
          <table:table-cell office:value-type="string">
            <text:p>2007-2011</text:p>
          </table:table-cell>
          <table:table-cell office:value-type="string">
            <text:p>Citrix Online</text:p>
          </table:table-cell>
          <table:table-cell office:value-type="string">
            <text:p>-</text:p>
          </table:table-cell>
          <table:table-cell office:value-type="string">
            <text:p>RUP 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Manjunath, K.; Jagadeesh, J. &amp; Yogeesh, M.</text:p>
          </table:table-cell>
          <table:table-cell office:value-type="string">
            <text:p>2013</text:p>
          </table:table-cell>
          <table:table-cell office:value-type="string">
            <text:p>Achieving quality product in a long term software product development in healthcare application using Lean and Agile principles: Software engineering and software development</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reviewing agile practices.</text:p>
          </table:table-cell>
          <table:table-cell office:value-type="string">
            <text:p>Team strength is 90. 12 modules, 4-6 developers and testers each.</text:p>
          </table:table-cell>
          <table:table-cell office:value-type="string">
            <text:p>-</text:p>
          </table:table-cell>
          <table:table-cell office:value-type="string">
            <text:p>Anonymous</text:p>
          </table:table-cell>
          <table:table-cell office:value-type="string">
            <text:p>Medical</text:p>
          </table:table-cell>
          <table:table-cell office:value-type="string">
            <text:p>Waterfall</text:p>
          </table:table-cell>
          <table:table-cell office:value-type="string">
            <text:p>“Agile”, Scrum</text:p>
          </table:table-cell>
          <table:table-cell table:number-columns-repeated="1001"/>
        </table:table-row>
        <table:table-row table:style-name="ro7">
          <table:table-cell office:value-type="string">
            <text:p>X</text:p>
          </table:table-cell>
          <table:table-cell office:value-type="string">
            <text:p>Laanti, M.</text:p>
          </table:table-cell>
          <table:table-cell office:value-type="string">
            <text:p>2013</text:p>
          </table:table-cell>
          <table:table-cell office:value-type="string">
            <text:p>Agile and Wellbeing - Stress, Empowerment, and Performance in Scrum and Kanban Teams</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 organization no transform</text:p>
          </table:table-cell>
          <table:table-cell office:value-type="string">
            <text:p>-</text:p>
          </table:table-cell>
          <table:table-cell office:value-type="string">
            <text:p>Online survey</text:p>
          </table:table-cell>
          <table:table-cell office:value-type="string">
            <text:p>No transformation</text:p>
          </table:table-cell>
          <table:table-cell office:value-type="string">
            <text:p>No organization</text:p>
          </table:table-cell>
          <table:table-cell office:value-type="string">
            <text:p>.</text:p>
          </table:table-cell>
          <table:table-cell table:number-columns-repeated="3" office:value-type="string">
            <text:p>-</text:p>
          </table:table-cell>
          <table:table-cell office:value-type="string">
            <text:p>Scrum</text:p>
          </table:table-cell>
          <table:table-cell office:value-type="string">
            <text:p>Background: [2, 5]</text:p>
          </table:table-cell>
          <table:table-cell table:number-columns-repeated="1000"/>
        </table:table-row>
        <table:table-row table:style-name="ro7">
          <table:table-cell office:value-type="string">
            <text:p>X</text:p>
          </table:table-cell>
          <table:table-cell office:value-type="string">
            <text:p>Rodríguez, Pilar and Mikkonen, Kirsi and Kuvaja, Pasi and Oivo, Markku and Garbajosa, Juan</text:p>
          </table:table-cell>
          <table:table-cell office:value-type="string">
            <text:p>2013</text:p>
          </table:table-cell>
          <table:table-cell office:value-type="string">
            <text:p>Building lean thinking in a telecom software development organization: strengths and challenges</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X</text:p>
          </table:table-cell>
          <table:table-cell table:style-name="ce18"/>
          <table:table-cell office:value-type="string">
            <text:p>Little transform</text:p>
          </table:table-cell>
          <table:table-cell office:value-type="string">
            <text:p>SW company</text:p>
          </table:table-cell>
          <table:table-cell office:value-type="string">
            <text:p>Case study</text:p>
          </table:table-cell>
          <table:table-cell office:value-type="string">
            <text:p>Transformation is discussed a bit. Focus on the state of Lean practices.</text:p>
          </table:table-cell>
          <table:table-cell office:value-type="string">
            <text:p>Transformation involves 400 people. Multisite.</text:p>
          </table:table-cell>
          <table:table-cell office:value-type="string">
            <text:p>2009</text:p>
          </table:table-cell>
          <table:table-cell office:value-type="string">
            <text:p>Ericsson R&amp;D Finland</text:p>
          </table:table-cell>
          <table:table-cell office:value-type="string">
            <text:p>Telecommunications</text:p>
          </table:table-cell>
          <table:table-cell office:value-type="string">
            <text:p>“Traditional”</text:p>
          </table:table-cell>
          <table:table-cell office:value-type="string">
            <text:p>Lean, Scrum</text:p>
          </table:table-cell>
          <table:table-cell table:number-columns-repeated="1001"/>
        </table:table-row>
        <table:table-row table:style-name="ro7">
          <table:table-cell office:value-type="string">
            <text:p>X</text:p>
          </table:table-cell>
          <table:table-cell office:value-type="string">
            <text:p>Sagesser, K. and Joseph, B. and Grau, R.</text:p>
          </table:table-cell>
          <table:table-cell office:value-type="string">
            <text:p>2013</text:p>
          </table:table-cell>
          <table:table-cell office:value-type="string">
            <text:p>Introducing an Iterative Life-Cycle Model at Credit Suisse IT Switzerland</text:p>
          </table:table-cell>
          <table:table-cell office:value-type="string">
            <text:p>?</text:p>
          </table:table-cell>
          <table:table-cell table:style-name="ce13"/>
          <table:table-cell table:style-name="ce18" office:value-type="string">
            <text:p>Check: transformation?</text:p>
          </table:table-cell>
          <table:table-cell table:style-name="ce20" office:value-type="string">
            <text:p>X</text:p>
          </table:table-cell>
          <table:table-cell table:style-name="ce18"/>
          <table:table-cell office:value-type="string">
            <text:p>Does not seem agile</text:p>
          </table:table-cell>
          <table:table-cell office:value-type="string">
            <text:p>SW development organization</text:p>
          </table:table-cell>
          <table:table-cell office:value-type="string">
            <text:p>Experience report</text:p>
          </table:table-cell>
          <table:table-cell office:value-type="string">
            <text:p>Transformation discussed a thoroughly</text:p>
          </table:table-cell>
          <table:table-cell office:value-type="string">
            <text:p>3500 IT staff</text:p>
          </table:table-cell>
          <table:table-cell office:value-type="string">
            <text:p>2005-2010</text:p>
          </table:table-cell>
          <table:table-cell office:value-type="string">
            <text:p>Credit Suisse IT division</text:p>
          </table:table-cell>
          <table:table-cell office:value-type="string">
            <text:p>-</text:p>
          </table:table-cell>
          <table:table-cell office:value-type="string">
            <text:p>Waterfall LCM</text:p>
          </table:table-cell>
          <table:table-cell office:value-type="string">
            <text:p>RUP + CMMI</text:p>
          </table:table-cell>
          <table:table-cell table:number-columns-repeated="1001"/>
        </table:table-row>
        <table:table-row table:style-name="ro7">
          <table:table-cell office:value-type="string">
            <text:p>X</text:p>
          </table:table-cell>
          <table:table-cell office:value-type="string">
            <text:p>Trimble, Jay and Webster, Christopher</text:p>
          </table:table-cell>
          <table:table-cell office:value-type="string">
            <text:p>2013</text:p>
          </table:table-cell>
          <table:table-cell office:value-type="string">
            <text:p>From Traditional, to Lean, to Agile Development: Finding the Optimal Software Engineering Cycle</text:p>
          </table:table-cell>
          <table:table-cell office:value-type="string">
            <text:p>-</text:p>
          </table:table-cell>
          <table:table-cell table:style-name="ce13"/>
          <table:table-cell table:style-name="ce18" office:value-type="string">
            <text:p>Exclude</text:p>
          </table:table-cell>
          <table:table-cell table:style-name="ce20"/>
          <table:table-cell table:style-name="ce18"/>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The team” mentioned. Less than 10 developers.</text:p>
          </table:table-cell>
          <table:table-cell/>
          <table:table-cell office:value-type="string">
            <text:p>NASA Ames Research Center</text:p>
          </table:table-cell>
          <table:table-cell office:value-type="string">
            <text:p>Aerospace solutions</text:p>
          </table:table-cell>
          <table:table-cell office:value-type="string">
            <text:p>Traditional</text:p>
          </table:table-cell>
          <table:table-cell table:number-columns-repeated="1002"/>
        </table:table-row>
        <table:table-row table:style-name="ro5">
          <table:table-cell office:value-type="string">
            <text:p>X</text:p>
          </table:table-cell>
          <table:table-cell office:value-type="string">
            <text:p>O'Connor, C.P.</text:p>
          </table:table-cell>
          <table:table-cell office:value-type="string">
            <text:p>2010</text:p>
          </table:table-cell>
          <table:table-cell office:value-type="string">
            <text:p>Letters from the edge of an agile transition</text:p>
          </table:table-cell>
          <table:table-cell table:style-name="ce10" office:value-type="string">
            <text:p>X</text:p>
          </table:table-cell>
          <table:table-cell table:style-name="ce13"/>
          <table:table-cell table:style-name="ce18"/>
          <table:table-cell table:style-name="ce20"/>
          <table:table-cell table:style-name="ce18"/>
          <table:table-cell/>
          <table:table-cell office:value-type="string">
            <text:p>SW company</text:p>
          </table:table-cell>
          <table:table-cell office:value-type="string">
            <text:p>Personal experience report</text:p>
          </table:table-cell>
          <table:table-cell table:number-columns-repeated="3"/>
          <table:table-cell office:value-type="string">
            <text:p>Gale</text:p>
          </table:table-cell>
          <table:table-cell office:value-type="string">
            <text:p>Online services</text:p>
          </table:table-cell>
          <table:table-cell table:number-columns-repeated="1003"/>
        </table:table-row>
        <table:table-row table:style-name="ro18" table:number-rows-repeated="1048403">
          <table:table-cell table:number-columns-repeated="1020"/>
        </table:table-row>
        <table:table-row table:style-name="ro18">
          <table:table-cell table:number-columns-repeated="1020"/>
        </table:table-row>
      </table:table>
      <table:table table:name="Sheet2" table:style-name="ta1">
        <table:table-column table:style-name="co20" table:default-cell-style-name="Default"/>
        <table:table-column table:style-name="co21" table:default-cell-style-name="Default"/>
        <table:table-column table:style-name="co22" table:default-cell-style-name="Default"/>
        <table:table-column table:style-name="co23" table:number-columns-repeated="2" table:default-cell-style-name="Default"/>
        <table:table-column table:style-name="co23" table:default-cell-style-name="ce3"/>
        <table:table-column table:style-name="co23" table:number-columns-repeated="1018" table:default-cell-style-name="Default"/>
        <table:table-row table:style-name="ro18">
          <table:table-cell table:number-columns-repeated="5"/>
          <table:table-cell table:style-name="ce2"/>
          <table:table-cell table:number-columns-repeated="1018"/>
        </table:table-row>
        <table:table-row table:style-name="ro18" table:number-rows-repeated="2">
          <table:table-cell table:number-columns-repeated="1024"/>
        </table:table-row>
        <table:table-row table:style-name="ro18">
          <table:table-cell table:style-name="ce26"/>
          <table:table-cell table:style-name="ce26" office:value-type="string">
            <text:p>Marking</text:p>
          </table:table-cell>
          <table:table-cell table:style-name="ce26" office:value-type="string">
            <text:p>Number of articles</text:p>
          </table:table-cell>
          <table:table-cell table:style-name="ce26" table:number-columns-repeated="2"/>
          <table:table-cell table:style-name="ce2"/>
          <table:table-cell table:style-name="ce26" table:number-columns-repeated="1018"/>
        </table:table-row>
        <table:table-row table:style-name="ro18">
          <table:table-cell/>
          <table:table-cell office:value-type="string">
            <text:p>X</text:p>
          </table:table-cell>
          <table:table-cell table:formula="of:=COUNTIF([Sheet1.E2:.E200];&quot;=X&quot;)" office:value-type="float" office:value="34">
            <text:p>34</text:p>
          </table:table-cell>
          <table:table-cell table:number-columns-repeated="2"/>
          <table:table-cell table:style-name="ce2"/>
          <table:table-cell table:number-columns-repeated="1018"/>
        </table:table-row>
        <table:table-row table:style-name="ro18">
          <table:table-cell/>
          <table:table-cell office:value-type="string">
            <text:p>?</text:p>
          </table:table-cell>
          <table:table-cell table:formula="of:=COUNTIF([Sheet1.E2:.E200];&quot;=?&quot;)" office:value-type="float" office:value="46">
            <text:p>46</text:p>
          </table:table-cell>
          <table:table-cell table:number-columns-repeated="1021"/>
        </table:table-row>
        <table:table-row table:style-name="ro18">
          <table:table-cell/>
          <table:table-cell office:value-type="string">
            <text:p>-</text:p>
          </table:table-cell>
          <table:table-cell table:formula="of:=COUNTIF([Sheet1.E2:.E200];&quot;=-&quot;)" office:value-type="float" office:value="79">
            <text:p>79</text:p>
          </table:table-cell>
          <table:table-cell table:number-columns-repeated="1021"/>
        </table:table-row>
        <table:table-row table:style-name="ro18" table:number-rows-repeated="40">
          <table:table-cell table:number-columns-repeated="1024"/>
        </table:table-row>
        <table:table-row table:style-name="ro18" table:number-rows-repeated="5">
          <table:table-cell table:number-columns-repeated="5"/>
          <table:table-cell table:style-name="ce2"/>
          <table:table-cell table:number-columns-repeated="1018"/>
        </table:table-row>
        <table:table-row table:style-name="ro18" table:number-rows-repeated="24">
          <table:table-cell table:number-columns-repeated="1024"/>
        </table:table-row>
        <table:table-row table:style-name="ro18" table:number-rows-repeated="60">
          <table:table-cell table:number-columns-repeated="5"/>
          <table:table-cell table:style-name="Default"/>
          <table:table-cell table:number-columns-repeated="1018"/>
        </table:table-row>
        <table:table-row table:style-name="ro18" table:number-rows-repeated="1048439">
          <table:table-cell table:number-columns-repeated="1024"/>
        </table:table-row>
        <table:table-row table:style-name="ro18">
          <table:table-cell table:number-columns-repeated="1024"/>
        </table:table-row>
      </table:table>
      <table:database-ranges>
        <table:database-range table:name="__Anonymous_Sheet_DB__0" table:target-range-address="Sheet1.B1:Sheet1.S161"/>
        <table:database-range table:name="__Anonymous_Sheet_DB__1" table:target-range-address="Sheet2.F1:Sheet2.F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NimbusRomNo9L-Regu" svg:font-family="NimbusRomNo9L-Regu"/>
    <style:font-face style:name="F" svg:font-family="" style:font-family-generic="roman"/>
    <style:font-face style:name="TimesNewRoman" svg:font-family="TimesNew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i" fo:country="FI"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number:text>
      <number:number number:decimal-places="0" number:min-integer-digits="1" number:grouping="true"/>
      <number:text> </number:text>
    </number:number-style>
    <number:number-style style:name="N139">
      <number:text>($</number:text>
      <number:number number:decimal-places="0" number:min-integer-digits="1" number:grouping="true"/>
      <number:text>)</number:text>
      <style:map style:condition="value()&gt;=0" style:apply-style-name="N139P0"/>
    </number:number-style>
    <number:number-style style:name="N140P0" style:volatile="true">
      <number:text>$</number:text>
      <number:number number:decimal-places="0" number:min-integer-digits="1" number:grouping="true"/>
      <number:text> </number:text>
    </number:number-style>
    <number:number-style style:name="N140">
      <style:text-properties fo:color="#ff0000"/>
      <number:text>($</number:text>
      <number:number number:decimal-places="0" number:min-integer-digits="1" number:grouping="true"/>
      <number:text>)</number:text>
      <style:map style:condition="value()&gt;=0" style:apply-style-name="N140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i" number:country="FI">€</number:currency-symbol>
    </number:currency-style>
    <number:currency-style style:name="N16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60P0"/>
    </number:currency-style>
    <style:style style:name="Default" style:family="table-cell">
      <style:table-cell-properties style:rotation-align="none"/>
      <style:text-properties fo:color="#000000" style:font-name="Arial1" fo:font-size="11pt" style:font-name-asian="Droid Sans"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first-page-number="continue" style:writing-mode="lr-tb"/>
      <style:header-style>
        <style:header-footer-properties fo:min-height="0.751cm" fo:margin-left="1.9cm" fo:margin-right="1.9cm" fo:margin-bottom="0.612cm"/>
      </style:header-style>
      <style:footer-style>
        <style:header-footer-properties fo:min-height="0.751cm" fo:margin-left="1.9cm" fo:margin-right="1.9cm" fo:margin-top="0.612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5">05.11.2013</text:date>, <text:time>12:39:59</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OpenOffice.org/3.4.1$Win32 OpenOffice.org_project/341m1$Build-9593</meta:generator>
    <dc:date>2013-11-05T12:39:59.58</dc:date>
    <meta:editing-duration>P9DT2H39M53S</meta:editing-duration>
    <meta:editing-cycles>1066</meta:editing-cycles>
    <meta:printed-by>Kim Dikert</meta:printed-by>
    <meta:print-date>2013-05-15T00:23:21</meta:print-date>
    <meta:document-statistic meta:table-count="2" meta:cell-count="2647" meta:object-count="0"/>
  </office:meta>
</office:document-meta>
</file>